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>
        <table:iteration table:steps="1" table:maximum-difference="1"/>
      </table:calculation-settings>
      <table:table table:name="poly" table:style-name="ta1">
        <table:shapes>
          <draw:frame draw:z-index="0" draw:style-name="gr1" draw:text-style-name="P1" svg:width="383.56mm" svg:height="215.74mm" svg:x="68.74mm" svg:y="1mm">
            <draw:object draw:notify-on-update-of-ranges="poly.A3:poly.A3 poly.A4:poly.A103 poly.B3:poly.B3 poly.B4:poly.B103 poly.A3:poly.A3 poly.A4:poly.A103 poly.C3:poly.C3 poly.C4:poly.C10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(x) := 5*x*x – 3*x+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=1.1595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ed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learned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44" calcext:value-type="float">
            <text:p>144</text:p>
          </table:table-cell>
          <table:table-cell office:value-type="float" office:value="143.02255" calcext:value-type="float">
            <text:p>143.02255</text:p>
          </table:table-cell>
        </table:table-row>
        <table:table-row table:style-name="ro1">
          <table:table-cell office:value-type="float" office:value="-4.8" calcext:value-type="float">
            <text:p>-4.8</text:p>
          </table:table-cell>
          <table:table-cell office:value-type="float" office:value="133.6" calcext:value-type="float">
            <text:p>133.6</text:p>
          </table:table-cell>
          <table:table-cell office:value-type="float" office:value="133.45067" calcext:value-type="float">
            <text:p>133.45067</text:p>
          </table:table-cell>
        </table:table-row>
        <table:table-row table:style-name="ro1">
          <table:table-cell office:value-type="float" office:value="-4.6" calcext:value-type="float">
            <text:p>-4.6</text:p>
          </table:table-cell>
          <table:table-cell office:value-type="float" office:value="123.6" calcext:value-type="float">
            <text:p>123.6</text:p>
          </table:table-cell>
          <table:table-cell office:value-type="float" office:value="123.87879" calcext:value-type="float">
            <text:p>123.87879</text:p>
          </table:table-cell>
        </table:table-row>
        <table:table-row table:style-name="ro1">
          <table:table-cell office:value-type="float" office:value="-4.4" calcext:value-type="float">
            <text:p>-4.4</text:p>
          </table:table-cell>
          <table:table-cell office:value-type="float" office:value="114" calcext:value-type="float">
            <text:p>114</text:p>
          </table:table-cell>
          <table:table-cell office:value-type="float" office:value="114.30691" calcext:value-type="float">
            <text:p>114.30691</text:p>
          </table:table-cell>
        </table:table-row>
        <table:table-row table:style-name="ro1">
          <table:table-cell office:value-type="float" office:value="-4.2" calcext:value-type="float">
            <text:p>-4.2</text:p>
          </table:table-cell>
          <table:table-cell office:value-type="float" office:value="104.8" calcext:value-type="float">
            <text:p>104.8</text:p>
          </table:table-cell>
          <table:table-cell office:value-type="float" office:value="104.73499" calcext:value-type="float">
            <text:p>104.73499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96" calcext:value-type="float">
            <text:p>96</text:p>
          </table:table-cell>
          <table:table-cell office:value-type="float" office:value="95.163124" calcext:value-type="float">
            <text:p>95.163124</text:p>
          </table:table-cell>
        </table:table-row>
        <table:table-row table:style-name="ro1">
          <table:table-cell office:value-type="float" office:value="-3.8" calcext:value-type="float">
            <text:p>-3.8</text:p>
          </table:table-cell>
          <table:table-cell office:value-type="float" office:value="87.6" calcext:value-type="float">
            <text:p>87.6</text:p>
          </table:table-cell>
          <table:table-cell office:value-type="float" office:value="87.003174" calcext:value-type="float">
            <text:p>87.003174</text:p>
          </table:table-cell>
        </table:table-row>
        <table:table-row table:style-name="ro1">
          <table:table-cell office:value-type="float" office:value="-3.6" calcext:value-type="float">
            <text:p>-3.6</text:p>
          </table:table-cell>
          <table:table-cell office:value-type="float" office:value="79.6" calcext:value-type="float">
            <text:p>79.6</text:p>
          </table:table-cell>
          <table:table-cell office:value-type="float" office:value="79.8039" calcext:value-type="float">
            <text:p>79.8039</text:p>
          </table:table-cell>
        </table:table-row>
        <table:table-row table:style-name="ro1">
          <table:table-cell office:value-type="float" office:value="-3.4" calcext:value-type="float">
            <text:p>-3.4</text:p>
          </table:table-cell>
          <table:table-cell office:value-type="float" office:value="72" calcext:value-type="float">
            <text:p>72</text:p>
          </table:table-cell>
          <table:table-cell office:value-type="float" office:value="72.60464" calcext:value-type="float">
            <text:p>72.60464</text:p>
          </table:table-cell>
        </table:table-row>
        <table:table-row table:style-name="ro1">
          <table:table-cell office:value-type="float" office:value="-3.2" calcext:value-type="float">
            <text:p>-3.2</text:p>
          </table:table-cell>
          <table:table-cell office:value-type="float" office:value="64.8" calcext:value-type="float">
            <text:p>64.8</text:p>
          </table:table-cell>
          <table:table-cell office:value-type="float" office:value="65.405365" calcext:value-type="float">
            <text:p>65.40536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58" calcext:value-type="float">
            <text:p>58</text:p>
          </table:table-cell>
          <table:table-cell office:value-type="float" office:value="58.206104" calcext:value-type="float">
            <text:p>58.206104</text:p>
          </table:table-cell>
        </table:table-row>
        <table:table-row table:style-name="ro1">
          <table:table-cell office:value-type="float" office:value="-2.8" calcext:value-type="float">
            <text:p>-2.8</text:p>
          </table:table-cell>
          <table:table-cell office:value-type="float" office:value="51.6" calcext:value-type="float">
            <text:p>51.6</text:p>
          </table:table-cell>
          <table:table-cell office:value-type="float" office:value="51.006824" calcext:value-type="float">
            <text:p>51.006824</text:p>
          </table:table-cell>
        </table:table-row>
        <table:table-row table:style-name="ro1">
          <table:table-cell office:value-type="float" office:value="-2.6" calcext:value-type="float">
            <text:p>-2.6</text:p>
          </table:table-cell>
          <table:table-cell office:value-type="float" office:value="45.6" calcext:value-type="float">
            <text:p>45.6</text:p>
          </table:table-cell>
          <table:table-cell office:value-type="float" office:value="45.417618" calcext:value-type="float">
            <text:p>45.417618</text:p>
          </table:table-cell>
        </table:table-row>
        <table:table-row table:style-name="ro1">
          <table:table-cell office:value-type="float" office:value="-2.4" calcext:value-type="float">
            <text:p>-2.4</text:p>
          </table:table-cell>
          <table:table-cell office:value-type="float" office:value="40" calcext:value-type="float">
            <text:p>40</text:p>
          </table:table-cell>
          <table:table-cell office:value-type="float" office:value="40.2187" calcext:value-type="float">
            <text:p>40.2187</text:p>
          </table:table-cell>
        </table:table-row>
        <table:table-row table:style-name="ro1">
          <table:table-cell office:value-type="float" office:value="-2.2" calcext:value-type="float">
            <text:p>-2.2</text:p>
          </table:table-cell>
          <table:table-cell office:value-type="float" office:value="34.8" calcext:value-type="float">
            <text:p>34.8</text:p>
          </table:table-cell>
          <table:table-cell office:value-type="float" office:value="35.019775" calcext:value-type="float">
            <text:p>35.01977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29.820848" calcext:value-type="float">
            <text:p>29.820848</text:p>
          </table:table-cell>
        </table:table-row>
        <table:table-row table:style-name="ro1">
          <table:table-cell office:value-type="float" office:value="-1.8" calcext:value-type="float">
            <text:p>-1.8</text:p>
          </table:table-cell>
          <table:table-cell office:value-type="float" office:value="25.6" calcext:value-type="float">
            <text:p>25.6</text:p>
          </table:table-cell>
          <table:table-cell office:value-type="float" office:value="25.440208" calcext:value-type="float">
            <text:p>25.440208</text:p>
          </table:table-cell>
        </table:table-row>
        <table:table-row table:style-name="ro1">
          <table:table-cell office:value-type="float" office:value="-1.6" calcext:value-type="float">
            <text:p>-1.6</text:p>
          </table:table-cell>
          <table:table-cell office:value-type="float" office:value="21.6" calcext:value-type="float">
            <text:p>21.6</text:p>
          </table:table-cell>
          <table:table-cell office:value-type="float" office:value="21.790335" calcext:value-type="float">
            <text:p>21.790335</text:p>
          </table:table-cell>
        </table:table-row>
        <table:table-row table:style-name="ro1">
          <table:table-cell office:value-type="float" office:value="-1.4" calcext:value-type="float">
            <text:p>-1.4</text:p>
          </table:table-cell>
          <table:table-cell office:value-type="float" office:value="18" calcext:value-type="float">
            <text:p>18</text:p>
          </table:table-cell>
          <table:table-cell office:value-type="float" office:value="18.14046" calcext:value-type="float">
            <text:p>18.14046</text:p>
          </table:table-cell>
        </table:table-row>
        <table:table-row table:style-name="ro1">
          <table:table-cell office:value-type="float" office:value="-1.2" calcext:value-type="float">
            <text:p>-1.2</text:p>
          </table:table-cell>
          <table:table-cell office:value-type="float" office:value="14.8" calcext:value-type="float">
            <text:p>14.8</text:p>
          </table:table-cell>
          <table:table-cell office:value-type="float" office:value="14.490589" calcext:value-type="float">
            <text:p>14.49058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11.7983" calcext:value-type="float">
            <text:p>11.7983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9.6" calcext:value-type="float">
            <text:p>9.6</text:p>
          </table:table-cell>
          <table:table-cell office:value-type="float" office:value="9.739542" calcext:value-type="float">
            <text:p>9.739542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7.6" calcext:value-type="float">
            <text:p>7.6</text:p>
          </table:table-cell>
          <table:table-cell office:value-type="float" office:value="7.9995856" calcext:value-type="float">
            <text:p>7.9995856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6" calcext:value-type="float">
            <text:p>6</text:p>
          </table:table-cell>
          <table:table-cell office:value-type="float" office:value="6.9168324" calcext:value-type="float">
            <text:p>6.9168324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4.8" calcext:value-type="float">
            <text:p>4.8</text:p>
          </table:table-cell>
          <table:table-cell office:value-type="float" office:value="5.8340783" calcext:value-type="float">
            <text:p>5.83407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.751325" calcext:value-type="float">
            <text:p>4.75132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.6" calcext:value-type="float">
            <text:p>3.6</text:p>
          </table:table-cell>
          <table:table-cell office:value-type="float" office:value="3.668571" calcext:value-type="float">
            <text:p>3.66857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2.5858192" calcext:value-type="float">
            <text:p>2.585819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1.5030656" calcext:value-type="float">
            <text:p>1.503065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.8" calcext:value-type="float">
            <text:p>4.8</text:p>
          </table:table-cell>
          <table:table-cell office:value-type="float" office:value="3.3446789" calcext:value-type="float">
            <text:p>3.34467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.658319" calcext:value-type="float">
            <text:p>5.65831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7.6" calcext:value-type="float">
            <text:p>7.6</text:p>
          </table:table-cell>
          <table:table-cell office:value-type="float" office:value="7.9719605" calcext:value-type="float">
            <text:p>7.971960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9.6" calcext:value-type="float">
            <text:p>9.6</text:p>
          </table:table-cell>
          <table:table-cell office:value-type="float" office:value="10.2856045" calcext:value-type="float">
            <text:p>10.285604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2" calcext:value-type="float">
            <text:p>12</text:p>
          </table:table-cell>
          <table:table-cell office:value-type="float" office:value="12.599245" calcext:value-type="float">
            <text:p>12.59924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4.8" calcext:value-type="float">
            <text:p>14.8</text:p>
          </table:table-cell>
          <table:table-cell office:value-type="float" office:value="15.431482" calcext:value-type="float">
            <text:p>15.4314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8.827879" calcext:value-type="float">
            <text:p>18.82787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1.6" calcext:value-type="float">
            <text:p>21.6</text:p>
          </table:table-cell>
          <table:table-cell office:value-type="float" office:value="22.224277" calcext:value-type="float">
            <text:p>22.22427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5.6" calcext:value-type="float">
            <text:p>25.6</text:p>
          </table:table-cell>
          <table:table-cell office:value-type="float" office:value="25.620672" calcext:value-type="float">
            <text:p>25.620672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30" calcext:value-type="float">
            <text:p>30</text:p>
          </table:table-cell>
          <table:table-cell office:value-type="float" office:value="29.017065" calcext:value-type="float">
            <text:p>29.017065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34.8" calcext:value-type="float">
            <text:p>34.8</text:p>
          </table:table-cell>
          <table:table-cell office:value-type="float" office:value="33.913563" calcext:value-type="float">
            <text:p>33.9135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9.808865" calcext:value-type="float">
            <text:p>39.808865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45.6" calcext:value-type="float">
            <text:p>45.6</text:p>
          </table:table-cell>
          <table:table-cell office:value-type="float" office:value="45.704178" calcext:value-type="float">
            <text:p>45.704178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51.6" calcext:value-type="float">
            <text:p>51.6</text:p>
          </table:table-cell>
          <table:table-cell office:value-type="float" office:value="51.599487" calcext:value-type="float">
            <text:p>51.599487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58" calcext:value-type="float">
            <text:p>58</text:p>
          </table:table-cell>
          <table:table-cell office:value-type="float" office:value="57.956913" calcext:value-type="float">
            <text:p>57.956913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64.8" calcext:value-type="float">
            <text:p>64.8</text:p>
          </table:table-cell>
          <table:table-cell office:value-type="float" office:value="65.100945" calcext:value-type="float">
            <text:p>65.1009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72.10358" calcext:value-type="float">
            <text:p>72.1035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79.6" calcext:value-type="float">
            <text:p>79.6</text:p>
          </table:table-cell>
          <table:table-cell office:value-type="float" office:value="79.58874" calcext:value-type="float">
            <text:p>79.5887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87.6" calcext:value-type="float">
            <text:p>87.6</text:p>
          </table:table-cell>
          <table:table-cell office:value-type="float" office:value="87.40372" calcext:value-type="float">
            <text:p>87.40372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96" calcext:value-type="float">
            <text:p>96</text:p>
          </table:table-cell>
          <table:table-cell office:value-type="float" office:value="95.59898" calcext:value-type="float">
            <text:p>95.59898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04.8" calcext:value-type="float">
            <text:p>104.8</text:p>
          </table:table-cell>
          <table:table-cell office:value-type="float" office:value="105.083" calcext:value-type="float">
            <text:p>105.0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float" office:value="114.56701" calcext:value-type="float">
            <text:p>114.56701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23.6" calcext:value-type="float">
            <text:p>123.6</text:p>
          </table:table-cell>
          <table:table-cell office:value-type="float" office:value="124.05099" calcext:value-type="float">
            <text:p>124.05099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33.6" calcext:value-type="float">
            <text:p>133.6</text:p>
          </table:table-cell>
          <table:table-cell office:value-type="float" office:value="133.53502" calcext:value-type="float">
            <text:p>133.53502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44" calcext:value-type="float">
            <text:p>144</text:p>
          </table:table-cell>
          <table:table-cell office:value-type="float" office:value="143.01903" calcext:value-type="float">
            <text:p>143.0190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54.8" calcext:value-type="float">
            <text:p>154.8</text:p>
          </table:table-cell>
          <table:table-cell office:value-type="float" office:value="153.79996" calcext:value-type="float">
            <text:p>153.799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 office:value-type="float" office:value="165.99042" calcext:value-type="float">
            <text:p>165.99042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77.6" calcext:value-type="float">
            <text:p>177.6</text:p>
          </table:table-cell>
          <table:table-cell office:value-type="float" office:value="178.18091" calcext:value-type="float">
            <text:p>178.18091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89.6" calcext:value-type="float">
            <text:p>189.6</text:p>
          </table:table-cell>
          <table:table-cell office:value-type="float" office:value="190.3714" calcext:value-type="float">
            <text:p>190.3714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202" calcext:value-type="float">
            <text:p>202</text:p>
          </table:table-cell>
          <table:table-cell office:value-type="float" office:value="202.56186" calcext:value-type="float">
            <text:p>202.56186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14.8" calcext:value-type="float">
            <text:p>214.8</text:p>
          </table:table-cell>
          <table:table-cell office:value-type="float" office:value="214.75235" calcext:value-type="float">
            <text:p>214.752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office:value-type="float" office:value="226.94286" calcext:value-type="float">
            <text:p>226.94286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241.6" calcext:value-type="float">
            <text:p>241.6</text:p>
          </table:table-cell>
          <table:table-cell office:value-type="float" office:value="240.20009" calcext:value-type="float">
            <text:p>240.20009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55.6" calcext:value-type="float">
            <text:p>255.6</text:p>
          </table:table-cell>
          <table:table-cell office:value-type="float" office:value="255.4111" calcext:value-type="float">
            <text:p>255.4111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270" calcext:value-type="float">
            <text:p>270</text:p>
          </table:table-cell>
          <table:table-cell office:value-type="float" office:value="270.62204" calcext:value-type="float">
            <text:p>270.62204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284.8" calcext:value-type="float">
            <text:p>284.8</text:p>
          </table:table-cell>
          <table:table-cell office:value-type="float" office:value="285.8331" calcext:value-type="float">
            <text:p>285.83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301.04404" calcext:value-type="float">
            <text:p>301.04404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315.6" calcext:value-type="float">
            <text:p>315.6</text:p>
          </table:table-cell>
          <table:table-cell office:value-type="float" office:value="316.255" calcext:value-type="float">
            <text:p>316.255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331.6" calcext:value-type="float">
            <text:p>331.6</text:p>
          </table:table-cell>
          <table:table-cell office:value-type="float" office:value="331.46597" calcext:value-type="float">
            <text:p>331.46597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348" calcext:value-type="float">
            <text:p>348</text:p>
          </table:table-cell>
          <table:table-cell office:value-type="float" office:value="346.67703" calcext:value-type="float">
            <text:p>346.67703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364.8" calcext:value-type="float">
            <text:p>364.8</text:p>
          </table:table-cell>
          <table:table-cell office:value-type="float" office:value="362.4363" calcext:value-type="float">
            <text:p>362.43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2" calcext:value-type="float">
            <text:p>382</text:p>
          </table:table-cell>
          <table:table-cell office:value-type="float" office:value="381.24377" calcext:value-type="float">
            <text:p>381.24377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399.6" calcext:value-type="float">
            <text:p>399.6</text:p>
          </table:table-cell>
          <table:table-cell office:value-type="float" office:value="400.05124" calcext:value-type="float">
            <text:p>400.05124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417.6" calcext:value-type="float">
            <text:p>417.6</text:p>
          </table:table-cell>
          <table:table-cell office:value-type="float" office:value="418.85867" calcext:value-type="float">
            <text:p>418.85867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436" calcext:value-type="float">
            <text:p>436</text:p>
          </table:table-cell>
          <table:table-cell office:value-type="float" office:value="437.6662" calcext:value-type="float">
            <text:p>437.6662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454.8" calcext:value-type="float">
            <text:p>454.8</text:p>
          </table:table-cell>
          <table:table-cell office:value-type="float" office:value="456.47366" calcext:value-type="float">
            <text:p>456.473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4" calcext:value-type="float">
            <text:p>474</text:p>
          </table:table-cell>
          <table:table-cell office:value-type="float" office:value="475.28113" calcext:value-type="float">
            <text:p>475.28113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493.6" calcext:value-type="float">
            <text:p>493.6</text:p>
          </table:table-cell>
          <table:table-cell office:value-type="float" office:value="494.08853" calcext:value-type="float">
            <text:p>494.08853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513.6" calcext:value-type="float">
            <text:p>513.6</text:p>
          </table:table-cell>
          <table:table-cell office:value-type="float" office:value="512.896" calcext:value-type="float">
            <text:p>512.896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534" calcext:value-type="float">
            <text:p>534</text:p>
          </table:table-cell>
          <table:table-cell office:value-type="float" office:value="531.7036" calcext:value-type="float">
            <text:p>531.7036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554.8" calcext:value-type="float">
            <text:p>554.8</text:p>
          </table:table-cell>
          <table:table-cell office:value-type="float" office:value="552.6661" calcext:value-type="float">
            <text:p>552.66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6" calcext:value-type="float">
            <text:p>576</text:p>
          </table:table-cell>
          <table:table-cell office:value-type="float" office:value="575.47437" calcext:value-type="float">
            <text:p>575.47437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597.6" calcext:value-type="float">
            <text:p>597.6</text:p>
          </table:table-cell>
          <table:table-cell office:value-type="float" office:value="598.28265" calcext:value-type="float">
            <text:p>598.28265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619.6" calcext:value-type="float">
            <text:p>619.6</text:p>
          </table:table-cell>
          <table:table-cell office:value-type="float" office:value="621.09094" calcext:value-type="float">
            <text:p>621.09094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642" calcext:value-type="float">
            <text:p>642</text:p>
          </table:table-cell>
          <table:table-cell office:value-type="float" office:value="643.89935" calcext:value-type="float">
            <text:p>643.89935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664.8" calcext:value-type="float">
            <text:p>664.8</text:p>
          </table:table-cell>
          <table:table-cell office:value-type="float" office:value="666.70764" calcext:value-type="float">
            <text:p>666.707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88" calcext:value-type="float">
            <text:p>688</text:p>
          </table:table-cell>
          <table:table-cell office:value-type="float" office:value="689.51587" calcext:value-type="float">
            <text:p>689.51587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711.6" calcext:value-type="float">
            <text:p>711.6</text:p>
          </table:table-cell>
          <table:table-cell office:value-type="float" office:value="712.3242" calcext:value-type="float">
            <text:p>712.3242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735.6" calcext:value-type="float">
            <text:p>735.6</text:p>
          </table:table-cell>
          <table:table-cell office:value-type="float" office:value="735.1325" calcext:value-type="float">
            <text:p>735.1325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760" calcext:value-type="float">
            <text:p>760</text:p>
          </table:table-cell>
          <table:table-cell office:value-type="float" office:value="757.94086" calcext:value-type="float">
            <text:p>757.94086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784.8" calcext:value-type="float">
            <text:p>784.8</text:p>
          </table:table-cell>
          <table:table-cell office:value-type="float" office:value="782.4916" calcext:value-type="float">
            <text:p>782.49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10" calcext:value-type="float">
            <text:p>810</text:p>
          </table:table-cell>
          <table:table-cell office:value-type="float" office:value="809.5034" calcext:value-type="float">
            <text:p>809.5034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835.6" calcext:value-type="float">
            <text:p>835.6</text:p>
          </table:table-cell>
          <table:table-cell office:value-type="float" office:value="836.5152" calcext:value-type="float">
            <text:p>836.5152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861.6" calcext:value-type="float">
            <text:p>861.6</text:p>
          </table:table-cell>
          <table:table-cell office:value-type="float" office:value="863.52704" calcext:value-type="float">
            <text:p>863.52704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888" calcext:value-type="float">
            <text:p>888</text:p>
          </table:table-cell>
          <table:table-cell office:value-type="float" office:value="890.53906" calcext:value-type="float">
            <text:p>890.53906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914.8" calcext:value-type="float">
            <text:p>914.8</text:p>
          </table:table-cell>
          <table:table-cell office:value-type="float" office:value="917.55084" calcext:value-type="float">
            <text:p>917.550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42" calcext:value-type="float">
            <text:p>942</text:p>
          </table:table-cell>
          <table:table-cell office:value-type="float" office:value="944.56274" calcext:value-type="float">
            <text:p>944.56274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969.6" calcext:value-type="float">
            <text:p>969.6</text:p>
          </table:table-cell>
          <table:table-cell office:value-type="float" office:value="971.57465" calcext:value-type="float">
            <text:p>971.57465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997.6" calcext:value-type="float">
            <text:p>997.6</text:p>
          </table:table-cell>
          <table:table-cell office:value-type="float" office:value="998.5864" calcext:value-type="float">
            <text:p>998.5864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026" calcext:value-type="float">
            <text:p>1026</text:p>
          </table:table-cell>
          <table:table-cell office:value-type="float" office:value="1025.5984" calcext:value-type="float">
            <text:p>1025.5984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054.8" calcext:value-type="float">
            <text:p>1054.8</text:p>
          </table:table-cell>
          <table:table-cell office:value-type="float" office:value="1052.6102" calcext:value-type="float">
            <text:p>1052.6102</text:p>
          </table:table-cell>
        </table:table-row>
      </table:table>
      <table:table table:name="sin" table:style-name="ta1">
        <table:shapes>
          <draw:frame draw:z-index="0" draw:style-name="gr1" draw:text-style-name="P1" svg:width="287.18mm" svg:height="177.7mm" svg:x="68.83mm" svg:y="1.06mm">
            <draw:object draw:notify-on-update-of-ranges="sin.A3:sin.A3 sin.A4:sin.A103 sin.B3:sin.B3 sin.B4:sin.B103 sin.A3:sin.A3 sin.A4:sin.A103 sin.C3:sin.C3 sin.C4:sin.C1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(x) := sin(x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=0.003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ed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learned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.9589243" calcext:value-type="float">
            <text:p>0.9589243</text:p>
          </table:table-cell>
          <table:table-cell office:value-type="float" office:value="0.95490396" calcext:value-type="float">
            <text:p>0.95490396</text:p>
          </table:table-cell>
        </table:table-row>
        <table:table-row table:style-name="ro1">
          <table:table-cell office:value-type="float" office:value="-4.8" calcext:value-type="float">
            <text:p>-4.8</text:p>
          </table:table-cell>
          <table:table-cell office:value-type="float" office:value="0.9961646" calcext:value-type="float">
            <text:p>0.9961646</text:p>
          </table:table-cell>
          <table:table-cell office:value-type="float" office:value="0.954862" calcext:value-type="float">
            <text:p>0.954862</text:p>
          </table:table-cell>
        </table:table-row>
        <table:table-row table:style-name="ro1">
          <table:table-cell office:value-type="float" office:value="-4.6" calcext:value-type="float">
            <text:p>-4.6</text:p>
          </table:table-cell>
          <table:table-cell office:value-type="float" office:value="0.993691" calcext:value-type="float">
            <text:p>0.993691</text:p>
          </table:table-cell>
          <table:table-cell office:value-type="float" office:value="0.9548193" calcext:value-type="float">
            <text:p>0.9548193</text:p>
          </table:table-cell>
        </table:table-row>
        <table:table-row table:style-name="ro1">
          <table:table-cell office:value-type="float" office:value="-4.4" calcext:value-type="float">
            <text:p>-4.4</text:p>
          </table:table-cell>
          <table:table-cell office:value-type="float" office:value="0.9516021" calcext:value-type="float">
            <text:p>0.9516021</text:p>
          </table:table-cell>
          <table:table-cell office:value-type="float" office:value="0.9547771" calcext:value-type="float">
            <text:p>0.9547771</text:p>
          </table:table-cell>
        </table:table-row>
        <table:table-row table:style-name="ro1">
          <table:table-cell office:value-type="float" office:value="-4.2" calcext:value-type="float">
            <text:p>-4.2</text:p>
          </table:table-cell>
          <table:table-cell office:value-type="float" office:value="0.8715758" calcext:value-type="float">
            <text:p>0.8715758</text:p>
          </table:table-cell>
          <table:table-cell office:value-type="float" office:value="0.8734392" calcext:value-type="float">
            <text:p>0.873439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.7568025" calcext:value-type="float">
            <text:p>0.7568025</text:p>
          </table:table-cell>
          <table:table-cell office:value-type="float" office:value="0.73559105" calcext:value-type="float">
            <text:p>0.73559105</text:p>
          </table:table-cell>
        </table:table-row>
        <table:table-row table:style-name="ro1">
          <table:table-cell office:value-type="float" office:value="-3.8" calcext:value-type="float">
            <text:p>-3.8</text:p>
          </table:table-cell>
          <table:table-cell office:value-type="float" office:value="0.6118579" calcext:value-type="float">
            <text:p>0.6118579</text:p>
          </table:table-cell>
          <table:table-cell office:value-type="float" office:value="0.5977427" calcext:value-type="float">
            <text:p>0.5977427</text:p>
          </table:table-cell>
        </table:table-row>
        <table:table-row table:style-name="ro1">
          <table:table-cell office:value-type="float" office:value="-3.6" calcext:value-type="float">
            <text:p>-3.6</text:p>
          </table:table-cell>
          <table:table-cell office:value-type="float" office:value="0.44252044" calcext:value-type="float">
            <text:p>0.44252044</text:p>
          </table:table-cell>
          <table:table-cell office:value-type="float" office:value="0.43025696" calcext:value-type="float">
            <text:p>0.43025696</text:p>
          </table:table-cell>
        </table:table-row>
        <table:table-row table:style-name="ro1">
          <table:table-cell office:value-type="float" office:value="-3.4" calcext:value-type="float">
            <text:p>-3.4</text:p>
          </table:table-cell>
          <table:table-cell office:value-type="float" office:value="0.25554112" calcext:value-type="float">
            <text:p>0.25554112</text:p>
          </table:table-cell>
          <table:table-cell office:value-type="float" office:value="0.24234307" calcext:value-type="float">
            <text:p>0.24234307</text:p>
          </table:table-cell>
        </table:table-row>
        <table:table-row table:style-name="ro1">
          <table:table-cell office:value-type="float" office:value="-3.2" calcext:value-type="float">
            <text:p>-3.2</text:p>
          </table:table-cell>
          <table:table-cell office:value-type="float" office:value="0.058374144" calcext:value-type="float">
            <text:p>0.058374144</text:p>
          </table:table-cell>
          <table:table-cell office:value-type="float" office:value="0.054428697" calcext:value-type="float">
            <text:p>0.054428697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0.14112" calcext:value-type="float">
            <text:p>-0.14112</text:p>
          </table:table-cell>
          <table:table-cell office:value-type="float" office:value="-0.13348544" calcext:value-type="float">
            <text:p>-0.13348544</text:p>
          </table:table-cell>
        </table:table-row>
        <table:table-row table:style-name="ro1">
          <table:table-cell office:value-type="float" office:value="-2.8" calcext:value-type="float">
            <text:p>-2.8</text:p>
          </table:table-cell>
          <table:table-cell office:value-type="float" office:value="-0.33498815" calcext:value-type="float">
            <text:p>-0.33498815</text:p>
          </table:table-cell>
          <table:table-cell office:value-type="float" office:value="-0.32140005" calcext:value-type="float">
            <text:p>-0.32140005</text:p>
          </table:table-cell>
        </table:table-row>
        <table:table-row table:style-name="ro1">
          <table:table-cell office:value-type="float" office:value="-2.6" calcext:value-type="float">
            <text:p>-2.6</text:p>
          </table:table-cell>
          <table:table-cell office:value-type="float" office:value="-0.5155014" calcext:value-type="float">
            <text:p>-0.5155014</text:p>
          </table:table-cell>
          <table:table-cell office:value-type="float" office:value="-0.5093142" calcext:value-type="float">
            <text:p>-0.5093142</text:p>
          </table:table-cell>
        </table:table-row>
        <table:table-row table:style-name="ro1">
          <table:table-cell office:value-type="float" office:value="-2.4" calcext:value-type="float">
            <text:p>-2.4</text:p>
          </table:table-cell>
          <table:table-cell office:value-type="float" office:value="-0.6754632" calcext:value-type="float">
            <text:p>-0.6754632</text:p>
          </table:table-cell>
          <table:table-cell office:value-type="float" office:value="-0.6972282" calcext:value-type="float">
            <text:p>-0.6972282</text:p>
          </table:table-cell>
        </table:table-row>
        <table:table-row table:style-name="ro1">
          <table:table-cell office:value-type="float" office:value="-2.2" calcext:value-type="float">
            <text:p>-2.2</text:p>
          </table:table-cell>
          <table:table-cell office:value-type="float" office:value="-0.8084964" calcext:value-type="float">
            <text:p>-0.8084964</text:p>
          </table:table-cell>
          <table:table-cell office:value-type="float" office:value="-0.8221046" calcext:value-type="float">
            <text:p>-0.8221046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0.9092974" calcext:value-type="float">
            <text:p>-0.9092974</text:p>
          </table:table-cell>
          <table:table-cell office:value-type="float" office:value="-0.89861155" calcext:value-type="float">
            <text:p>-0.89861155</text:p>
          </table:table-cell>
        </table:table-row>
        <table:table-row table:style-name="ro1">
          <table:table-cell office:value-type="float" office:value="-1.8" calcext:value-type="float">
            <text:p>-1.8</text:p>
          </table:table-cell>
          <table:table-cell office:value-type="float" office:value="-0.9738476" calcext:value-type="float">
            <text:p>-0.9738476</text:p>
          </table:table-cell>
          <table:table-cell office:value-type="float" office:value="-0.9751187" calcext:value-type="float">
            <text:p>-0.9751187</text:p>
          </table:table-cell>
        </table:table-row>
        <table:table-row table:style-name="ro1">
          <table:table-cell office:value-type="float" office:value="-1.6" calcext:value-type="float">
            <text:p>-1.6</text:p>
          </table:table-cell>
          <table:table-cell office:value-type="float" office:value="-0.9995736" calcext:value-type="float">
            <text:p>-0.9995736</text:p>
          </table:table-cell>
          <table:table-cell office:value-type="float" office:value="-1.010874" calcext:value-type="float">
            <text:p>-1.010874</text:p>
          </table:table-cell>
        </table:table-row>
        <table:table-row table:style-name="ro1">
          <table:table-cell office:value-type="float" office:value="-1.4" calcext:value-type="float">
            <text:p>-1.4</text:p>
          </table:table-cell>
          <table:table-cell office:value-type="float" office:value="-0.98544973" calcext:value-type="float">
            <text:p>-0.98544973</text:p>
          </table:table-cell>
          <table:table-cell office:value-type="float" office:value="-0.9871163" calcext:value-type="float">
            <text:p>-0.9871163</text:p>
          </table:table-cell>
        </table:table-row>
        <table:table-row table:style-name="ro1">
          <table:table-cell office:value-type="float" office:value="-1.2" calcext:value-type="float">
            <text:p>-1.2</text:p>
          </table:table-cell>
          <table:table-cell office:value-type="float" office:value="-0.9320391" calcext:value-type="float">
            <text:p>-0.9320391</text:p>
          </table:table-cell>
          <table:table-cell office:value-type="float" office:value="-0.92572314" calcext:value-type="float">
            <text:p>-0.9257231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84147096" calcext:value-type="float">
            <text:p>-0.84147096</text:p>
          </table:table-cell>
          <table:table-cell office:value-type="float" office:value="-0.8254589" calcext:value-type="float">
            <text:p>-0.8254589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0.7173561" calcext:value-type="float">
            <text:p>-0.7173561</text:p>
          </table:table-cell>
          <table:table-cell office:value-type="float" office:value="-0.7251942" calcext:value-type="float">
            <text:p>-0.7251942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0.5646425" calcext:value-type="float">
            <text:p>-0.5646425</text:p>
          </table:table-cell>
          <table:table-cell office:value-type="float" office:value="-0.564532" calcext:value-type="float">
            <text:p>-0.564532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0.38941833" calcext:value-type="float">
            <text:p>-0.38941833</text:p>
          </table:table-cell>
          <table:table-cell office:value-type="float" office:value="-0.3756659" calcext:value-type="float">
            <text:p>-0.3756659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0.19866933" calcext:value-type="float">
            <text:p>-0.19866933</text:p>
          </table:table-cell>
          <table:table-cell office:value-type="float" office:value="-0.18680096" calcext:value-type="float">
            <text:p>-0.186800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2065301" calcext:value-type="float">
            <text:p>0.00206530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9866933" calcext:value-type="float">
            <text:p>0.19866933</text:p>
          </table:table-cell>
          <table:table-cell office:value-type="float" office:value="0.19093144" calcext:value-type="float">
            <text:p>0.1909314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8941833" calcext:value-type="float">
            <text:p>0.38941833</text:p>
          </table:table-cell>
          <table:table-cell office:value-type="float" office:value="0.37979686" calcext:value-type="float">
            <text:p>0.3797968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5646425" calcext:value-type="float">
            <text:p>0.5646425</text:p>
          </table:table-cell>
          <table:table-cell office:value-type="float" office:value="0.568663" calcext:value-type="float">
            <text:p>0.56866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173561" calcext:value-type="float">
            <text:p>0.7173561</text:p>
          </table:table-cell>
          <table:table-cell office:value-type="float" office:value="0.7575289" calcext:value-type="float">
            <text:p>0.75752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4147096" calcext:value-type="float">
            <text:p>0.84147096</text:p>
          </table:table-cell>
          <table:table-cell office:value-type="float" office:value="0.89990604" calcext:value-type="float">
            <text:p>0.89990604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9320391" calcext:value-type="float">
            <text:p>0.9320391</text:p>
          </table:table-cell>
          <table:table-cell office:value-type="float" office:value="0.9347247" calcext:value-type="float">
            <text:p>0.934724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98544973" calcext:value-type="float">
            <text:p>0.98544973</text:p>
          </table:table-cell>
          <table:table-cell office:value-type="float" office:value="0.96954334" calcext:value-type="float">
            <text:p>0.96954334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9995736" calcext:value-type="float">
            <text:p>0.9995736</text:p>
          </table:table-cell>
          <table:table-cell office:value-type="float" office:value="1.0043625" calcext:value-type="float">
            <text:p>1.004362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9738476" calcext:value-type="float">
            <text:p>0.9738476</text:p>
          </table:table-cell>
          <table:table-cell office:value-type="float" office:value="1.0391814" calcext:value-type="float">
            <text:p>1.03918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092974" calcext:value-type="float">
            <text:p>0.9092974</text:p>
          </table:table-cell>
          <table:table-cell office:value-type="float" office:value="1.008128" calcext:value-type="float">
            <text:p>1.008128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8084964" calcext:value-type="float">
            <text:p>0.8084964</text:p>
          </table:table-cell>
          <table:table-cell office:value-type="float" office:value="0.83365333" calcext:value-type="float">
            <text:p>0.8336533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6754632" calcext:value-type="float">
            <text:p>0.6754632</text:p>
          </table:table-cell>
          <table:table-cell office:value-type="float" office:value="0.6591786" calcext:value-type="float">
            <text:p>0.6591786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5155014" calcext:value-type="float">
            <text:p>0.5155014</text:p>
          </table:table-cell>
          <table:table-cell office:value-type="float" office:value="0.48470306" calcext:value-type="float">
            <text:p>0.48470306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33498815" calcext:value-type="float">
            <text:p>0.33498815</text:p>
          </table:table-cell>
          <table:table-cell office:value-type="float" office:value="0.31022847" calcext:value-type="float">
            <text:p>0.310228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4112" calcext:value-type="float">
            <text:p>0.14112</text:p>
          </table:table-cell>
          <table:table-cell office:value-type="float" office:value="0.13575375" calcext:value-type="float">
            <text:p>0.13575375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-0.058374144" calcext:value-type="float">
            <text:p>-0.058374144</text:p>
          </table:table-cell>
          <table:table-cell office:value-type="float" office:value="-0.038721323" calcext:value-type="float">
            <text:p>-0.038721323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-0.25554112" calcext:value-type="float">
            <text:p>-0.25554112</text:p>
          </table:table-cell>
          <table:table-cell office:value-type="float" office:value="-0.21319628" calcext:value-type="float">
            <text:p>-0.21319628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-0.44252044" calcext:value-type="float">
            <text:p>-0.44252044</text:p>
          </table:table-cell>
          <table:table-cell office:value-type="float" office:value="-0.38767105" calcext:value-type="float">
            <text:p>-0.38767105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-0.6118579" calcext:value-type="float">
            <text:p>-0.6118579</text:p>
          </table:table-cell>
          <table:table-cell office:value-type="float" office:value="-0.5621458" calcext:value-type="float">
            <text:p>-0.56214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7568025" calcext:value-type="float">
            <text:p>-0.7568025</text:p>
          </table:table-cell>
          <table:table-cell office:value-type="float" office:value="-0.7366209" calcext:value-type="float">
            <text:p>-0.7366209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-0.8715758" calcext:value-type="float">
            <text:p>-0.8715758</text:p>
          </table:table-cell>
          <table:table-cell office:value-type="float" office:value="-0.86207235" calcext:value-type="float">
            <text:p>-0.8620723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-0.9516021" calcext:value-type="float">
            <text:p>-0.9516021</text:p>
          </table:table-cell>
          <table:table-cell office:value-type="float" office:value="-0.94908357" calcext:value-type="float">
            <text:p>-0.94908357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993691" calcext:value-type="float">
            <text:p>-0.993691</text:p>
          </table:table-cell>
          <table:table-cell office:value-type="float" office:value="-0.97211975" calcext:value-type="float">
            <text:p>-0.97211975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-0.9961646" calcext:value-type="float">
            <text:p>-0.9961646</text:p>
          </table:table-cell>
          <table:table-cell office:value-type="float" office:value="-0.9872038" calcext:value-type="float">
            <text:p>-0.98720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9589243" calcext:value-type="float">
            <text:p>-0.9589243</text:p>
          </table:table-cell>
          <table:table-cell office:value-type="float" office:value="-0.9262903" calcext:value-type="float">
            <text:p>-0.9262903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-0.8834547" calcext:value-type="float">
            <text:p>-0.8834547</text:p>
          </table:table-cell>
          <table:table-cell office:value-type="float" office:value="-0.8519908" calcext:value-type="float">
            <text:p>-0.8519908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-0.7727645" calcext:value-type="float">
            <text:p>-0.7727645</text:p>
          </table:table-cell>
          <table:table-cell office:value-type="float" office:value="-0.6907398" calcext:value-type="float">
            <text:p>-0.6907398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-0.63126665" calcext:value-type="float">
            <text:p>-0.63126665</text:p>
          </table:table-cell>
          <table:table-cell office:value-type="float" office:value="-0.52948993" calcext:value-type="float">
            <text:p>-0.5294899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-0.46460217" calcext:value-type="float">
            <text:p>-0.46460217</text:p>
          </table:table-cell>
          <table:table-cell office:value-type="float" office:value="-0.36823928" calcext:value-type="float">
            <text:p>-0.368239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2794155" calcext:value-type="float">
            <text:p>-0.2794155</text:p>
          </table:table-cell>
          <table:table-cell office:value-type="float" office:value="-0.20698881" calcext:value-type="float">
            <text:p>-0.20698881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-0.083089404" calcext:value-type="float">
            <text:p>-0.083089404</text:p>
          </table:table-cell>
          <table:table-cell office:value-type="float" office:value="-0.045739055" calcext:value-type="float">
            <text:p>-0.045739055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1165492" calcext:value-type="float">
            <text:p>0.1165492</text:p>
          </table:table-cell>
          <table:table-cell office:value-type="float" office:value="0.11551154" calcext:value-type="float">
            <text:p>0.11551154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31154135" calcext:value-type="float">
            <text:p>0.31154135</text:p>
          </table:table-cell>
          <table:table-cell office:value-type="float" office:value="0.27676225" calcext:value-type="float">
            <text:p>0.27676225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49411336" calcext:value-type="float">
            <text:p>0.49411336</text:p>
          </table:table-cell>
          <table:table-cell office:value-type="float" office:value="0.438012" calcext:value-type="float">
            <text:p>0.4380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69866" calcext:value-type="float">
            <text:p>0.6569866</text:p>
          </table:table-cell>
          <table:table-cell office:value-type="float" office:value="0.59926283" calcext:value-type="float">
            <text:p>0.59926283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79366785" calcext:value-type="float">
            <text:p>0.79366785</text:p>
          </table:table-cell>
          <table:table-cell office:value-type="float" office:value="0.7605127" calcext:value-type="float">
            <text:p>0.7605127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8987081" calcext:value-type="float">
            <text:p>0.8987081</text:p>
          </table:table-cell>
          <table:table-cell office:value-type="float" office:value="0.9217638" calcext:value-type="float">
            <text:p>0.9217638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96791965" calcext:value-type="float">
            <text:p>0.96791965</text:p>
          </table:table-cell>
          <table:table-cell office:value-type="float" office:value="1.0830139" calcext:value-type="float">
            <text:p>1.0830139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9985433" calcext:value-type="float">
            <text:p>0.9985433</text:p>
          </table:table-cell>
          <table:table-cell office:value-type="float" office:value="1.2442645" calcext:value-type="float">
            <text:p>1.24426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8935825" calcext:value-type="float">
            <text:p>0.98935825</text:p>
          </table:table-cell>
          <table:table-cell office:value-type="float" office:value="1.1784633" calcext:value-type="float">
            <text:p>1.1784633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0.9407306" calcext:value-type="float">
            <text:p>0.9407306</text:p>
          </table:table-cell>
          <table:table-cell office:value-type="float" office:value="1.0257567" calcext:value-type="float">
            <text:p>1.0257567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0.8545989" calcext:value-type="float">
            <text:p>0.8545989</text:p>
          </table:table-cell>
          <table:table-cell office:value-type="float" office:value="0.87305033" calcext:value-type="float">
            <text:p>0.87305033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7343971" calcext:value-type="float">
            <text:p>0.7343971</text:p>
          </table:table-cell>
          <table:table-cell office:value-type="float" office:value="0.7203431" calcext:value-type="float">
            <text:p>0.7203431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0.5849172" calcext:value-type="float">
            <text:p>0.5849172</text:p>
          </table:table-cell>
          <table:table-cell office:value-type="float" office:value="0.56763625" calcext:value-type="float">
            <text:p>0.567636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21185" calcext:value-type="float">
            <text:p>0.4121185</text:p>
          </table:table-cell>
          <table:table-cell office:value-type="float" office:value="0.41493" calcext:value-type="float">
            <text:p>0.41493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0.22288992" calcext:value-type="float">
            <text:p>0.22288992</text:p>
          </table:table-cell>
          <table:table-cell office:value-type="float" office:value="0.2622224" calcext:value-type="float">
            <text:p>0.2622224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0.024775425" calcext:value-type="float">
            <text:p>0.024775425</text:p>
          </table:table-cell>
          <table:table-cell office:value-type="float" office:value="0.109515786" calcext:value-type="float">
            <text:p>0.109515786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-0.17432678" calcext:value-type="float">
            <text:p>-0.17432678</text:p>
          </table:table-cell>
          <table:table-cell office:value-type="float" office:value="-0.043192506" calcext:value-type="float">
            <text:p>-0.043192506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-0.36647913" calcext:value-type="float">
            <text:p>-0.36647913</text:p>
          </table:table-cell>
          <table:table-cell office:value-type="float" office:value="-0.19589889" calcext:value-type="float">
            <text:p>-0.195898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5440211" calcext:value-type="float">
            <text:p>-0.5440211</text:p>
          </table:table-cell>
          <table:table-cell office:value-type="float" office:value="-0.348606" calcext:value-type="float">
            <text:p>-0.348606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-0.6998747" calcext:value-type="float">
            <text:p>-0.6998747</text:p>
          </table:table-cell>
          <table:table-cell office:value-type="float" office:value="-0.5013126" calcext:value-type="float">
            <text:p>-0.5013126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-0.82782644" calcext:value-type="float">
            <text:p>-0.82782644</text:p>
          </table:table-cell>
          <table:table-cell office:value-type="float" office:value="-0.65401995" calcext:value-type="float">
            <text:p>-0.65401995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-0.92277545" calcext:value-type="float">
            <text:p>-0.92277545</text:p>
          </table:table-cell>
          <table:table-cell office:value-type="float" office:value="-0.8067261" calcext:value-type="float">
            <text:p>-0.8067261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-0.9809362" calcext:value-type="float">
            <text:p>-0.9809362</text:p>
          </table:table-cell>
          <table:table-cell office:value-type="float" office:value="-0.9594332" calcext:value-type="float">
            <text:p>-0.95943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9999902" calcext:value-type="float">
            <text:p>-0.9999902</text:p>
          </table:table-cell>
          <table:table-cell office:value-type="float" office:value="-1.1121403" calcext:value-type="float">
            <text:p>-1.1121403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-0.9791777" calcext:value-type="float">
            <text:p>-0.9791777</text:p>
          </table:table-cell>
          <table:table-cell office:value-type="float" office:value="-1.0458161" calcext:value-type="float">
            <text:p>-1.0458161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-0.9193285" calcext:value-type="float">
            <text:p>-0.9193285</text:p>
          </table:table-cell>
          <table:table-cell office:value-type="float" office:value="-0.88184226" calcext:value-type="float">
            <text:p>-0.88184226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-0.8228286" calcext:value-type="float">
            <text:p>-0.8228286</text:p>
          </table:table-cell>
          <table:table-cell office:value-type="float" office:value="-0.71786845" calcext:value-type="float">
            <text:p>-0.71786845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-0.6935251" calcext:value-type="float">
            <text:p>-0.6935251</text:p>
          </table:table-cell>
          <table:table-cell office:value-type="float" office:value="-0.5538951" calcext:value-type="float">
            <text:p>-0.55389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53657293" calcext:value-type="float">
            <text:p>-0.53657293</text:p>
          </table:table-cell>
          <table:table-cell office:value-type="float" office:value="-0.38992226" calcext:value-type="float">
            <text:p>-0.38992226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-0.35822928" calcext:value-type="float">
            <text:p>-0.35822928</text:p>
          </table:table-cell>
          <table:table-cell office:value-type="float" office:value="-0.22594988" calcext:value-type="float">
            <text:p>-0.22594988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-0.16560417" calcext:value-type="float">
            <text:p>-0.16560417</text:p>
          </table:table-cell>
          <table:table-cell office:value-type="float" office:value="-0.061976552" calcext:value-type="float">
            <text:p>-0.061976552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0.033623047" calcext:value-type="float">
            <text:p>0.033623047</text:p>
          </table:table-cell>
          <table:table-cell office:value-type="float" office:value="0.1019963" calcext:value-type="float">
            <text:p>0.1019963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0.23150982" calcext:value-type="float">
            <text:p>0.23150982</text:p>
          </table:table-cell>
          <table:table-cell office:value-type="float" office:value="0.2659701" calcext:value-type="float">
            <text:p>0.26597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2016703" calcext:value-type="float">
            <text:p>0.42016703</text:p>
          </table:table-cell>
          <table:table-cell office:value-type="float" office:value="0.42994297" calcext:value-type="float">
            <text:p>0.42994297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0.5920735" calcext:value-type="float">
            <text:p>0.5920735</text:p>
          </table:table-cell>
          <table:table-cell office:value-type="float" office:value="0.5939163" calcext:value-type="float">
            <text:p>0.5939163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0.7403759" calcext:value-type="float">
            <text:p>0.7403759</text:p>
          </table:table-cell>
          <table:table-cell office:value-type="float" office:value="0.75788915" calcext:value-type="float">
            <text:p>0.75788915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0.8591618" calcext:value-type="float">
            <text:p>0.8591618</text:p>
          </table:table-cell>
          <table:table-cell office:value-type="float" office:value="0.8877562" calcext:value-type="float">
            <text:p>0.8877562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0.94369566" calcext:value-type="float">
            <text:p>0.94369566</text:p>
          </table:table-cell>
          <table:table-cell office:value-type="float" office:value="0.9025401" calcext:value-type="float">
            <text:p>0.90254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906074" calcext:value-type="float">
            <text:p>0.9906074</text:p>
          </table:table-cell>
          <table:table-cell office:value-type="float" office:value="0.917323" calcext:value-type="float">
            <text:p>0.917323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0.99802667" calcext:value-type="float">
            <text:p>0.99802667</text:p>
          </table:table-cell>
          <table:table-cell office:value-type="float" office:value="0.9321083" calcext:value-type="float">
            <text:p>0.9321083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0.9656578" calcext:value-type="float">
            <text:p>0.9656578</text:p>
          </table:table-cell>
          <table:table-cell office:value-type="float" office:value="0.94689167" calcext:value-type="float">
            <text:p>0.94689167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0.8947912" calcext:value-type="float">
            <text:p>0.8947912</text:p>
          </table:table-cell>
          <table:table-cell office:value-type="float" office:value="0.9616746" calcext:value-type="float">
            <text:p>0.9616746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0.78825206" calcext:value-type="float">
            <text:p>0.78825206</text:p>
          </table:table-cell>
          <table:table-cell office:value-type="float" office:value="0.97645795" calcext:value-type="float">
            <text:p>0.97645795</text:p>
          </table:table-cell>
        </table:table-row>
      </table:table>
      <table:table table:name="fib" table:style-name="ta1">
        <table:shapes>
          <draw:frame draw:z-index="0" draw:style-name="gr1" draw:text-style-name="P1" svg:width="383.56mm" svg:height="215.74mm" svg:x="68.74mm" svg:y="1mm">
            <draw:object draw:notify-on-update-of-ranges="fib.A3:fib.A102 fib.B2:fib.B2 fib.B3:fib.B102 fib.A3:fib.A102 fib.C2:fib.C2 fib.C3:fib.C1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f(n) := fib(n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trained</text:p>
          </table:table-cell>
          <table:table-cell table:style-name="Default" office:value-type="string" calcext:value-type="string">
            <text:p>target</text:p>
          </table:table-cell>
          <table:table-cell table:style-name="Default" office:value-type="string" calcext:value-type="string">
            <text:p>learn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E+00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.00E+00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0E+00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.00E+00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.00E+00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.00E+00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.30E+01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.10E+01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.40E+01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.50E+01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.90E+01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.44E+02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3" calcext:value-type="float">
            <text:p>2.33E+02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7" calcext:value-type="float">
            <text:p>3.77E+02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0" calcext:value-type="float">
            <text:p>6.10E+02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87" calcext:value-type="float">
            <text:p>9.87E+02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97" calcext:value-type="float">
            <text:p>1.60E+03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84" calcext:value-type="float">
            <text:p>2.58E+03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81" calcext:value-type="float">
            <text:p>4.18E+03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65" calcext:value-type="float">
            <text:p>6.77E+03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946" calcext:value-type="float">
            <text:p>1.09E+04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711" calcext:value-type="float">
            <text:p>1.77E+04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657" calcext:value-type="float">
            <text:p>2.87E+04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368" calcext:value-type="float">
            <text:p>4.64E+04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025" calcext:value-type="float">
            <text:p>7.50E+04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1393" calcext:value-type="float">
            <text:p>1.21E+05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6418" calcext:value-type="float">
            <text:p>1.96E+05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7811" calcext:value-type="float">
            <text:p>3.18E+05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14229" calcext:value-type="float">
            <text:p>5.14E+05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32040" calcext:value-type="float">
            <text:p>8.32E+05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46269" calcext:value-type="float">
            <text:p>1.35E+06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78309" calcext:value-type="float">
            <text:p>2.18E+06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24578" calcext:value-type="float">
            <text:p>3.52E+06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702887" calcext:value-type="float">
            <text:p>5.70E+06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227465" calcext:value-type="float">
            <text:p>9.23E+06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930352" calcext:value-type="float">
            <text:p>1.49E+07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4157817" calcext:value-type="float">
            <text:p>2.42E+07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088167" calcext:value-type="float">
            <text:p>3.91E+07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245984" calcext:value-type="float">
            <text:p>6.32E+07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2334152" calcext:value-type="float">
            <text:p>1.02E+08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5580147" calcext:value-type="float">
            <text:p>1.66E+08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67914309" calcext:value-type="float">
            <text:p>2.68E+08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33494435" calcext:value-type="float">
            <text:p>4.33E+08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01408680" calcext:value-type="float">
            <text:p>7.01E+08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34903158" calcext:value-type="float">
            <text:p>1.13E+09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36311924" calcext:value-type="float">
            <text:p>1.84E+09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971215167" calcext:value-type="float">
            <text:p>2.97E+09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807526921" calcext:value-type="float">
            <text:p>4.81E+09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778742429" calcext:value-type="float">
            <text:p>7.78E+09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586267985" calcext:value-type="float">
            <text:p>1.26E+10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365011096" calcext:value-type="float">
            <text:p>2.04E+10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2951280446" calcext:value-type="float">
            <text:p>3.30E+10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3316292906" calcext:value-type="float">
            <text:p>5.33E+10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6267567895" calcext:value-type="float">
            <text:p>8.63E+10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9583866257" calcext:value-type="float">
            <text:p>1.40E+11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5851428695" calcext:value-type="float">
            <text:p>2.26E+11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65435284039" calcext:value-type="float">
            <text:p>3.65E+11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1286690906" calcext:value-type="float">
            <text:p>5.91E+11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56722040428" calcext:value-type="float">
            <text:p>9.57E+11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48008818645" calcext:value-type="float">
            <text:p>1.55E+12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office:value-type="float" office:value="2504730771761" calcext:value-type="float">
            <text:p>2504730771761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office:value-type="float" office:value="4052739241160" calcext:value-type="float">
            <text:p>4052739241160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office:value-type="float" office:value="6557470187545" calcext:value-type="float">
            <text:p>6557470187545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office:value-type="float" office:value="10610210476443" calcext:value-type="float">
            <text:p>10610210476443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office:value-type="float" office:value="17167679965496" calcext:value-type="float">
            <text:p>17167679965496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office:value-type="float" office:value="27777889743447" calcext:value-type="float">
            <text:p>27777889743447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office:value-type="float" office:value="44945569708943" calcext:value-type="float">
            <text:p>44945569708943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office:value-type="float" office:value="72723459452391" calcext:value-type="float">
            <text:p>72723459452391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office:value-type="float" office:value="117669034749269" calcext:value-type="float">
            <text:p>117669034749269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office:value-type="float" office:value="190392494201660" calcext:value-type="float">
            <text:p>190392494201660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office:value-type="float" office:value="308061517775059" calcext:value-type="float">
            <text:p>308061517775059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office:value-type="float" office:value="498453989624977" calcext:value-type="float">
            <text:p>498453989624977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office:value-type="float" office:value="806515485048294" calcext:value-type="float">
            <text:p>806515485048294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office:value-type="float" office:value="1304969519376755" calcext:value-type="float">
            <text:p>1304969519376755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office:value-type="float" office:value="2111485004425049" calcext:value-type="float">
            <text:p>2111485004425049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office:value-type="float" office:value="3416454434394836" calcext:value-type="float">
            <text:p>3416454434394836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office:value-type="float" office:value="5527939438819885" calcext:value-type="float">
            <text:p>5527939438819885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office:value-type="float" office:value="8944394588470459" calcext:value-type="float">
            <text:p>8944394588470459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44723329544067E+016" calcext:value-type="float">
            <text:p>1.45E+16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34167289733887E+016" calcext:value-type="float">
            <text:p>2.34E+16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.78890619277954E+016" calcext:value-type="float">
            <text:p>3.79E+16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.1305793762207E+016" calcext:value-type="float">
            <text:p>6.13E+16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.91948585510254E+016" calcext:value-type="float">
            <text:p>9.92E+16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60500640869141E+017" calcext:value-type="float">
            <text:p>1.61E+17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.59695487976074E+017" calcext:value-type="float">
            <text:p>2.60E+17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.20196105957031E+017" calcext:value-type="float">
            <text:p>4.20E+17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.79891616821289E+017" calcext:value-type="float">
            <text:p>6.80E+17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10008776855469E+018" calcext:value-type="float">
            <text:p>1.10E+18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77997943115234E+018" calcext:value-type="float">
            <text:p>1.78E+18</text:p>
          </table:table-cell>
          <table:table-cell office:value-type="float" office:value="-1.46646778106689E+017" calcext:value-type="float">
            <text:p>-1.47E+1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88006701660156E+018" calcext:value-type="float">
            <text:p>2.88E+18</text:p>
          </table:table-cell>
          <table:table-cell office:value-type="float" office:value="1.02039788818359E+018" calcext:value-type="float">
            <text:p>1.02E+1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.66004626464844E+018" calcext:value-type="float">
            <text:p>4.66E+18</text:p>
          </table:table-cell>
          <table:table-cell office:value-type="float" office:value="4.89772082519531E+018" calcext:value-type="float">
            <text:p>4.90E+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.54011401367188E+018" calcext:value-type="float">
            <text:p>7.54E+18</text:p>
          </table:table-cell>
          <table:table-cell office:value-type="float" office:value="8.77504248046875E+018" calcext:value-type="float">
            <text:p>8.78E+1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22001599121094E+019" calcext:value-type="float">
            <text:p>1.22E+19</text:p>
          </table:table-cell>
          <table:table-cell office:value-type="float" office:value="1.26523637695313E+019" calcext:value-type="float">
            <text:p>1.27E+1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97402724609375E+019" calcext:value-type="float">
            <text:p>1.97E+19</text:p>
          </table:table-cell>
          <table:table-cell office:value-type="float" office:value="1.97088530273438E+019" calcext:value-type="float">
            <text:p>1.97E+1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.19404345703125E+019" calcext:value-type="float">
            <text:p>3.19E+19</text:p>
          </table:table-cell>
          <table:table-cell office:value-type="float" office:value="3.2042431640625E+019" calcext:value-type="float">
            <text:p>3.20E+1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.168070703125E+019" calcext:value-type="float">
            <text:p>5.17E+19</text:p>
          </table:table-cell>
          <table:table-cell office:value-type="float" office:value="6.77147109375E+019" calcext:value-type="float">
            <text:p>6.77E+1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.3621138671875E+019" calcext:value-type="float">
            <text:p>8.36E+19</text:p>
          </table:table-cell>
          <table:table-cell office:value-type="float" office:value="1.033870546875E+020" calcext:value-type="float">
            <text:p>1.03E+2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353018515625E+020" calcext:value-type="float">
            <text:p>1.35E+20</text:p>
          </table:table-cell>
          <table:table-cell office:value-type="float" office:value="1.39059421875E+020" calcext:value-type="float">
            <text:p>1.39E+2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.189230078125E+020" calcext:value-type="float">
            <text:p>2.19E+20</text:p>
          </table:table-cell>
          <table:table-cell office:value-type="float" office:value="1.747316484375E+020" calcext:value-type="float">
            <text:p>1.75E+20</text:p>
          </table:table-cell>
        </table:table-row>
      </table:table>
      <table:table table:name="wetter1" table:style-name="ta1">
        <table:shapes>
          <draw:frame draw:z-index="0" draw:style-name="gr1" draw:text-style-name="P1" svg:width="326.28mm" svg:height="200.81mm" svg:x="115.09mm" svg:y="181.68mm">
            <draw:object draw:notify-on-update-of-ranges="wetter1.A3:wetter1.A3 wetter1.A4:wetter1.A171 wetter1.B3:wetter1.B3 wetter1.B4:wetter1.B171 wetter1.C3:wetter1.C3 wetter1.C4:wetter1.C17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336.19mm" svg:height="163.62mm" svg:x="113.99mm" svg:y="10.09mm">
            <draw:object draw:notify-on-update-of-ranges="wetter1.D3:wetter1.D3 wetter1.D4:wetter1.D171 wetter1.E3:wetter1.E3 wetter1.E4:wetter1.E17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SE=31.7875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m25_06</text:p>
          </table:table-cell>
          <table:table-cell office:value-type="string" calcext:value-type="string">
            <text:p>pm25_12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pm25_12-pm25_06</text:p>
          </table:table-cell>
          <table:table-cell office:value-type="string" calcext:value-type="string">
            <text:p>learned-pm25_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7164404" calcext:value-type="float">
            <text:p>3.7164404</text:p>
          </table:table-cell>
          <table:table-cell office:value-type="float" office:value="1" calcext:value-type="float">
            <text:p>1</text:p>
          </table:table-cell>
          <table:table-cell office:value-type="float" office:value="1.71644043922424" calcext:value-type="float">
            <text:p>1.716440439224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.5" calcext:value-type="float">
            <text:p>19.5</text:p>
          </table:table-cell>
          <table:table-cell office:value-type="float" office:value="17.419373" calcext:value-type="float">
            <text:p>17.419373</text:p>
          </table:table-cell>
          <table:table-cell office:value-type="float" office:value="6.5" calcext:value-type="float">
            <text:p>6.5</text:p>
          </table:table-cell>
          <table:table-cell office:value-type="float" office:value="4.41937255859375" calcext:value-type="float">
            <text:p>4.4193725585937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.259326" calcext:value-type="float">
            <text:p>3.259326</text:p>
          </table:table-cell>
          <table:table-cell office:value-type="float" office:value="0.5" calcext:value-type="float">
            <text:p>0.5</text:p>
          </table:table-cell>
          <table:table-cell office:value-type="float" office:value="2.75932598114014" calcext:value-type="float">
            <text:p>2.75932598114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.394331" calcext:value-type="float">
            <text:p>4.394331</text:p>
          </table:table-cell>
          <table:table-cell office:value-type="float" office:value="-2" calcext:value-type="float">
            <text:p>-2</text:p>
          </table:table-cell>
          <table:table-cell office:value-type="float" office:value="1.39433097839355" calcext:value-type="float">
            <text:p>1.394330978393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1752067" calcext:value-type="float">
            <text:p>6.1752067</text:p>
          </table:table-cell>
          <table:table-cell office:value-type="float" office:value="1" calcext:value-type="float">
            <text:p>1</text:p>
          </table:table-cell>
          <table:table-cell office:value-type="float" office:value="0.175206661224365" calcext:value-type="float">
            <text:p>0.1752066612243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.010032" calcext:value-type="float">
            <text:p>9.010032</text:p>
          </table:table-cell>
          <table:table-cell office:value-type="float" office:value="-2" calcext:value-type="float">
            <text:p>-2</text:p>
          </table:table-cell>
          <table:table-cell office:value-type="float" office:value="2.01003170013428" calcext:value-type="float">
            <text:p>2.010031700134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018673" calcext:value-type="float">
            <text:p>4.018673</text:p>
          </table:table-cell>
          <table:table-cell office:value-type="float" office:value="1" calcext:value-type="float">
            <text:p>1</text:p>
          </table:table-cell>
          <table:table-cell office:value-type="float" office:value="2.01867294311523" calcext:value-type="float">
            <text:p>2.01867294311523</text:p>
          </table:table-cell>
        </table:table-row>
        <table:table-row table:style-name="ro1">
          <table:table-cell table:number-columns-repeated="2" office:value-type="float" office:value="5.5" calcext:value-type="float">
            <text:p>5.5</text:p>
          </table:table-cell>
          <table:table-cell office:value-type="float" office:value="5.6511593" calcext:value-type="float">
            <text:p>5.6511593</text:p>
          </table:table-cell>
          <table:table-cell office:value-type="float" office:value="0" calcext:value-type="float">
            <text:p>0</text:p>
          </table:table-cell>
          <table:table-cell office:value-type="float" office:value="0.151159286499023" calcext:value-type="float">
            <text:p>0.15115928649902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.2562428" calcext:value-type="float">
            <text:p>3.2562428</text:p>
          </table:table-cell>
          <table:table-cell office:value-type="float" office:value="0" calcext:value-type="float">
            <text:p>0</text:p>
          </table:table-cell>
          <table:table-cell office:value-type="float" office:value="2.2562427520752" calcext:value-type="float">
            <text:p>2.256242752075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3.7049603" calcext:value-type="float">
            <text:p>3.7049603</text:p>
          </table:table-cell>
          <table:table-cell office:value-type="float" office:value="-0.5" calcext:value-type="float">
            <text:p>-0.5</text:p>
          </table:table-cell>
          <table:table-cell office:value-type="float" office:value="1.20496034622192" calcext:value-type="float">
            <text:p>1.204960346221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3.106057" calcext:value-type="float">
            <text:p>3.106057</text:p>
          </table:table-cell>
          <table:table-cell office:value-type="float" office:value="0.5" calcext:value-type="float">
            <text:p>0.5</text:p>
          </table:table-cell>
          <table:table-cell office:value-type="float" office:value="2.10605692863464" calcext:value-type="float">
            <text:p>2.10605692863464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 office:value-type="float" office:value="7.604629" calcext:value-type="float">
            <text:p>7.604629</text:p>
          </table:table-cell>
          <table:table-cell office:value-type="float" office:value="-3.5" calcext:value-type="float">
            <text:p>-3.5</text:p>
          </table:table-cell>
          <table:table-cell office:value-type="float" office:value="-0.895370960235596" calcext:value-type="float">
            <text:p>-0.8953709602355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7.2774243" calcext:value-type="float">
            <text:p>7.2774243</text:p>
          </table:table-cell>
          <table:table-cell office:value-type="float" office:value="0.5" calcext:value-type="float">
            <text:p>0.5</text:p>
          </table:table-cell>
          <table:table-cell office:value-type="float" office:value="1.27742433547974" calcext:value-type="float">
            <text:p>1.27742433547974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.5" calcext:value-type="float">
            <text:p>5.5</text:p>
          </table:table-cell>
          <table:table-cell office:value-type="float" office:value="3.9339507" calcext:value-type="float">
            <text:p>3.9339507</text:p>
          </table:table-cell>
          <table:table-cell office:value-type="float" office:value="3" calcext:value-type="float">
            <text:p>3</text:p>
          </table:table-cell>
          <table:table-cell office:value-type="float" office:value="1.43395066261292" calcext:value-type="float">
            <text:p>1.433950662612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4.203807" calcext:value-type="float">
            <text:p>4.203807</text:p>
          </table:table-cell>
          <table:table-cell office:value-type="float" office:value="-1.5" calcext:value-type="float">
            <text:p>-1.5</text:p>
          </table:table-cell>
          <table:table-cell office:value-type="float" office:value="1.20380687713623" calcext:value-type="float">
            <text:p>1.203806877136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971635" calcext:value-type="float">
            <text:p>7.2971635</text:p>
          </table:table-cell>
          <table:table-cell office:value-type="float" office:value="-6" calcext:value-type="float">
            <text:p>-6</text:p>
          </table:table-cell>
          <table:table-cell office:value-type="float" office:value="-0.702836513519287" calcext:value-type="float">
            <text:p>-0.70283651351928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.9734457" calcext:value-type="float">
            <text:p>3.9734457</text:p>
          </table:table-cell>
          <table:table-cell office:value-type="float" office:value="0" calcext:value-type="float">
            <text:p>0</text:p>
          </table:table-cell>
          <table:table-cell office:value-type="float" office:value="0.973445653915405" calcext:value-type="float">
            <text:p>0.97344565391540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4.547411" calcext:value-type="float">
            <text:p>4.547411</text:p>
          </table:table-cell>
          <table:table-cell office:value-type="float" office:value="0" calcext:value-type="float">
            <text:p>0</text:p>
          </table:table-cell>
          <table:table-cell office:value-type="float" office:value="0.54741096496582" calcext:value-type="float">
            <text:p>0.547410964965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3.753902" calcext:value-type="float">
            <text:p>3.753902</text:p>
          </table:table-cell>
          <table:table-cell office:value-type="float" office:value="-0.5" calcext:value-type="float">
            <text:p>-0.5</text:p>
          </table:table-cell>
          <table:table-cell office:value-type="float" office:value="0.753901958465576" calcext:value-type="float">
            <text:p>0.753901958465576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3.907643" calcext:value-type="float">
            <text:p>3.907643</text:p>
          </table:table-cell>
          <table:table-cell office:value-type="float" office:value="-1.5" calcext:value-type="float">
            <text:p>-1.5</text:p>
          </table:table-cell>
          <table:table-cell office:value-type="float" office:value="0.40764307975769" calcext:value-type="float">
            <text:p>0.40764307975769</text:p>
          </table:table-cell>
        </table:table-row>
        <table:table-row table:style-name="ro1">
          <table:table-cell table:number-columns-repeated="2" office:value-type="float" office:value="1.5" calcext:value-type="float">
            <text:p>1.5</text:p>
          </table:table-cell>
          <table:table-cell office:value-type="float" office:value="3.2988474" calcext:value-type="float">
            <text:p>3.2988474</text:p>
          </table:table-cell>
          <table:table-cell office:value-type="float" office:value="0" calcext:value-type="float">
            <text:p>0</text:p>
          </table:table-cell>
          <table:table-cell office:value-type="float" office:value="1.79884743690491" calcext:value-type="float">
            <text:p>1.79884743690491</text:p>
          </table:table-cell>
        </table:table-row>
        <table:table-row table:style-name="ro1">
          <table:table-cell table:number-columns-repeated="2" office:value-type="float" office:value="2.5" calcext:value-type="float">
            <text:p>2.5</text:p>
          </table:table-cell>
          <table:table-cell office:value-type="float" office:value="3.714674" calcext:value-type="float">
            <text:p>3.714674</text:p>
          </table:table-cell>
          <table:table-cell office:value-type="float" office:value="0" calcext:value-type="float">
            <text:p>0</text:p>
          </table:table-cell>
          <table:table-cell office:value-type="float" office:value="1.21467399597168" calcext:value-type="float">
            <text:p>1.2146739959716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3.5798628" calcext:value-type="float">
            <text:p>3.5798628</text:p>
          </table:table-cell>
          <table:table-cell office:value-type="float" office:value="-0.5" calcext:value-type="float">
            <text:p>-0.5</text:p>
          </table:table-cell>
          <table:table-cell office:value-type="float" office:value="2.07986283302307" calcext:value-type="float">
            <text:p>2.079862833023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5" calcext:value-type="float">
            <text:p>11.5</text:p>
          </table:table-cell>
          <table:table-cell office:value-type="float" office:value="8.475415" calcext:value-type="float">
            <text:p>8.475415</text:p>
          </table:table-cell>
          <table:table-cell office:value-type="float" office:value="2.5" calcext:value-type="float">
            <text:p>2.5</text:p>
          </table:table-cell>
          <table:table-cell office:value-type="float" office:value="-0.524584770202637" calcext:value-type="float">
            <text:p>-0.5245847702026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4.171817" calcext:value-type="float">
            <text:p>4.171817</text:p>
          </table:table-cell>
          <table:table-cell office:value-type="float" office:value="-2.5" calcext:value-type="float">
            <text:p>-2.5</text:p>
          </table:table-cell>
          <table:table-cell office:value-type="float" office:value="1.1718168258667" calcext:value-type="float">
            <text:p>1.1718168258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.868237" calcext:value-type="float">
            <text:p>5.868237</text:p>
          </table:table-cell>
          <table:table-cell office:value-type="float" office:value="-1" calcext:value-type="float">
            <text:p>-1</text:p>
          </table:table-cell>
          <table:table-cell office:value-type="float" office:value="0.868237018585205" calcext:value-type="float">
            <text:p>0.868237018585205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float" office:value="10.686044" calcext:value-type="float">
            <text:p>10.686044</text:p>
          </table:table-cell>
          <table:table-cell office:value-type="float" office:value="2" calcext:value-type="float">
            <text:p>2</text:p>
          </table:table-cell>
          <table:table-cell office:value-type="float" office:value="-1.81395626068115" calcext:value-type="float">
            <text:p>-1.813956260681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.47308" calcext:value-type="float">
            <text:p>6.47308</text:p>
          </table:table-cell>
          <table:table-cell office:value-type="float" office:value="6" calcext:value-type="float">
            <text:p>6</text:p>
          </table:table-cell>
          <table:table-cell office:value-type="float" office:value="1.47308015823364" calcext:value-type="float">
            <text:p>1.47308015823364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9.040133" calcext:value-type="float">
            <text:p>9.040133</text:p>
          </table:table-cell>
          <table:table-cell office:value-type="float" office:value="-1.5" calcext:value-type="float">
            <text:p>-1.5</text:p>
          </table:table-cell>
          <table:table-cell office:value-type="float" office:value="0.540133476257324" calcext:value-type="float">
            <text:p>0.540133476257324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662465" calcext:value-type="float">
            <text:p>4.662465</text:p>
          </table:table-cell>
          <table:table-cell office:value-type="float" office:value="-3.5" calcext:value-type="float">
            <text:p>-3.5</text:p>
          </table:table-cell>
          <table:table-cell office:value-type="float" office:value="0.16246509552002" calcext:value-type="float">
            <text:p>0.16246509552002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6.414841" calcext:value-type="float">
            <text:p>6.414841</text:p>
          </table:table-cell>
          <table:table-cell office:value-type="float" office:value="-2.5" calcext:value-type="float">
            <text:p>-2.5</text:p>
          </table:table-cell>
          <table:table-cell office:value-type="float" office:value="1.91484117507935" calcext:value-type="float">
            <text:p>1.9148411750793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.5" calcext:value-type="float">
            <text:p>3.5</text:p>
          </table:table-cell>
          <table:table-cell office:value-type="float" office:value="6.0487757" calcext:value-type="float">
            <text:p>6.0487757</text:p>
          </table:table-cell>
          <table:table-cell office:value-type="float" office:value="-3" calcext:value-type="float">
            <text:p>-3</text:p>
          </table:table-cell>
          <table:table-cell office:value-type="float" office:value="-0.451224327087402" calcext:value-type="float">
            <text:p>-0.4512243270874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.784142" calcext:value-type="float">
            <text:p>3.784142</text:p>
          </table:table-cell>
          <table:table-cell office:value-type="float" office:value="0.5" calcext:value-type="float">
            <text:p>0.5</text:p>
          </table:table-cell>
          <table:table-cell office:value-type="float" office:value="1.7841420173645" calcext:value-type="float">
            <text:p>1.78414201736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946085" calcext:value-type="float">
            <text:p>3.946085</text:p>
          </table:table-cell>
          <table:table-cell office:value-type="float" office:value="-2" calcext:value-type="float">
            <text:p>-2</text:p>
          </table:table-cell>
          <table:table-cell office:value-type="float" office:value="0.946084976196289" calcext:value-type="float">
            <text:p>0.9460849761962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.598366" calcext:value-type="float">
            <text:p>5.598366</text:p>
          </table:table-cell>
          <table:table-cell office:value-type="float" office:value="-1" calcext:value-type="float">
            <text:p>-1</text:p>
          </table:table-cell>
          <table:table-cell office:value-type="float" office:value="0.598365783691406" calcext:value-type="float">
            <text:p>0.598365783691406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.5" calcext:value-type="float">
            <text:p>4.5</text:p>
          </table:table-cell>
          <table:table-cell office:value-type="float" office:value="5.6588955" calcext:value-type="float">
            <text:p>5.6588955</text:p>
          </table:table-cell>
          <table:table-cell office:value-type="float" office:value="-1" calcext:value-type="float">
            <text:p>-1</text:p>
          </table:table-cell>
          <table:table-cell office:value-type="float" office:value="0.158895492553711" calcext:value-type="float">
            <text:p>0.1588954925537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office:value-type="float" office:value="6.7949777" calcext:value-type="float">
            <text:p>6.7949777</text:p>
          </table:table-cell>
          <table:table-cell office:value-type="float" office:value="-6.5" calcext:value-type="float">
            <text:p>-6.5</text:p>
          </table:table-cell>
          <table:table-cell office:value-type="float" office:value="-1.20502233505249" calcext:value-type="float">
            <text:p>-1.205022335052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.534676" calcext:value-type="float">
            <text:p>4.534676</text:p>
          </table:table-cell>
          <table:table-cell office:value-type="float" office:value="0.5" calcext:value-type="float">
            <text:p>0.5</text:p>
          </table:table-cell>
          <table:table-cell office:value-type="float" office:value="1.53467607498169" calcext:value-type="float">
            <text:p>1.534676074981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5" calcext:value-type="float">
            <text:p>12.5</text:p>
          </table:table-cell>
          <table:table-cell office:value-type="float" office:value="3.7119927" calcext:value-type="float">
            <text:p>3.7119927</text:p>
          </table:table-cell>
          <table:table-cell office:value-type="float" office:value="10.5" calcext:value-type="float">
            <text:p>10.5</text:p>
          </table:table-cell>
          <table:table-cell office:value-type="float" office:value="1.7119927406311" calcext:value-type="float">
            <text:p>1.7119927406311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5.4118767" calcext:value-type="float">
            <text:p>5.4118767</text:p>
          </table:table-cell>
          <table:table-cell office:value-type="float" office:value="-0.5" calcext:value-type="float">
            <text:p>-0.5</text:p>
          </table:table-cell>
          <table:table-cell office:value-type="float" office:value="0.911876678466797" calcext:value-type="float">
            <text:p>0.9118766784667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49404" calcext:value-type="float">
            <text:p>9.449404</text:p>
          </table:table-cell>
          <table:table-cell office:value-type="float" office:value="3" calcext:value-type="float">
            <text:p>3</text:p>
          </table:table-cell>
          <table:table-cell office:value-type="float" office:value="4.44940376281738" calcext:value-type="float">
            <text:p>4.449403762817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76667" calcext:value-type="float">
            <text:p>6.4076667</text:p>
          </table:table-cell>
          <table:table-cell office:value-type="float" office:value="-1" calcext:value-type="float">
            <text:p>-1</text:p>
          </table:table-cell>
          <table:table-cell office:value-type="float" office:value="1.40766668319702" calcext:value-type="float">
            <text:p>1.40766668319702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3" calcext:value-type="float">
            <text:p>13</text:p>
          </table:table-cell>
          <table:table-cell office:value-type="float" office:value="13.8959055" calcext:value-type="float">
            <text:p>13.8959055</text:p>
          </table:table-cell>
          <table:table-cell office:value-type="float" office:value="-0.5" calcext:value-type="float">
            <text:p>-0.5</text:p>
          </table:table-cell>
          <table:table-cell office:value-type="float" office:value="0.395905494689941" calcext:value-type="float">
            <text:p>0.395905494689941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9.5" calcext:value-type="float">
            <text:p>19.5</text:p>
          </table:table-cell>
          <table:table-cell office:value-type="float" office:value="6.1455812" calcext:value-type="float">
            <text:p>6.1455812</text:p>
          </table:table-cell>
          <table:table-cell office:value-type="float" office:value="14" calcext:value-type="float">
            <text:p>14</text:p>
          </table:table-cell>
          <table:table-cell office:value-type="float" office:value="0.645581245422363" calcext:value-type="float">
            <text:p>0.645581245422363</text:p>
          </table:table-cell>
        </table:table-row>
        <table:table-row table:style-name="ro1">
          <table:table-cell table:number-columns-repeated="2" office:value-type="float" office:value="4.5" calcext:value-type="float">
            <text:p>4.5</text:p>
          </table:table-cell>
          <table:table-cell office:value-type="float" office:value="5.6800485" calcext:value-type="float">
            <text:p>5.6800485</text:p>
          </table:table-cell>
          <table:table-cell office:value-type="float" office:value="0" calcext:value-type="float">
            <text:p>0</text:p>
          </table:table-cell>
          <table:table-cell office:value-type="float" office:value="1.18004846572876" calcext:value-type="float">
            <text:p>1.180048465728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9976187" calcext:value-type="float">
            <text:p>4.9976187</text:p>
          </table:table-cell>
          <table:table-cell office:value-type="float" office:value="2" calcext:value-type="float">
            <text:p>2</text:p>
          </table:table-cell>
          <table:table-cell office:value-type="float" office:value="0.997618675231934" calcext:value-type="float">
            <text:p>0.9976186752319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.0757675" calcext:value-type="float">
            <text:p>4.0757675</text:p>
          </table:table-cell>
          <table:table-cell office:value-type="float" office:value="-1" calcext:value-type="float">
            <text:p>-1</text:p>
          </table:table-cell>
          <table:table-cell office:value-type="float" office:value="1.07576751708984" calcext:value-type="float">
            <text:p>1.075767517089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4.6942883" calcext:value-type="float">
            <text:p>4.6942883</text:p>
          </table:table-cell>
          <table:table-cell office:value-type="float" office:value="-0.5" calcext:value-type="float">
            <text:p>-0.5</text:p>
          </table:table-cell>
          <table:table-cell office:value-type="float" office:value="1.69428825378418" calcext:value-type="float">
            <text:p>1.694288253784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6100445" calcext:value-type="float">
            <text:p>4.6100445</text:p>
          </table:table-cell>
          <table:table-cell office:value-type="float" office:value="-2" calcext:value-type="float">
            <text:p>-2</text:p>
          </table:table-cell>
          <table:table-cell office:value-type="float" office:value="0.610044479370117" calcext:value-type="float">
            <text:p>0.6100444793701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27.892126" calcext:value-type="float">
            <text:p>27.892126</text:p>
          </table:table-cell>
          <table:table-cell office:value-type="float" office:value="-14" calcext:value-type="float">
            <text:p>-14</text:p>
          </table:table-cell>
          <table:table-cell office:value-type="float" office:value="-5.10787391662598" calcext:value-type="float">
            <text:p>-5.1078739166259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4.477454" calcext:value-type="float">
            <text:p>4.477454</text:p>
          </table:table-cell>
          <table:table-cell office:value-type="float" office:value="0" calcext:value-type="float">
            <text:p>0</text:p>
          </table:table-cell>
          <table:table-cell office:value-type="float" office:value="0.47745418548584" calcext:value-type="float">
            <text:p>0.47745418548584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4.292409" calcext:value-type="float">
            <text:p>4.292409</text:p>
          </table:table-cell>
          <table:table-cell office:value-type="float" office:value="-1" calcext:value-type="float">
            <text:p>-1</text:p>
          </table:table-cell>
          <table:table-cell office:value-type="float" office:value="1.79240894317627" calcext:value-type="float">
            <text:p>1.79240894317627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4.124427" calcext:value-type="float">
            <text:p>4.124427</text:p>
          </table:table-cell>
          <table:table-cell office:value-type="float" office:value="-2" calcext:value-type="float">
            <text:p>-2</text:p>
          </table:table-cell>
          <table:table-cell office:value-type="float" office:value="0.62442684173584" calcext:value-type="float">
            <text:p>0.624426841735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3.463362" calcext:value-type="float">
            <text:p>3.463362</text:p>
          </table:table-cell>
          <table:table-cell office:value-type="float" office:value="-0.5" calcext:value-type="float">
            <text:p>-0.5</text:p>
          </table:table-cell>
          <table:table-cell office:value-type="float" office:value="1.46336197853088" calcext:value-type="float">
            <text:p>1.463361978530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8608527" calcext:value-type="float">
            <text:p>3.8608527</text:p>
          </table:table-cell>
          <table:table-cell office:value-type="float" office:value="1" calcext:value-type="float">
            <text:p>1</text:p>
          </table:table-cell>
          <table:table-cell office:value-type="float" office:value="1.86085271835327" calcext:value-type="float">
            <text:p>1.860852718353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.5</text:p>
          </table:table-cell>
          <table:table-cell office:value-type="float" office:value="5.8805523" calcext:value-type="float">
            <text:p>5.8805523</text:p>
          </table:table-cell>
          <table:table-cell office:value-type="float" office:value="-2.5" calcext:value-type="float">
            <text:p>-2.5</text:p>
          </table:table-cell>
          <table:table-cell office:value-type="float" office:value="-0.119447708129883" calcext:value-type="float">
            <text:p>-0.11944770812988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3.7659562" calcext:value-type="float">
            <text:p>3.7659562</text:p>
          </table:table-cell>
          <table:table-cell office:value-type="float" office:value="-0.5" calcext:value-type="float">
            <text:p>-0.5</text:p>
          </table:table-cell>
          <table:table-cell office:value-type="float" office:value="1.26595616340637" calcext:value-type="float">
            <text:p>1.265956163406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 office:value-type="float" office:value="3.4006877" calcext:value-type="float">
            <text:p>3.4006877</text:p>
          </table:table-cell>
          <table:table-cell office:value-type="float" office:value="3.5" calcext:value-type="float">
            <text:p>3.5</text:p>
          </table:table-cell>
          <table:table-cell office:value-type="float" office:value="1.40068769454956" calcext:value-type="float">
            <text:p>1.40068769454956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4.20252" calcext:value-type="float">
            <text:p>4.20252</text:p>
          </table:table-cell>
          <table:table-cell office:value-type="float" office:value="-2.5" calcext:value-type="float">
            <text:p>-2.5</text:p>
          </table:table-cell>
          <table:table-cell office:value-type="float" office:value="0.70251989364624" calcext:value-type="float">
            <text:p>0.70251989364624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6.4329867" calcext:value-type="float">
            <text:p>6.4329867</text:p>
          </table:table-cell>
          <table:table-cell office:value-type="float" office:value="-0.5" calcext:value-type="float">
            <text:p>-0.5</text:p>
          </table:table-cell>
          <table:table-cell office:value-type="float" office:value="1.93298673629761" calcext:value-type="float">
            <text:p>1.932986736297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.5604186" calcext:value-type="float">
            <text:p>7.5604186</text:p>
          </table:table-cell>
          <table:table-cell office:value-type="float" office:value="-4" calcext:value-type="float">
            <text:p>-4</text:p>
          </table:table-cell>
          <table:table-cell office:value-type="float" office:value="-1.43958139419556" calcext:value-type="float">
            <text:p>-1.4395813941955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3.4708204" calcext:value-type="float">
            <text:p>3.4708204</text:p>
          </table:table-cell>
          <table:table-cell office:value-type="float" office:value="-0.5" calcext:value-type="float">
            <text:p>-0.5</text:p>
          </table:table-cell>
          <table:table-cell office:value-type="float" office:value="1.97082042694092" calcext:value-type="float">
            <text:p>1.9708204269409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office:value-type="float" office:value="3.3142898" calcext:value-type="float">
            <text:p>3.3142898</text:p>
          </table:table-cell>
          <table:table-cell office:value-type="float" office:value="6.5" calcext:value-type="float">
            <text:p>6.5</text:p>
          </table:table-cell>
          <table:table-cell office:value-type="float" office:value="1.81428980827332" calcext:value-type="float">
            <text:p>1.814289808273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2518148" calcext:value-type="float">
            <text:p>3.2518148</text:p>
          </table:table-cell>
          <table:table-cell office:value-type="float" office:value="1" calcext:value-type="float">
            <text:p>1</text:p>
          </table:table-cell>
          <table:table-cell office:value-type="float" office:value="2.25181484222412" calcext:value-type="float">
            <text:p>2.251814842224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6498988" calcext:value-type="float">
            <text:p>3.6498988</text:p>
          </table:table-cell>
          <table:table-cell office:value-type="float" office:value="1" calcext:value-type="float">
            <text:p>1</text:p>
          </table:table-cell>
          <table:table-cell office:value-type="float" office:value="1.64989876747131" calcext:value-type="float">
            <text:p>1.6498987674713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3.8745627" calcext:value-type="float">
            <text:p>3.8745627</text:p>
          </table:table-cell>
          <table:table-cell office:value-type="float" office:value="1" calcext:value-type="float">
            <text:p>1</text:p>
          </table:table-cell>
          <table:table-cell office:value-type="float" office:value="1.37456274032593" calcext:value-type="float">
            <text:p>1.374562740325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5" calcext:value-type="float">
            <text:p>8.5</text:p>
          </table:table-cell>
          <table:table-cell office:value-type="float" office:value="16.0484" calcext:value-type="float">
            <text:p>16.0484</text:p>
          </table:table-cell>
          <table:table-cell office:value-type="float" office:value="-8.5" calcext:value-type="float">
            <text:p>-8.5</text:p>
          </table:table-cell>
          <table:table-cell office:value-type="float" office:value="-0.95159912109375" calcext:value-type="float">
            <text:p>-0.951599121093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.139403" calcext:value-type="float">
            <text:p>4.139403</text:p>
          </table:table-cell>
          <table:table-cell office:value-type="float" office:value="0.5" calcext:value-type="float">
            <text:p>0.5</text:p>
          </table:table-cell>
          <table:table-cell office:value-type="float" office:value="1.13940286636353" calcext:value-type="float">
            <text:p>1.139402866363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.5" calcext:value-type="float">
            <text:p>16.5</text:p>
          </table:table-cell>
          <table:table-cell office:value-type="float" office:value="10.2205925" calcext:value-type="float">
            <text:p>10.2205925</text:p>
          </table:table-cell>
          <table:table-cell office:value-type="float" office:value="6.5" calcext:value-type="float">
            <text:p>6.5</text:p>
          </table:table-cell>
          <table:table-cell office:value-type="float" office:value="0.220592498779297" calcext:value-type="float">
            <text:p>0.2205924987792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986928" calcext:value-type="float">
            <text:p>3.6986928</text:p>
          </table:table-cell>
          <table:table-cell office:value-type="float" office:value="4" calcext:value-type="float">
            <text:p>4</text:p>
          </table:table-cell>
          <table:table-cell office:value-type="float" office:value="1.6986927986145" calcext:value-type="float">
            <text:p>1.69869279861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.5" calcext:value-type="float">
            <text:p>26.5</text:p>
          </table:table-cell>
          <table:table-cell office:value-type="float" office:value="28.671322" calcext:value-type="float">
            <text:p>28.671322</text:p>
          </table:table-cell>
          <table:table-cell office:value-type="float" office:value="2.5" calcext:value-type="float">
            <text:p>2.5</text:p>
          </table:table-cell>
          <table:table-cell office:value-type="float" office:value="4.67132186889648" calcext:value-type="float">
            <text:p>4.67132186889648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8.5" calcext:value-type="float">
            <text:p>8.5</text:p>
          </table:table-cell>
          <table:table-cell office:value-type="float" office:value="6.0065436" calcext:value-type="float">
            <text:p>6.0065436</text:p>
          </table:table-cell>
          <table:table-cell office:value-type="float" office:value="4" calcext:value-type="float">
            <text:p>4</text:p>
          </table:table-cell>
          <table:table-cell office:value-type="float" office:value="1.50654363632202" calcext:value-type="float">
            <text:p>1.50654363632202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9.365947" calcext:value-type="float">
            <text:p>9.365947</text:p>
          </table:table-cell>
          <table:table-cell office:value-type="float" office:value="1.5" calcext:value-type="float">
            <text:p>1.5</text:p>
          </table:table-cell>
          <table:table-cell office:value-type="float" office:value="0.865946769714356" calcext:value-type="float">
            <text:p>0.8659467697143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4.6777573" calcext:value-type="float">
            <text:p>4.6777573</text:p>
          </table:table-cell>
          <table:table-cell office:value-type="float" office:value="-2.5" calcext:value-type="float">
            <text:p>-2.5</text:p>
          </table:table-cell>
          <table:table-cell office:value-type="float" office:value="0.677757263183594" calcext:value-type="float">
            <text:p>0.677757263183594</text:p>
          </table:table-cell>
        </table:table-row>
        <table:table-row table:style-name="ro1">
          <table:table-cell table:number-columns-repeated="2" office:value-type="float" office:value="2.5" calcext:value-type="float">
            <text:p>2.5</text:p>
          </table:table-cell>
          <table:table-cell office:value-type="float" office:value="3.9905846" calcext:value-type="float">
            <text:p>3.9905846</text:p>
          </table:table-cell>
          <table:table-cell office:value-type="float" office:value="0" calcext:value-type="float">
            <text:p>0</text:p>
          </table:table-cell>
          <table:table-cell office:value-type="float" office:value="1.4905846118927" calcext:value-type="float">
            <text:p>1.4905846118927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6" calcext:value-type="float">
            <text:p>6</text:p>
          </table:table-cell>
          <table:table-cell office:value-type="float" office:value="16.238268" calcext:value-type="float">
            <text:p>16.238268</text:p>
          </table:table-cell>
          <table:table-cell office:value-type="float" office:value="-10.5" calcext:value-type="float">
            <text:p>-10.5</text:p>
          </table:table-cell>
          <table:table-cell office:value-type="float" office:value="-0.26173210144043" calcext:value-type="float">
            <text:p>-0.261732101440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28.260191" calcext:value-type="float">
            <text:p>28.260191</text:p>
          </table:table-cell>
          <table:table-cell office:value-type="float" office:value="19" calcext:value-type="float">
            <text:p>19</text:p>
          </table:table-cell>
          <table:table-cell office:value-type="float" office:value="-3.73980903625488" calcext:value-type="float">
            <text:p>-3.73980903625488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4.149308" calcext:value-type="float">
            <text:p>4.149308</text:p>
          </table:table-cell>
          <table:table-cell office:value-type="float" office:value="-1.5" calcext:value-type="float">
            <text:p>-1.5</text:p>
          </table:table-cell>
          <table:table-cell office:value-type="float" office:value="0.649308204650879" calcext:value-type="float">
            <text:p>0.649308204650879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3.5632308" calcext:value-type="float">
            <text:p>3.5632308</text:p>
          </table:table-cell>
          <table:table-cell office:value-type="float" office:value="-0.5" calcext:value-type="float">
            <text:p>-0.5</text:p>
          </table:table-cell>
          <table:table-cell office:value-type="float" office:value="1.06323075294495" calcext:value-type="float">
            <text:p>1.063230752944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5726876" calcext:value-type="float">
            <text:p>4.5726876</text:p>
          </table:table-cell>
          <table:table-cell office:value-type="float" office:value="3" calcext:value-type="float">
            <text:p>3</text:p>
          </table:table-cell>
          <table:table-cell office:value-type="float" office:value="1.57268762588501" calcext:value-type="float">
            <text:p>1.572687625885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.5393276" calcext:value-type="float">
            <text:p>3.5393276</text:p>
          </table:table-cell>
          <table:table-cell office:value-type="float" office:value="0.5" calcext:value-type="float">
            <text:p>0.5</text:p>
          </table:table-cell>
          <table:table-cell office:value-type="float" office:value="1.53932762145996" calcext:value-type="float">
            <text:p>1.53932762145996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2661386" calcext:value-type="float">
            <text:p>4.2661386</text:p>
          </table:table-cell>
          <table:table-cell office:value-type="float" office:value="0.5" calcext:value-type="float">
            <text:p>0.5</text:p>
          </table:table-cell>
          <table:table-cell office:value-type="float" office:value="0.766138553619385" calcext:value-type="float">
            <text:p>0.766138553619385</text:p>
          </table:table-cell>
        </table:table-row>
        <table:table-row table:style-name="ro1">
          <table:table-cell table:number-columns-repeated="2" office:value-type="float" office:value="1.5" calcext:value-type="float">
            <text:p>1.5</text:p>
          </table:table-cell>
          <table:table-cell office:value-type="float" office:value="3.342169" calcext:value-type="float">
            <text:p>3.342169</text:p>
          </table:table-cell>
          <table:table-cell office:value-type="float" office:value="0" calcext:value-type="float">
            <text:p>0</text:p>
          </table:table-cell>
          <table:table-cell office:value-type="float" office:value="1.84216904640198" calcext:value-type="float">
            <text:p>1.84216904640198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3.423637" calcext:value-type="float">
            <text:p>3.423637</text:p>
          </table:table-cell>
          <table:table-cell office:value-type="float" office:value="-1" calcext:value-type="float">
            <text:p>-1</text:p>
          </table:table-cell>
          <table:table-cell office:value-type="float" office:value="0.92363691329956" calcext:value-type="float">
            <text:p>0.9236369132995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3.8945942" calcext:value-type="float">
            <text:p>3.8945942</text:p>
          </table:table-cell>
          <table:table-cell office:value-type="float" office:value="1" calcext:value-type="float">
            <text:p>1</text:p>
          </table:table-cell>
          <table:table-cell office:value-type="float" office:value="1.39459419250488" calcext:value-type="float">
            <text:p>1.394594192504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.5</text:p>
          </table:table-cell>
          <table:table-cell office:value-type="float" office:value="6.4574094" calcext:value-type="float">
            <text:p>6.4574094</text:p>
          </table:table-cell>
          <table:table-cell office:value-type="float" office:value="-2.5" calcext:value-type="float">
            <text:p>-2.5</text:p>
          </table:table-cell>
          <table:table-cell office:value-type="float" office:value="-0.542590618133545" calcext:value-type="float">
            <text:p>-0.542590618133545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27.882427" calcext:value-type="float">
            <text:p>27.882427</text:p>
          </table:table-cell>
          <table:table-cell office:value-type="float" office:value="0" calcext:value-type="float">
            <text:p>0</text:p>
          </table:table-cell>
          <table:table-cell office:value-type="float" office:value="1.88242721557617" calcext:value-type="float">
            <text:p>1.882427215576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4603415" calcext:value-type="float">
            <text:p>4.4603415</text:p>
          </table:table-cell>
          <table:table-cell office:value-type="float" office:value="1" calcext:value-type="float">
            <text:p>1</text:p>
          </table:table-cell>
          <table:table-cell office:value-type="float" office:value="1.46034145355225" calcext:value-type="float">
            <text:p>1.460341453552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6.26717" calcext:value-type="float">
            <text:p>16.26717</text:p>
          </table:table-cell>
          <table:table-cell office:value-type="float" office:value="-13" calcext:value-type="float">
            <text:p>-13</text:p>
          </table:table-cell>
          <table:table-cell office:value-type="float" office:value="-1.73283004760742" calcext:value-type="float">
            <text:p>-1.732830047607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.5</text:p>
          </table:table-cell>
          <table:table-cell office:value-type="float" office:value="7.1078296" calcext:value-type="float">
            <text:p>7.1078296</text:p>
          </table:table-cell>
          <table:table-cell office:value-type="float" office:value="-2.5" calcext:value-type="float">
            <text:p>-2.5</text:p>
          </table:table-cell>
          <table:table-cell office:value-type="float" office:value="0.107829570770264" calcext:value-type="float">
            <text:p>0.1078295707702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3.1746209" calcext:value-type="float">
            <text:p>3.1746209</text:p>
          </table:table-cell>
          <table:table-cell office:value-type="float" office:value="2.5" calcext:value-type="float">
            <text:p>2.5</text:p>
          </table:table-cell>
          <table:table-cell office:value-type="float" office:value="1.17462086677551" calcext:value-type="float">
            <text:p>1.174620866775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.5" calcext:value-type="float">
            <text:p>14.5</text:p>
          </table:table-cell>
          <table:table-cell office:value-type="float" office:value="14.570547" calcext:value-type="float">
            <text:p>14.570547</text:p>
          </table:table-cell>
          <table:table-cell office:value-type="float" office:value="-2.5" calcext:value-type="float">
            <text:p>-2.5</text:p>
          </table:table-cell>
          <table:table-cell office:value-type="float" office:value="-2.42945289611816" calcext:value-type="float">
            <text:p>-2.429452896118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4.397522" calcext:value-type="float">
            <text:p>4.397522</text:p>
          </table:table-cell>
          <table:table-cell office:value-type="float" office:value="-2.5" calcext:value-type="float">
            <text:p>-2.5</text:p>
          </table:table-cell>
          <table:table-cell office:value-type="float" office:value="0.39752197265625" calcext:value-type="float">
            <text:p>0.397521972656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office:value-type="float" office:value="6.5459323" calcext:value-type="float">
            <text:p>6.5459323</text:p>
          </table:table-cell>
          <table:table-cell office:value-type="float" office:value="-0.5" calcext:value-type="float">
            <text:p>-0.5</text:p>
          </table:table-cell>
          <table:table-cell office:value-type="float" office:value="0.545932292938232" calcext:value-type="float">
            <text:p>0.545932292938232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.5" calcext:value-type="float">
            <text:p>3.5</text:p>
          </table:table-cell>
          <table:table-cell office:value-type="float" office:value="5.9788613" calcext:value-type="float">
            <text:p>5.9788613</text:p>
          </table:table-cell>
          <table:table-cell office:value-type="float" office:value="-3" calcext:value-type="float">
            <text:p>-3</text:p>
          </table:table-cell>
          <table:table-cell office:value-type="float" office:value="-0.521138668060303" calcext:value-type="float">
            <text:p>-0.5211386680603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5" calcext:value-type="float">
            <text:p>10.5</text:p>
          </table:table-cell>
          <table:table-cell office:value-type="float" office:value="12.221154" calcext:value-type="float">
            <text:p>12.221154</text:p>
          </table:table-cell>
          <table:table-cell office:value-type="float" office:value="-0.5" calcext:value-type="float">
            <text:p>-0.5</text:p>
          </table:table-cell>
          <table:table-cell office:value-type="float" office:value="1.22115421295166" calcext:value-type="float">
            <text:p>1.221154212951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.493502" calcext:value-type="float">
            <text:p>11.493502</text:p>
          </table:table-cell>
          <table:table-cell office:value-type="float" office:value="-8" calcext:value-type="float">
            <text:p>-8</text:p>
          </table:table-cell>
          <table:table-cell office:value-type="float" office:value="0.493501663208008" calcext:value-type="float">
            <text:p>0.493501663208008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float" office:value="5.0726485" calcext:value-type="float">
            <text:p>5.0726485</text:p>
          </table:table-cell>
          <table:table-cell office:value-type="float" office:value="2" calcext:value-type="float">
            <text:p>2</text:p>
          </table:table-cell>
          <table:table-cell office:value-type="float" office:value="1.57264852523804" calcext:value-type="float">
            <text:p>1.572648525238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3.026914" calcext:value-type="float">
            <text:p>13.026914</text:p>
          </table:table-cell>
          <table:table-cell office:value-type="float" office:value="-11" calcext:value-type="float">
            <text:p>-11</text:p>
          </table:table-cell>
          <table:table-cell office:value-type="float" office:value="-1.9730863571167" calcext:value-type="float">
            <text:p>-1.97308635711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.5" calcext:value-type="float">
            <text:p>16.5</text:p>
          </table:table-cell>
          <table:table-cell office:value-type="float" office:value="9.054234" calcext:value-type="float">
            <text:p>9.054234</text:p>
          </table:table-cell>
          <table:table-cell office:value-type="float" office:value="8.5" calcext:value-type="float">
            <text:p>8.5</text:p>
          </table:table-cell>
          <table:table-cell office:value-type="float" office:value="1.05423355102539" calcext:value-type="float">
            <text:p>1.054233551025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2.221848" calcext:value-type="float">
            <text:p>12.221848</text:p>
          </table:table-cell>
          <table:table-cell office:value-type="float" office:value="-10" calcext:value-type="float">
            <text:p>-10</text:p>
          </table:table-cell>
          <table:table-cell office:value-type="float" office:value="-0.778152465820313" calcext:value-type="float">
            <text:p>-0.778152465820313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1.5" calcext:value-type="float">
            <text:p>11.5</text:p>
          </table:table-cell>
          <table:table-cell office:value-type="float" office:value="12.657198" calcext:value-type="float">
            <text:p>12.657198</text:p>
          </table:table-cell>
          <table:table-cell office:value-type="float" office:value="-3" calcext:value-type="float">
            <text:p>-3</text:p>
          </table:table-cell>
          <table:table-cell office:value-type="float" office:value="-1.84280204772949" calcext:value-type="float">
            <text:p>-1.84280204772949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7" calcext:value-type="float">
            <text:p>7</text:p>
          </table:table-cell>
          <table:table-cell office:value-type="float" office:value="12.915412" calcext:value-type="float">
            <text:p>12.915412</text:p>
          </table:table-cell>
          <table:table-cell office:value-type="float" office:value="-7.5" calcext:value-type="float">
            <text:p>-7.5</text:p>
          </table:table-cell>
          <table:table-cell office:value-type="float" office:value="-1.58458805084229" calcext:value-type="float">
            <text:p>-1.58458805084229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9.5" calcext:value-type="float">
            <text:p>9.5</text:p>
          </table:table-cell>
          <table:table-cell office:value-type="float" office:value="12.224663" calcext:value-type="float">
            <text:p>12.224663</text:p>
          </table:table-cell>
          <table:table-cell office:value-type="float" office:value="-5" calcext:value-type="float">
            <text:p>-5</text:p>
          </table:table-cell>
          <table:table-cell office:value-type="float" office:value="-2.27533721923828" calcext:value-type="float">
            <text:p>-2.27533721923828</text:p>
          </table:table-cell>
        </table:table-row>
        <table:table-row table:style-name="ro1">
          <table:table-cell table:number-columns-repeated="2" office:value-type="float" office:value="1.5" calcext:value-type="float">
            <text:p>1.5</text:p>
          </table:table-cell>
          <table:table-cell office:value-type="float" office:value="3.2977812" calcext:value-type="float">
            <text:p>3.2977812</text:p>
          </table:table-cell>
          <table:table-cell office:value-type="float" office:value="0" calcext:value-type="float">
            <text:p>0</text:p>
          </table:table-cell>
          <table:table-cell office:value-type="float" office:value="1.79778122901917" calcext:value-type="float">
            <text:p>1.7977812290191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office:value-type="float" office:value="5.9785037" calcext:value-type="float">
            <text:p>5.9785037</text:p>
          </table:table-cell>
          <table:table-cell office:value-type="float" office:value="1" calcext:value-type="float">
            <text:p>1</text:p>
          </table:table-cell>
          <table:table-cell office:value-type="float" office:value="-0.521496295928955" calcext:value-type="float">
            <text:p>-0.521496295928955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3" calcext:value-type="float">
            <text:p>13</text:p>
          </table:table-cell>
          <table:table-cell office:value-type="float" office:value="13.574079" calcext:value-type="float">
            <text:p>13.574079</text:p>
          </table:table-cell>
          <table:table-cell office:value-type="float" office:value="-2.5" calcext:value-type="float">
            <text:p>-2.5</text:p>
          </table:table-cell>
          <table:table-cell office:value-type="float" office:value="-1.92592144012451" calcext:value-type="float">
            <text:p>-1.925921440124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.5</text:p>
          </table:table-cell>
          <table:table-cell office:value-type="float" office:value="6.551482" calcext:value-type="float">
            <text:p>6.551482</text:p>
          </table:table-cell>
          <table:table-cell office:value-type="float" office:value="-2.5" calcext:value-type="float">
            <text:p>-2.5</text:p>
          </table:table-cell>
          <table:table-cell office:value-type="float" office:value="0.551482200622559" calcext:value-type="float">
            <text:p>0.55148220062255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3.5331137" calcext:value-type="float">
            <text:p>3.5331137</text:p>
          </table:table-cell>
          <table:table-cell office:value-type="float" office:value="0.5" calcext:value-type="float">
            <text:p>0.5</text:p>
          </table:table-cell>
          <table:table-cell office:value-type="float" office:value="2.03311371803284" calcext:value-type="float">
            <text:p>2.0331137180328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6" calcext:value-type="float">
            <text:p>36</text:p>
          </table:table-cell>
          <table:table-cell office:value-type="float" office:value="6.0649576" calcext:value-type="float">
            <text:p>6.0649576</text:p>
          </table:table-cell>
          <table:table-cell office:value-type="float" office:value="29.5" calcext:value-type="float">
            <text:p>29.5</text:p>
          </table:table-cell>
          <table:table-cell office:value-type="float" office:value="-0.435042381286621" calcext:value-type="float">
            <text:p>-0.435042381286621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.5" calcext:value-type="float">
            <text:p>1.5</text:p>
          </table:table-cell>
          <table:table-cell office:value-type="float" office:value="6.556128" calcext:value-type="float">
            <text:p>6.556128</text:p>
          </table:table-cell>
          <table:table-cell office:value-type="float" office:value="-4" calcext:value-type="float">
            <text:p>-4</text:p>
          </table:table-cell>
          <table:table-cell office:value-type="float" office:value="1.05612802505493" calcext:value-type="float">
            <text:p>1.056128025054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.5170598" calcext:value-type="float">
            <text:p>3.5170598</text:p>
          </table:table-cell>
          <table:table-cell office:value-type="float" office:value="0.5" calcext:value-type="float">
            <text:p>0.5</text:p>
          </table:table-cell>
          <table:table-cell office:value-type="float" office:value="1.51705980300903" calcext:value-type="float">
            <text:p>1.5170598030090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.4466243" calcext:value-type="float">
            <text:p>3.4466243</text:p>
          </table:table-cell>
          <table:table-cell office:value-type="float" office:value="0" calcext:value-type="float">
            <text:p>0</text:p>
          </table:table-cell>
          <table:table-cell office:value-type="float" office:value="2.44662427902222" calcext:value-type="float">
            <text:p>2.446624279022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.5" calcext:value-type="float">
            <text:p>16.5</text:p>
          </table:table-cell>
          <table:table-cell office:value-type="float" office:value="10.039458" calcext:value-type="float">
            <text:p>10.039458</text:p>
          </table:table-cell>
          <table:table-cell office:value-type="float" office:value="5.5" calcext:value-type="float">
            <text:p>5.5</text:p>
          </table:table-cell>
          <table:table-cell office:value-type="float" office:value="-0.960541725158691" calcext:value-type="float">
            <text:p>-0.9605417251586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.960385" calcext:value-type="float">
            <text:p>8.960385</text:p>
          </table:table-cell>
          <table:table-cell office:value-type="float" office:value="2" calcext:value-type="float">
            <text:p>2</text:p>
          </table:table-cell>
          <table:table-cell office:value-type="float" office:value="0.960385322570801" calcext:value-type="float">
            <text:p>0.9603853225708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5.1640964" calcext:value-type="float">
            <text:p>5.1640964</text:p>
          </table:table-cell>
          <table:table-cell office:value-type="float" office:value="1.5" calcext:value-type="float">
            <text:p>1.5</text:p>
          </table:table-cell>
          <table:table-cell office:value-type="float" office:value="1.16409635543823" calcext:value-type="float">
            <text:p>1.1640963554382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7.5" calcext:value-type="float">
            <text:p>7.5</text:p>
          </table:table-cell>
          <table:table-cell office:value-type="float" office:value="3.3325977" calcext:value-type="float">
            <text:p>3.3325977</text:p>
          </table:table-cell>
          <table:table-cell office:value-type="float" office:value="6" calcext:value-type="float">
            <text:p>6</text:p>
          </table:table-cell>
          <table:table-cell office:value-type="float" office:value="1.83259773254395" calcext:value-type="float">
            <text:p>1.8325977325439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6.580285" calcext:value-type="float">
            <text:p>6.580285</text:p>
          </table:table-cell>
          <table:table-cell office:value-type="float" office:value="-4.5" calcext:value-type="float">
            <text:p>-4.5</text:p>
          </table:table-cell>
          <table:table-cell office:value-type="float" office:value="-0.91971492767334" calcext:value-type="float">
            <text:p>-0.91971492767334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9.5" calcext:value-type="float">
            <text:p>9.5</text:p>
          </table:table-cell>
          <table:table-cell office:value-type="float" office:value="23.329552" calcext:value-type="float">
            <text:p>23.329552</text:p>
          </table:table-cell>
          <table:table-cell office:value-type="float" office:value="-18" calcext:value-type="float">
            <text:p>-18</text:p>
          </table:table-cell>
          <table:table-cell office:value-type="float" office:value="-4.17044830322266" calcext:value-type="float">
            <text:p>-4.17044830322266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21" calcext:value-type="float">
            <text:p>21</text:p>
          </table:table-cell>
          <table:table-cell office:value-type="float" office:value="10.547811" calcext:value-type="float">
            <text:p>10.547811</text:p>
          </table:table-cell>
          <table:table-cell office:value-type="float" office:value="9.5" calcext:value-type="float">
            <text:p>9.5</text:p>
          </table:table-cell>
          <table:table-cell office:value-type="float" office:value="-0.952189445495606" calcext:value-type="float">
            <text:p>-0.952189445495606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6.0228996" calcext:value-type="float">
            <text:p>6.0228996</text:p>
          </table:table-cell>
          <table:table-cell office:value-type="float" office:value="-2" calcext:value-type="float">
            <text:p>-2</text:p>
          </table:table-cell>
          <table:table-cell office:value-type="float" office:value="1.52289962768555" calcext:value-type="float">
            <text:p>1.52289962768555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22" calcext:value-type="float">
            <text:p>22</text:p>
          </table:table-cell>
          <table:table-cell office:value-type="float" office:value="13.604983" calcext:value-type="float">
            <text:p>13.604983</text:p>
          </table:table-cell>
          <table:table-cell office:value-type="float" office:value="5.5" calcext:value-type="float">
            <text:p>5.5</text:p>
          </table:table-cell>
          <table:table-cell office:value-type="float" office:value="-2.89501667022705" calcext:value-type="float">
            <text:p>-2.895016670227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5" calcext:value-type="float">
            <text:p>9.5</text:p>
          </table:table-cell>
          <table:table-cell office:value-type="float" office:value="3.5744524" calcext:value-type="float">
            <text:p>3.5744524</text:p>
          </table:table-cell>
          <table:table-cell office:value-type="float" office:value="7.5" calcext:value-type="float">
            <text:p>7.5</text:p>
          </table:table-cell>
          <table:table-cell office:value-type="float" office:value="1.57445240020752" calcext:value-type="float">
            <text:p>1.5744524002075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8" calcext:value-type="float">
            <text:p>8</text:p>
          </table:table-cell>
          <table:table-cell office:value-type="float" office:value="4.1484876" calcext:value-type="float">
            <text:p>4.1484876</text:p>
          </table:table-cell>
          <table:table-cell office:value-type="float" office:value="5.5" calcext:value-type="float">
            <text:p>5.5</text:p>
          </table:table-cell>
          <table:table-cell office:value-type="float" office:value="1.64848756790161" calcext:value-type="float">
            <text:p>1.6484875679016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3.0558696" calcext:value-type="float">
            <text:p>3.0558696</text:p>
          </table:table-cell>
          <table:table-cell office:value-type="float" office:value="2.5" calcext:value-type="float">
            <text:p>2.5</text:p>
          </table:table-cell>
          <table:table-cell office:value-type="float" office:value="1.55586957931519" calcext:value-type="float">
            <text:p>1.555869579315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3.645133" calcext:value-type="float">
            <text:p>13.645133</text:p>
          </table:table-cell>
          <table:table-cell office:value-type="float" office:value="-8" calcext:value-type="float">
            <text:p>-8</text:p>
          </table:table-cell>
          <table:table-cell office:value-type="float" office:value="-2.35486698150635" calcext:value-type="float">
            <text:p>-2.3548669815063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4.4280396" calcext:value-type="float">
            <text:p>4.4280396</text:p>
          </table:table-cell>
          <table:table-cell office:value-type="float" office:value="-2.5" calcext:value-type="float">
            <text:p>-2.5</text:p>
          </table:table-cell>
          <table:table-cell office:value-type="float" office:value="0.92803955078125" calcext:value-type="float">
            <text:p>0.928039550781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.5" calcext:value-type="float">
            <text:p>9.5</text:p>
          </table:table-cell>
          <table:table-cell office:value-type="float" office:value="10.929966" calcext:value-type="float">
            <text:p>10.929966</text:p>
          </table:table-cell>
          <table:table-cell office:value-type="float" office:value="-4.5" calcext:value-type="float">
            <text:p>-4.5</text:p>
          </table:table-cell>
          <table:table-cell office:value-type="float" office:value="-3.07003402709961" calcext:value-type="float">
            <text:p>-3.070034027099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5" calcext:value-type="float">
            <text:p>5.5</text:p>
          </table:table-cell>
          <table:table-cell office:value-type="float" office:value="17.18162" calcext:value-type="float">
            <text:p>17.18162</text:p>
          </table:table-cell>
          <table:table-cell office:value-type="float" office:value="-17.5" calcext:value-type="float">
            <text:p>-17.5</text:p>
          </table:table-cell>
          <table:table-cell office:value-type="float" office:value="-5.81838035583496" calcext:value-type="float">
            <text:p>-5.81838035583496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6.506139" calcext:value-type="float">
            <text:p>6.506139</text:p>
          </table:table-cell>
          <table:table-cell office:value-type="float" office:value="0.5" calcext:value-type="float">
            <text:p>0.5</text:p>
          </table:table-cell>
          <table:table-cell office:value-type="float" office:value="1.00613880157471" calcext:value-type="float">
            <text:p>1.00613880157471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4" calcext:value-type="float">
            <text:p>14</text:p>
          </table:table-cell>
          <table:table-cell office:value-type="float" office:value="12.654287" calcext:value-type="float">
            <text:p>12.654287</text:p>
          </table:table-cell>
          <table:table-cell office:value-type="float" office:value="-0.5" calcext:value-type="float">
            <text:p>-0.5</text:p>
          </table:table-cell>
          <table:table-cell office:value-type="float" office:value="-1.84571266174316" calcext:value-type="float">
            <text:p>-1.845712661743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7.27544" calcext:value-type="float">
            <text:p>17.27544</text:p>
          </table:table-cell>
          <table:table-cell office:value-type="float" office:value="5" calcext:value-type="float">
            <text:p>5</text:p>
          </table:table-cell>
          <table:table-cell office:value-type="float" office:value="1.27544021606445" calcext:value-type="float">
            <text:p>1.27544021606445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22" calcext:value-type="float">
            <text:p>22</text:p>
          </table:table-cell>
          <table:table-cell office:value-type="float" office:value="16.269466" calcext:value-type="float">
            <text:p>16.269466</text:p>
          </table:table-cell>
          <table:table-cell office:value-type="float" office:value="3.5" calcext:value-type="float">
            <text:p>3.5</text:p>
          </table:table-cell>
          <table:table-cell office:value-type="float" office:value="-2.23053359985352" calcext:value-type="float">
            <text:p>-2.230533599853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.612618" calcext:value-type="float">
            <text:p>9.612618</text:p>
          </table:table-cell>
          <table:table-cell office:value-type="float" office:value="-2" calcext:value-type="float">
            <text:p>-2</text:p>
          </table:table-cell>
          <table:table-cell office:value-type="float" office:value="0.612618446350098" calcext:value-type="float">
            <text:p>0.6126184463500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.077804" calcext:value-type="float">
            <text:p>13.077804</text:p>
          </table:table-cell>
          <table:table-cell office:value-type="float" office:value="-9" calcext:value-type="float">
            <text:p>-9</text:p>
          </table:table-cell>
          <table:table-cell office:value-type="float" office:value="0.0778036117553711" calcext:value-type="float">
            <text:p>0.077803611755371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24.5" calcext:value-type="float">
            <text:p>24.5</text:p>
          </table:table-cell>
          <table:table-cell office:value-type="float" office:value="18.271366" calcext:value-type="float">
            <text:p>18.271366</text:p>
          </table:table-cell>
          <table:table-cell office:value-type="float" office:value="4" calcext:value-type="float">
            <text:p>4</text:p>
          </table:table-cell>
          <table:table-cell office:value-type="float" office:value="-2.22863388061523" calcext:value-type="float">
            <text:p>-2.22863388061523</text:p>
          </table:table-cell>
        </table:table-row>
        <table:table-row table:style-name="ro1">
          <table:table-cell table:number-columns-repeated="2" office:value-type="float" office:value="1.5" calcext:value-type="float">
            <text:p>1.5</text:p>
          </table:table-cell>
          <table:table-cell office:value-type="float" office:value="3.6036038" calcext:value-type="float">
            <text:p>3.6036038</text:p>
          </table:table-cell>
          <table:table-cell office:value-type="float" office:value="0" calcext:value-type="float">
            <text:p>0</text:p>
          </table:table-cell>
          <table:table-cell office:value-type="float" office:value="2.10360383987427" calcext:value-type="float">
            <text:p>2.10360383987427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28.5" calcext:value-type="float">
            <text:p>28.5</text:p>
          </table:table-cell>
          <table:table-cell office:value-type="float" office:value="16.9477" calcext:value-type="float">
            <text:p>16.9477</text:p>
          </table:table-cell>
          <table:table-cell office:value-type="float" office:value="8" calcext:value-type="float">
            <text:p>8</text:p>
          </table:table-cell>
          <table:table-cell office:value-type="float" office:value="-3.55229949951172" calcext:value-type="float">
            <text:p>-3.552299499511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.628478" calcext:value-type="float">
            <text:p>9.628478</text:p>
          </table:table-cell>
          <table:table-cell office:value-type="float" office:value="-5" calcext:value-type="float">
            <text:p>-5</text:p>
          </table:table-cell>
          <table:table-cell office:value-type="float" office:value="-1.37152194976807" calcext:value-type="float">
            <text:p>-1.371521949768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2.636718" calcext:value-type="float">
            <text:p>12.636718</text:p>
          </table:table-cell>
          <table:table-cell office:value-type="float" office:value="5" calcext:value-type="float">
            <text:p>5</text:p>
          </table:table-cell>
          <table:table-cell office:value-type="float" office:value="-0.363282203674316" calcext:value-type="float">
            <text:p>-0.3632822036743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.3644934" calcext:value-type="float">
            <text:p>5.3644934</text:p>
          </table:table-cell>
          <table:table-cell office:value-type="float" office:value="0.5" calcext:value-type="float">
            <text:p>0.5</text:p>
          </table:table-cell>
          <table:table-cell office:value-type="float" office:value="1.36449337005615" calcext:value-type="float">
            <text:p>1.36449337005615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1.5" calcext:value-type="float">
            <text:p>11.5</text:p>
          </table:table-cell>
          <table:table-cell office:value-type="float" office:value="13.941049" calcext:value-type="float">
            <text:p>13.941049</text:p>
          </table:table-cell>
          <table:table-cell office:value-type="float" office:value="-3" calcext:value-type="float">
            <text:p>-3</text:p>
          </table:table-cell>
          <table:table-cell office:value-type="float" office:value="-0.558951377868652" calcext:value-type="float">
            <text:p>-0.5589513778686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office:value-type="float" office:value="5.374411" calcext:value-type="float">
            <text:p>5.374411</text:p>
          </table:table-cell>
          <table:table-cell office:value-type="float" office:value="4.5" calcext:value-type="float">
            <text:p>4.5</text:p>
          </table:table-cell>
          <table:table-cell office:value-type="float" office:value="2.37441110610962" calcext:value-type="float">
            <text:p>2.374411106109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8786864" calcext:value-type="float">
            <text:p>2.8786864</text:p>
          </table:table-cell>
          <table:table-cell office:value-type="float" office:value="6" calcext:value-type="float">
            <text:p>6</text:p>
          </table:table-cell>
          <table:table-cell office:value-type="float" office:value="2.87868642807007" calcext:value-type="float">
            <text:p>2.87868642807007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7" calcext:value-type="float">
            <text:p>7</text:p>
          </table:table-cell>
          <table:table-cell office:value-type="float" office:value="14.329674" calcext:value-type="float">
            <text:p>14.329674</text:p>
          </table:table-cell>
          <table:table-cell office:value-type="float" office:value="-12.5" calcext:value-type="float">
            <text:p>-12.5</text:p>
          </table:table-cell>
          <table:table-cell office:value-type="float" office:value="-5.17032623291016" calcext:value-type="float">
            <text:p>-5.17032623291016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7.5" calcext:value-type="float">
            <text:p>7.5</text:p>
          </table:table-cell>
          <table:table-cell office:value-type="float" office:value="10.468801" calcext:value-type="float">
            <text:p>10.468801</text:p>
          </table:table-cell>
          <table:table-cell office:value-type="float" office:value="-6" calcext:value-type="float">
            <text:p>-6</text:p>
          </table:table-cell>
          <table:table-cell office:value-type="float" office:value="-3.03119945526123" calcext:value-type="float">
            <text:p>-3.03119945526123</text:p>
          </table:table-cell>
        </table:table-row>
        <table:table-row table:style-name="ro1">
          <table:table-cell table:number-columns-repeated="2" office:value-type="float" office:value="15.5" calcext:value-type="float">
            <text:p>15.5</text:p>
          </table:table-cell>
          <table:table-cell office:value-type="float" office:value="13.634358" calcext:value-type="float">
            <text:p>13.634358</text:p>
          </table:table-cell>
          <table:table-cell office:value-type="float" office:value="0" calcext:value-type="float">
            <text:p>0</text:p>
          </table:table-cell>
          <table:table-cell office:value-type="float" office:value="-1.86564159393311" calcext:value-type="float">
            <text:p>-1.86564159393311</text:p>
          </table:table-cell>
        </table:table-row>
        <table:table-row table:style-name="ro1">
          <table:table-cell table:number-columns-repeated="2" office:value-type="float" office:value="8.5" calcext:value-type="float">
            <text:p>8.5</text:p>
          </table:table-cell>
          <table:table-cell office:value-type="float" office:value="9.558469" calcext:value-type="float">
            <text:p>9.558469</text:p>
          </table:table-cell>
          <table:table-cell office:value-type="float" office:value="0" calcext:value-type="float">
            <text:p>0</text:p>
          </table:table-cell>
          <table:table-cell office:value-type="float" office:value="1.05846881866455" calcext:value-type="float">
            <text:p>1.05846881866455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22" calcext:value-type="float">
            <text:p>22</text:p>
          </table:table-cell>
          <table:table-cell office:value-type="float" office:value="13.789157" calcext:value-type="float">
            <text:p>13.789157</text:p>
          </table:table-cell>
          <table:table-cell office:value-type="float" office:value="6.5" calcext:value-type="float">
            <text:p>6.5</text:p>
          </table:table-cell>
          <table:table-cell office:value-type="float" office:value="-1.71084308624268" calcext:value-type="float">
            <text:p>-1.710843086242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.2326145" calcext:value-type="float">
            <text:p>5.2326145</text:p>
          </table:table-cell>
          <table:table-cell office:value-type="float" office:value="9" calcext:value-type="float">
            <text:p>9</text:p>
          </table:table-cell>
          <table:table-cell office:value-type="float" office:value="0.232614517211914" calcext:value-type="float">
            <text:p>0.23261451721191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2.5" calcext:value-type="float">
            <text:p>22.5</text:p>
          </table:table-cell>
          <table:table-cell office:value-type="float" office:value="6.4682107" calcext:value-type="float">
            <text:p>6.4682107</text:p>
          </table:table-cell>
          <table:table-cell office:value-type="float" office:value="17" calcext:value-type="float">
            <text:p>17</text:p>
          </table:table-cell>
          <table:table-cell office:value-type="float" office:value="0.968210697174072" calcext:value-type="float">
            <text:p>0.968210697174072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.5" calcext:value-type="float">
            <text:p>5.5</text:p>
          </table:table-cell>
          <table:table-cell office:value-type="float" office:value="11.948802" calcext:value-type="float">
            <text:p>11.948802</text:p>
          </table:table-cell>
          <table:table-cell office:value-type="float" office:value="-7" calcext:value-type="float">
            <text:p>-7</text:p>
          </table:table-cell>
          <table:table-cell office:value-type="float" office:value="-0.55119800567627" calcext:value-type="float">
            <text:p>-0.55119800567627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4.033199" calcext:value-type="float">
            <text:p>4.033199</text:p>
          </table:table-cell>
          <table:table-cell office:value-type="float" office:value="-2.5" calcext:value-type="float">
            <text:p>-2.5</text:p>
          </table:table-cell>
          <table:table-cell office:value-type="float" office:value="0.533198833465576" calcext:value-type="float">
            <text:p>0.5331988334655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.5" calcext:value-type="float">
            <text:p>31.5</text:p>
          </table:table-cell>
          <table:table-cell office:value-type="float" office:value="18.16665" calcext:value-type="float">
            <text:p>18.16665</text:p>
          </table:table-cell>
          <table:table-cell office:value-type="float" office:value="11.5" calcext:value-type="float">
            <text:p>11.5</text:p>
          </table:table-cell>
          <table:table-cell office:value-type="float" office:value="-1.83334922790527" calcext:value-type="float">
            <text:p>-1.83334922790527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35.5" calcext:value-type="float">
            <text:p>35.5</text:p>
          </table:table-cell>
          <table:table-cell office:value-type="float" office:value="38.907974" calcext:value-type="float">
            <text:p>38.907974</text:p>
          </table:table-cell>
          <table:table-cell office:value-type="float" office:value="-5" calcext:value-type="float">
            <text:p>-5</text:p>
          </table:table-cell>
          <table:table-cell office:value-type="float" office:value="-1.59202575683594" calcext:value-type="float">
            <text:p>-1.5920257568359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float" office:value="6.1617856" calcext:value-type="float">
            <text:p>6.1617856</text:p>
          </table:table-cell>
          <table:table-cell office:value-type="float" office:value="2" calcext:value-type="float">
            <text:p>2</text:p>
          </table:table-cell>
          <table:table-cell office:value-type="float" office:value="-0.33821439743042" calcext:value-type="float">
            <text:p>-0.33821439743042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8.5" calcext:value-type="float">
            <text:p>8.5</text:p>
          </table:table-cell>
          <table:table-cell office:value-type="float" office:value="4.449267" calcext:value-type="float">
            <text:p>4.449267</text:p>
          </table:table-cell>
          <table:table-cell office:value-type="float" office:value="5" calcext:value-type="float">
            <text:p>5</text:p>
          </table:table-cell>
          <table:table-cell office:value-type="float" office:value="0.949266910552978" calcext:value-type="float">
            <text:p>0.9492669105529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.92176" calcext:value-type="float">
            <text:p>17.92176</text:p>
          </table:table-cell>
          <table:table-cell office:value-type="float" office:value="-9" calcext:value-type="float">
            <text:p>-9</text:p>
          </table:table-cell>
          <table:table-cell office:value-type="float" office:value="-1.07823944091797" calcext:value-type="float">
            <text:p>-1.07823944091797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2.5" calcext:value-type="float">
            <text:p>12.5</text:p>
          </table:table-cell>
          <table:table-cell office:value-type="float" office:value="11.623951" calcext:value-type="float">
            <text:p>11.623951</text:p>
          </table:table-cell>
          <table:table-cell office:value-type="float" office:value="1" calcext:value-type="float">
            <text:p>1</text:p>
          </table:table-cell>
          <table:table-cell office:value-type="float" office:value="0.123950958251953" calcext:value-type="float">
            <text:p>0.12395095825195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.5" calcext:value-type="float">
            <text:p>25.5</text:p>
          </table:table-cell>
          <table:table-cell office:value-type="float" office:value="29.570377" calcext:value-type="float">
            <text:p>29.570377</text:p>
          </table:table-cell>
          <table:table-cell office:value-type="float" office:value="-12.5" calcext:value-type="float">
            <text:p>-12.5</text:p>
          </table:table-cell>
          <table:table-cell office:value-type="float" office:value="-8.42962265014648" calcext:value-type="float">
            <text:p>-8.42962265014648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7.5" calcext:value-type="float">
            <text:p>17.5</text:p>
          </table:table-cell>
          <table:table-cell office:value-type="float" office:value="13.574145" calcext:value-type="float">
            <text:p>13.574145</text:p>
          </table:table-cell>
          <table:table-cell office:value-type="float" office:value="3" calcext:value-type="float">
            <text:p>3</text:p>
          </table:table-cell>
          <table:table-cell office:value-type="float" office:value="-0.925854682922363" calcext:value-type="float">
            <text:p>-0.925854682922363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53" calcext:value-type="float">
            <text:p>53</text:p>
          </table:table-cell>
          <table:table-cell office:value-type="float" office:value="38.24118" calcext:value-type="float">
            <text:p>38.24118</text:p>
          </table:table-cell>
          <table:table-cell office:value-type="float" office:value="16.5" calcext:value-type="float">
            <text:p>16.5</text:p>
          </table:table-cell>
          <table:table-cell office:value-type="float" office:value="1.74118041992188" calcext:value-type="float">
            <text:p>1.74118041992188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21.5" calcext:value-type="float">
            <text:p>21.5</text:p>
          </table:table-cell>
          <table:table-cell office:value-type="float" office:value="15.381112" calcext:value-type="float">
            <text:p>15.381112</text:p>
          </table:table-cell>
          <table:table-cell office:value-type="float" office:value="4" calcext:value-type="float">
            <text:p>4</text:p>
          </table:table-cell>
          <table:table-cell office:value-type="float" office:value="-2.11888790130615" calcext:value-type="float">
            <text:p>-2.118887901306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.5" calcext:value-type="float">
            <text:p>31.5</text:p>
          </table:table-cell>
          <table:table-cell office:value-type="float" office:value="21.731306" calcext:value-type="float">
            <text:p>21.731306</text:p>
          </table:table-cell>
          <table:table-cell office:value-type="float" office:value="4.5" calcext:value-type="float">
            <text:p>4.5</text:p>
          </table:table-cell>
          <table:table-cell office:value-type="float" office:value="-5.2686939239502" calcext:value-type="float">
            <text:p>-5.2686939239502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24" calcext:value-type="float">
            <text:p>24</text:p>
          </table:table-cell>
          <table:table-cell office:value-type="float" office:value="33.249443" calcext:value-type="float">
            <text:p>33.249443</text:p>
          </table:table-cell>
          <table:table-cell office:value-type="float" office:value="-18.5" calcext:value-type="float">
            <text:p>-18.5</text:p>
          </table:table-cell>
          <table:table-cell office:value-type="float" office:value="-9.25055694580078" calcext:value-type="float">
            <text:p>-9.25055694580078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3.5" calcext:value-type="float">
            <text:p>13.5</text:p>
          </table:table-cell>
          <table:table-cell office:value-type="float" office:value="14.289693" calcext:value-type="float">
            <text:p>14.289693</text:p>
          </table:table-cell>
          <table:table-cell office:value-type="float" office:value="-2" calcext:value-type="float">
            <text:p>-2</text:p>
          </table:table-cell>
          <table:table-cell office:value-type="float" office:value="-1.21030712127686" calcext:value-type="float">
            <text:p>-1.21030712127686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18.5" calcext:value-type="float">
            <text:p>18.5</text:p>
          </table:table-cell>
          <table:table-cell office:value-type="float" office:value="22.859642" calcext:value-type="float">
            <text:p>22.859642</text:p>
          </table:table-cell>
          <table:table-cell office:value-type="float" office:value="-7" calcext:value-type="float">
            <text:p>-7</text:p>
          </table:table-cell>
          <table:table-cell office:value-type="float" office:value="-2.64035797119141" calcext:value-type="float">
            <text:p>-2.64035797119141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44.5" calcext:value-type="float">
            <text:p>44.5</text:p>
          </table:table-cell>
          <table:table-cell office:value-type="float" office:value="48.325966" calcext:value-type="float">
            <text:p>48.325966</text:p>
          </table:table-cell>
          <table:table-cell office:value-type="float" office:value="-9" calcext:value-type="float">
            <text:p>-9</text:p>
          </table:table-cell>
          <table:table-cell office:value-type="float" office:value="-5.17403411865234" calcext:value-type="float">
            <text:p>-5.174034118652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00:18:45.278803666</meta:creation-date>
    <dc:date>2020-01-27T23:13:19.638116835</dc:date>
    <meta:editing-duration>PT9M28S</meta:editing-duration>
    <meta:editing-cycles>1</meta:editing-cycles>
    <meta:document-statistic meta:table-count="4" meta:cell-count="1760" meta:object-count="5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dash" draw:stroke-dash="Fine_20_Dotted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719cm" svg:height="17.771cm" xlink:href=".." xlink:type="simple" chart:class="chart:scatter" chart:style-name="ch1">
        <chart:legend chart:legend-position="end" svg:x="25.464cm" svg:y="8.337cm" style:legend-expansion="high" chart:style-name="ch2"/>
        <chart:plot-area chart:style-name="ch3" table:cell-range-address="sin.A3:sin.C103" chart:data-source-has-labels="row" svg:x="0.574cm" svg:y="0.355cm" svg:width="24.316cm" svg:height="17.061cm">
          <chartooo:coordinate-region svg:x="0.812cm" svg:y="0.554cm" svg:width="23.891cm" svg:height="16.6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n.B4:sin.B103" chart:label-cell-address="sin.B3:sin.B3" chart:class="chart:scatter">
            <chart:domain table:cell-range-address="sin.A4:sin.A103"/>
            <chart:data-point chart:repeated="100"/>
          </chart:series>
          <chart:series chart:style-name="ch7" chart:values-cell-range-address="sin.C4:sin.C103" chart:label-cell-address="sin.C3:sin.C3" chart:class="chart:scatte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arget</text:p>
                <draw:g>
                  <svg:desc>sin.B3:sin.B3</svg:desc>
                </draw:g>
              </table:table-cell>
              <table:table-cell office:value-type="string">
                <text:p>learned</text:p>
                <draw:g>
                  <svg:desc>sin.C3:sin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sin.A4:sin.A103</svg:desc>
                </draw:g>
              </table:table-cell>
              <table:table-cell office:value-type="float" office:value="0.9589243">
                <text:p>0.9589243</text:p>
                <draw:g>
                  <svg:desc>sin.B4:sin.B103</svg:desc>
                </draw:g>
              </table:table-cell>
              <table:table-cell office:value-type="float" office:value="0.95490396">
                <text:p>0.95490396</text:p>
                <draw:g>
                  <svg:desc>sin.C4:sin.C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8">
                <text:p>-4.8</text:p>
              </table:table-cell>
              <table:table-cell office:value-type="float" office:value="0.9961646">
                <text:p>0.9961646</text:p>
              </table:table-cell>
              <table:table-cell office:value-type="float" office:value="0.954862">
                <text:p>0.9548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6">
                <text:p>-4.6</text:p>
              </table:table-cell>
              <table:table-cell office:value-type="float" office:value="0.993691">
                <text:p>0.993691</text:p>
              </table:table-cell>
              <table:table-cell office:value-type="float" office:value="0.9548193">
                <text:p>0.95481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4">
                <text:p>-4.4</text:p>
              </table:table-cell>
              <table:table-cell office:value-type="float" office:value="0.9516021">
                <text:p>0.9516021</text:p>
              </table:table-cell>
              <table:table-cell office:value-type="float" office:value="0.9547771">
                <text:p>0.95477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2">
                <text:p>-4.2</text:p>
              </table:table-cell>
              <table:table-cell office:value-type="float" office:value="0.8715758">
                <text:p>0.8715758</text:p>
              </table:table-cell>
              <table:table-cell office:value-type="float" office:value="0.8734392">
                <text:p>0.8734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">
                <text:p>-4</text:p>
              </table:table-cell>
              <table:table-cell office:value-type="float" office:value="0.7568025">
                <text:p>0.7568025</text:p>
              </table:table-cell>
              <table:table-cell office:value-type="float" office:value="0.73559105">
                <text:p>0.73559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8">
                <text:p>-3.8</text:p>
              </table:table-cell>
              <table:table-cell office:value-type="float" office:value="0.6118579">
                <text:p>0.6118579</text:p>
              </table:table-cell>
              <table:table-cell office:value-type="float" office:value="0.5977427">
                <text:p>0.59774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.6">
                <text:p>-3.6</text:p>
              </table:table-cell>
              <table:table-cell office:value-type="float" office:value="0.44252044">
                <text:p>0.44252044</text:p>
              </table:table-cell>
              <table:table-cell office:value-type="float" office:value="0.43025696">
                <text:p>0.430256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.4">
                <text:p>-3.4</text:p>
              </table:table-cell>
              <table:table-cell office:value-type="float" office:value="0.25554112">
                <text:p>0.25554112</text:p>
              </table:table-cell>
              <table:table-cell office:value-type="float" office:value="0.24234307">
                <text:p>0.242343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.2">
                <text:p>-3.2</text:p>
              </table:table-cell>
              <table:table-cell office:value-type="float" office:value="0.058374144">
                <text:p>0.058374144</text:p>
              </table:table-cell>
              <table:table-cell office:value-type="float" office:value="0.054428697">
                <text:p>0.0544286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">
                <text:p>-3</text:p>
              </table:table-cell>
              <table:table-cell office:value-type="float" office:value="-0.14112">
                <text:p>-0.14112</text:p>
              </table:table-cell>
              <table:table-cell office:value-type="float" office:value="-0.13348544">
                <text:p>-0.133485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8">
                <text:p>-2.8</text:p>
              </table:table-cell>
              <table:table-cell office:value-type="float" office:value="-0.33498815">
                <text:p>-0.33498815</text:p>
              </table:table-cell>
              <table:table-cell office:value-type="float" office:value="-0.32140005">
                <text:p>-0.321400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6">
                <text:p>-2.6</text:p>
              </table:table-cell>
              <table:table-cell office:value-type="float" office:value="-0.5155014">
                <text:p>-0.5155014</text:p>
              </table:table-cell>
              <table:table-cell office:value-type="float" office:value="-0.5093142">
                <text:p>-0.50931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4">
                <text:p>-2.4</text:p>
              </table:table-cell>
              <table:table-cell office:value-type="float" office:value="-0.6754632">
                <text:p>-0.6754632</text:p>
              </table:table-cell>
              <table:table-cell office:value-type="float" office:value="-0.6972282">
                <text:p>-0.69722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2">
                <text:p>-2.2</text:p>
              </table:table-cell>
              <table:table-cell office:value-type="float" office:value="-0.8084964">
                <text:p>-0.8084964</text:p>
              </table:table-cell>
              <table:table-cell office:value-type="float" office:value="-0.8221046">
                <text:p>-0.82210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">
                <text:p>-2</text:p>
              </table:table-cell>
              <table:table-cell office:value-type="float" office:value="-0.9092974">
                <text:p>-0.9092974</text:p>
              </table:table-cell>
              <table:table-cell office:value-type="float" office:value="-0.89861155">
                <text:p>-0.898611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8">
                <text:p>-1.8</text:p>
              </table:table-cell>
              <table:table-cell office:value-type="float" office:value="-0.9738476">
                <text:p>-0.9738476</text:p>
              </table:table-cell>
              <table:table-cell office:value-type="float" office:value="-0.9751187">
                <text:p>-0.97511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6">
                <text:p>-1.6</text:p>
              </table:table-cell>
              <table:table-cell office:value-type="float" office:value="-0.9995736">
                <text:p>-0.9995736</text:p>
              </table:table-cell>
              <table:table-cell office:value-type="float" office:value="-1.010874">
                <text:p>-1.0108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4">
                <text:p>-1.4</text:p>
              </table:table-cell>
              <table:table-cell office:value-type="float" office:value="-0.98544973">
                <text:p>-0.98544973</text:p>
              </table:table-cell>
              <table:table-cell office:value-type="float" office:value="-0.9871163">
                <text:p>-0.98711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2">
                <text:p>-1.2</text:p>
              </table:table-cell>
              <table:table-cell office:value-type="float" office:value="-0.9320391">
                <text:p>-0.9320391</text:p>
              </table:table-cell>
              <table:table-cell office:value-type="float" office:value="-0.92572314">
                <text:p>-0.925723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">
                <text:p>-1</text:p>
              </table:table-cell>
              <table:table-cell office:value-type="float" office:value="-0.84147096">
                <text:p>-0.84147096</text:p>
              </table:table-cell>
              <table:table-cell office:value-type="float" office:value="-0.8254589">
                <text:p>-0.82545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8">
                <text:p>-0.8</text:p>
              </table:table-cell>
              <table:table-cell office:value-type="float" office:value="-0.7173561">
                <text:p>-0.7173561</text:p>
              </table:table-cell>
              <table:table-cell office:value-type="float" office:value="-0.7251942">
                <text:p>-0.72519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6">
                <text:p>-0.6</text:p>
              </table:table-cell>
              <table:table-cell office:value-type="float" office:value="-0.5646425">
                <text:p>-0.5646425</text:p>
              </table:table-cell>
              <table:table-cell office:value-type="float" office:value="-0.564532">
                <text:p>-0.5645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4">
                <text:p>-0.4</text:p>
              </table:table-cell>
              <table:table-cell office:value-type="float" office:value="-0.38941833">
                <text:p>-0.38941833</text:p>
              </table:table-cell>
              <table:table-cell office:value-type="float" office:value="-0.3756659">
                <text:p>-0.37566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2">
                <text:p>-0.2</text:p>
              </table:table-cell>
              <table:table-cell office:value-type="float" office:value="-0.19866933">
                <text:p>-0.19866933</text:p>
              </table:table-cell>
              <table:table-cell office:value-type="float" office:value="-0.18680096">
                <text:p>-0.186800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065301">
                <text:p>0.0020653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">
                <text:p>0.2</text:p>
              </table:table-cell>
              <table:table-cell office:value-type="float" office:value="0.19866933">
                <text:p>0.19866933</text:p>
              </table:table-cell>
              <table:table-cell office:value-type="float" office:value="0.19093144">
                <text:p>0.190931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">
                <text:p>0.4</text:p>
              </table:table-cell>
              <table:table-cell office:value-type="float" office:value="0.38941833">
                <text:p>0.38941833</text:p>
              </table:table-cell>
              <table:table-cell office:value-type="float" office:value="0.37979686">
                <text:p>0.379796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">
                <text:p>0.6</text:p>
              </table:table-cell>
              <table:table-cell office:value-type="float" office:value="0.5646425">
                <text:p>0.5646425</text:p>
              </table:table-cell>
              <table:table-cell office:value-type="float" office:value="0.568663">
                <text:p>0.5686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">
                <text:p>0.8</text:p>
              </table:table-cell>
              <table:table-cell office:value-type="float" office:value="0.7173561">
                <text:p>0.7173561</text:p>
              </table:table-cell>
              <table:table-cell office:value-type="float" office:value="0.7575289">
                <text:p>0.75752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.84147096">
                <text:p>0.84147096</text:p>
              </table:table-cell>
              <table:table-cell office:value-type="float" office:value="0.89990604">
                <text:p>0.899906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">
                <text:p>1.2</text:p>
              </table:table-cell>
              <table:table-cell office:value-type="float" office:value="0.9320391">
                <text:p>0.9320391</text:p>
              </table:table-cell>
              <table:table-cell office:value-type="float" office:value="0.9347247">
                <text:p>0.93472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4">
                <text:p>1.4</text:p>
              </table:table-cell>
              <table:table-cell office:value-type="float" office:value="0.98544973">
                <text:p>0.98544973</text:p>
              </table:table-cell>
              <table:table-cell office:value-type="float" office:value="0.96954334">
                <text:p>0.969543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">
                <text:p>1.6</text:p>
              </table:table-cell>
              <table:table-cell office:value-type="float" office:value="0.9995736">
                <text:p>0.9995736</text:p>
              </table:table-cell>
              <table:table-cell office:value-type="float" office:value="1.0043625">
                <text:p>1.0043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">
                <text:p>1.8</text:p>
              </table:table-cell>
              <table:table-cell office:value-type="float" office:value="0.9738476">
                <text:p>0.9738476</text:p>
              </table:table-cell>
              <table:table-cell office:value-type="float" office:value="1.0391814">
                <text:p>1.03918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0.9092974">
                <text:p>0.9092974</text:p>
              </table:table-cell>
              <table:table-cell office:value-type="float" office:value="1.008128">
                <text:p>1.0081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2">
                <text:p>2.2</text:p>
              </table:table-cell>
              <table:table-cell office:value-type="float" office:value="0.8084964">
                <text:p>0.8084964</text:p>
              </table:table-cell>
              <table:table-cell office:value-type="float" office:value="0.83365333">
                <text:p>0.83365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4">
                <text:p>2.4</text:p>
              </table:table-cell>
              <table:table-cell office:value-type="float" office:value="0.6754632">
                <text:p>0.6754632</text:p>
              </table:table-cell>
              <table:table-cell office:value-type="float" office:value="0.6591786">
                <text:p>0.65917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6">
                <text:p>2.6</text:p>
              </table:table-cell>
              <table:table-cell office:value-type="float" office:value="0.5155014">
                <text:p>0.5155014</text:p>
              </table:table-cell>
              <table:table-cell office:value-type="float" office:value="0.48470306">
                <text:p>0.484703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8">
                <text:p>2.8</text:p>
              </table:table-cell>
              <table:table-cell office:value-type="float" office:value="0.33498815">
                <text:p>0.33498815</text:p>
              </table:table-cell>
              <table:table-cell office:value-type="float" office:value="0.31022847">
                <text:p>0.310228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0.14112">
                <text:p>0.14112</text:p>
              </table:table-cell>
              <table:table-cell office:value-type="float" office:value="0.13575375">
                <text:p>0.135753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2">
                <text:p>3.2</text:p>
              </table:table-cell>
              <table:table-cell office:value-type="float" office:value="-0.058374144">
                <text:p>-0.058374144</text:p>
              </table:table-cell>
              <table:table-cell office:value-type="float" office:value="-0.038721323">
                <text:p>-0.0387213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4">
                <text:p>3.4</text:p>
              </table:table-cell>
              <table:table-cell office:value-type="float" office:value="-0.25554112">
                <text:p>-0.25554112</text:p>
              </table:table-cell>
              <table:table-cell office:value-type="float" office:value="-0.21319628">
                <text:p>-0.213196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6">
                <text:p>3.6</text:p>
              </table:table-cell>
              <table:table-cell office:value-type="float" office:value="-0.44252044">
                <text:p>-0.44252044</text:p>
              </table:table-cell>
              <table:table-cell office:value-type="float" office:value="-0.38767105">
                <text:p>-0.38767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8">
                <text:p>3.8</text:p>
              </table:table-cell>
              <table:table-cell office:value-type="float" office:value="-0.6118579">
                <text:p>-0.6118579</text:p>
              </table:table-cell>
              <table:table-cell office:value-type="float" office:value="-0.5621458">
                <text:p>-0.56214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-0.7568025">
                <text:p>-0.7568025</text:p>
              </table:table-cell>
              <table:table-cell office:value-type="float" office:value="-0.7366209">
                <text:p>-0.73662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2">
                <text:p>4.2</text:p>
              </table:table-cell>
              <table:table-cell office:value-type="float" office:value="-0.8715758">
                <text:p>-0.8715758</text:p>
              </table:table-cell>
              <table:table-cell office:value-type="float" office:value="-0.86207235">
                <text:p>-0.862072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4">
                <text:p>4.4</text:p>
              </table:table-cell>
              <table:table-cell office:value-type="float" office:value="-0.9516021">
                <text:p>-0.9516021</text:p>
              </table:table-cell>
              <table:table-cell office:value-type="float" office:value="-0.94908357">
                <text:p>-0.949083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6">
                <text:p>4.6</text:p>
              </table:table-cell>
              <table:table-cell office:value-type="float" office:value="-0.993691">
                <text:p>-0.993691</text:p>
              </table:table-cell>
              <table:table-cell office:value-type="float" office:value="-0.97211975">
                <text:p>-0.972119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8">
                <text:p>4.8</text:p>
              </table:table-cell>
              <table:table-cell office:value-type="float" office:value="-0.9961646">
                <text:p>-0.9961646</text:p>
              </table:table-cell>
              <table:table-cell office:value-type="float" office:value="-0.9872038">
                <text:p>-0.98720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-0.9589243">
                <text:p>-0.9589243</text:p>
              </table:table-cell>
              <table:table-cell office:value-type="float" office:value="-0.9262903">
                <text:p>-0.92629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2">
                <text:p>5.2</text:p>
              </table:table-cell>
              <table:table-cell office:value-type="float" office:value="-0.8834547">
                <text:p>-0.8834547</text:p>
              </table:table-cell>
              <table:table-cell office:value-type="float" office:value="-0.8519908">
                <text:p>-0.85199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4">
                <text:p>5.4</text:p>
              </table:table-cell>
              <table:table-cell office:value-type="float" office:value="-0.7727645">
                <text:p>-0.7727645</text:p>
              </table:table-cell>
              <table:table-cell office:value-type="float" office:value="-0.6907398">
                <text:p>-0.69073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6">
                <text:p>5.6</text:p>
              </table:table-cell>
              <table:table-cell office:value-type="float" office:value="-0.63126665">
                <text:p>-0.63126665</text:p>
              </table:table-cell>
              <table:table-cell office:value-type="float" office:value="-0.52948993">
                <text:p>-0.529489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8">
                <text:p>5.8</text:p>
              </table:table-cell>
              <table:table-cell office:value-type="float" office:value="-0.46460217">
                <text:p>-0.46460217</text:p>
              </table:table-cell>
              <table:table-cell office:value-type="float" office:value="-0.36823928">
                <text:p>-0.368239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">
                <text:p>6</text:p>
              </table:table-cell>
              <table:table-cell office:value-type="float" office:value="-0.2794155">
                <text:p>-0.2794155</text:p>
              </table:table-cell>
              <table:table-cell office:value-type="float" office:value="-0.20698881">
                <text:p>-0.206988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2">
                <text:p>6.2</text:p>
              </table:table-cell>
              <table:table-cell office:value-type="float" office:value="-0.083089404">
                <text:p>-0.083089404</text:p>
              </table:table-cell>
              <table:table-cell office:value-type="float" office:value="-0.045739055">
                <text:p>-0.0457390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4">
                <text:p>6.4</text:p>
              </table:table-cell>
              <table:table-cell office:value-type="float" office:value="0.1165492">
                <text:p>0.1165492</text:p>
              </table:table-cell>
              <table:table-cell office:value-type="float" office:value="0.11551154">
                <text:p>0.115511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6">
                <text:p>6.6</text:p>
              </table:table-cell>
              <table:table-cell office:value-type="float" office:value="0.31154135">
                <text:p>0.31154135</text:p>
              </table:table-cell>
              <table:table-cell office:value-type="float" office:value="0.27676225">
                <text:p>0.276762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8">
                <text:p>6.8</text:p>
              </table:table-cell>
              <table:table-cell office:value-type="float" office:value="0.49411336">
                <text:p>0.49411336</text:p>
              </table:table-cell>
              <table:table-cell office:value-type="float" office:value="0.438012">
                <text:p>0.4380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">
                <text:p>7</text:p>
              </table:table-cell>
              <table:table-cell office:value-type="float" office:value="0.6569866">
                <text:p>0.6569866</text:p>
              </table:table-cell>
              <table:table-cell office:value-type="float" office:value="0.59926283">
                <text:p>0.599262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2">
                <text:p>7.2</text:p>
              </table:table-cell>
              <table:table-cell office:value-type="float" office:value="0.79366785">
                <text:p>0.79366785</text:p>
              </table:table-cell>
              <table:table-cell office:value-type="float" office:value="0.7605127">
                <text:p>0.76051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4">
                <text:p>7.4</text:p>
              </table:table-cell>
              <table:table-cell office:value-type="float" office:value="0.8987081">
                <text:p>0.8987081</text:p>
              </table:table-cell>
              <table:table-cell office:value-type="float" office:value="0.9217638">
                <text:p>0.92176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6">
                <text:p>7.6</text:p>
              </table:table-cell>
              <table:table-cell office:value-type="float" office:value="0.96791965">
                <text:p>0.96791965</text:p>
              </table:table-cell>
              <table:table-cell office:value-type="float" office:value="1.0830139">
                <text:p>1.08301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8">
                <text:p>7.8</text:p>
              </table:table-cell>
              <table:table-cell office:value-type="float" office:value="0.9985433">
                <text:p>0.9985433</text:p>
              </table:table-cell>
              <table:table-cell office:value-type="float" office:value="1.2442645">
                <text:p>1.24426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">
                <text:p>8</text:p>
              </table:table-cell>
              <table:table-cell office:value-type="float" office:value="0.98935825">
                <text:p>0.98935825</text:p>
              </table:table-cell>
              <table:table-cell office:value-type="float" office:value="1.1784633">
                <text:p>1.17846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2">
                <text:p>8.2</text:p>
              </table:table-cell>
              <table:table-cell office:value-type="float" office:value="0.9407306">
                <text:p>0.9407306</text:p>
              </table:table-cell>
              <table:table-cell office:value-type="float" office:value="1.0257567">
                <text:p>1.02575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4">
                <text:p>8.4</text:p>
              </table:table-cell>
              <table:table-cell office:value-type="float" office:value="0.8545989">
                <text:p>0.8545989</text:p>
              </table:table-cell>
              <table:table-cell office:value-type="float" office:value="0.87305033">
                <text:p>0.873050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6">
                <text:p>8.6</text:p>
              </table:table-cell>
              <table:table-cell office:value-type="float" office:value="0.7343971">
                <text:p>0.7343971</text:p>
              </table:table-cell>
              <table:table-cell office:value-type="float" office:value="0.7203431">
                <text:p>0.72034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8">
                <text:p>8.8</text:p>
              </table:table-cell>
              <table:table-cell office:value-type="float" office:value="0.5849172">
                <text:p>0.5849172</text:p>
              </table:table-cell>
              <table:table-cell office:value-type="float" office:value="0.56763625">
                <text:p>0.56763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">
                <text:p>9</text:p>
              </table:table-cell>
              <table:table-cell office:value-type="float" office:value="0.4121185">
                <text:p>0.4121185</text:p>
              </table:table-cell>
              <table:table-cell office:value-type="float" office:value="0.41493">
                <text:p>0.414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.2">
                <text:p>9.2</text:p>
              </table:table-cell>
              <table:table-cell office:value-type="float" office:value="0.22288992">
                <text:p>0.22288992</text:p>
              </table:table-cell>
              <table:table-cell office:value-type="float" office:value="0.2622224">
                <text:p>0.26222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.4">
                <text:p>9.4</text:p>
              </table:table-cell>
              <table:table-cell office:value-type="float" office:value="0.024775425">
                <text:p>0.024775425</text:p>
              </table:table-cell>
              <table:table-cell office:value-type="float" office:value="0.109515786">
                <text:p>0.1095157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.6">
                <text:p>9.6</text:p>
              </table:table-cell>
              <table:table-cell office:value-type="float" office:value="-0.17432678">
                <text:p>-0.17432678</text:p>
              </table:table-cell>
              <table:table-cell office:value-type="float" office:value="-0.043192506">
                <text:p>-0.0431925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8">
                <text:p>9.8</text:p>
              </table:table-cell>
              <table:table-cell office:value-type="float" office:value="-0.36647913">
                <text:p>-0.36647913</text:p>
              </table:table-cell>
              <table:table-cell office:value-type="float" office:value="-0.19589889">
                <text:p>-0.195898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">
                <text:p>10</text:p>
              </table:table-cell>
              <table:table-cell office:value-type="float" office:value="-0.5440211">
                <text:p>-0.5440211</text:p>
              </table:table-cell>
              <table:table-cell office:value-type="float" office:value="-0.348606">
                <text:p>-0.3486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2">
                <text:p>10.2</text:p>
              </table:table-cell>
              <table:table-cell office:value-type="float" office:value="-0.6998747">
                <text:p>-0.6998747</text:p>
              </table:table-cell>
              <table:table-cell office:value-type="float" office:value="-0.5013126">
                <text:p>-0.50131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.4">
                <text:p>10.4</text:p>
              </table:table-cell>
              <table:table-cell office:value-type="float" office:value="-0.82782644">
                <text:p>-0.82782644</text:p>
              </table:table-cell>
              <table:table-cell office:value-type="float" office:value="-0.65401995">
                <text:p>-0.654019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.6">
                <text:p>10.6</text:p>
              </table:table-cell>
              <table:table-cell office:value-type="float" office:value="-0.92277545">
                <text:p>-0.92277545</text:p>
              </table:table-cell>
              <table:table-cell office:value-type="float" office:value="-0.8067261">
                <text:p>-0.80672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.8">
                <text:p>10.8</text:p>
              </table:table-cell>
              <table:table-cell office:value-type="float" office:value="-0.9809362">
                <text:p>-0.9809362</text:p>
              </table:table-cell>
              <table:table-cell office:value-type="float" office:value="-0.9594332">
                <text:p>-0.95943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">
                <text:p>11</text:p>
              </table:table-cell>
              <table:table-cell office:value-type="float" office:value="-0.9999902">
                <text:p>-0.9999902</text:p>
              </table:table-cell>
              <table:table-cell office:value-type="float" office:value="-1.1121403">
                <text:p>-1.11214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.2">
                <text:p>11.2</text:p>
              </table:table-cell>
              <table:table-cell office:value-type="float" office:value="-0.9791777">
                <text:p>-0.9791777</text:p>
              </table:table-cell>
              <table:table-cell office:value-type="float" office:value="-1.0458161">
                <text:p>-1.04581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.4">
                <text:p>11.4</text:p>
              </table:table-cell>
              <table:table-cell office:value-type="float" office:value="-0.9193285">
                <text:p>-0.9193285</text:p>
              </table:table-cell>
              <table:table-cell office:value-type="float" office:value="-0.88184226">
                <text:p>-0.881842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.6">
                <text:p>11.6</text:p>
              </table:table-cell>
              <table:table-cell office:value-type="float" office:value="-0.8228286">
                <text:p>-0.8228286</text:p>
              </table:table-cell>
              <table:table-cell office:value-type="float" office:value="-0.71786845">
                <text:p>-0.717868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.8">
                <text:p>11.8</text:p>
              </table:table-cell>
              <table:table-cell office:value-type="float" office:value="-0.6935251">
                <text:p>-0.6935251</text:p>
              </table:table-cell>
              <table:table-cell office:value-type="float" office:value="-0.5538951">
                <text:p>-0.55389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">
                <text:p>12</text:p>
              </table:table-cell>
              <table:table-cell office:value-type="float" office:value="-0.53657293">
                <text:p>-0.53657293</text:p>
              </table:table-cell>
              <table:table-cell office:value-type="float" office:value="-0.38992226">
                <text:p>-0.389922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.2">
                <text:p>12.2</text:p>
              </table:table-cell>
              <table:table-cell office:value-type="float" office:value="-0.35822928">
                <text:p>-0.35822928</text:p>
              </table:table-cell>
              <table:table-cell office:value-type="float" office:value="-0.22594988">
                <text:p>-0.225949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.4">
                <text:p>12.4</text:p>
              </table:table-cell>
              <table:table-cell office:value-type="float" office:value="-0.16560417">
                <text:p>-0.16560417</text:p>
              </table:table-cell>
              <table:table-cell office:value-type="float" office:value="-0.061976552">
                <text:p>-0.0619765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.6">
                <text:p>12.6</text:p>
              </table:table-cell>
              <table:table-cell office:value-type="float" office:value="0.033623047">
                <text:p>0.033623047</text:p>
              </table:table-cell>
              <table:table-cell office:value-type="float" office:value="0.1019963">
                <text:p>0.10199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.8">
                <text:p>12.8</text:p>
              </table:table-cell>
              <table:table-cell office:value-type="float" office:value="0.23150982">
                <text:p>0.23150982</text:p>
              </table:table-cell>
              <table:table-cell office:value-type="float" office:value="0.2659701">
                <text:p>0.26597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">
                <text:p>13</text:p>
              </table:table-cell>
              <table:table-cell office:value-type="float" office:value="0.42016703">
                <text:p>0.42016703</text:p>
              </table:table-cell>
              <table:table-cell office:value-type="float" office:value="0.42994297">
                <text:p>0.429942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.2">
                <text:p>13.2</text:p>
              </table:table-cell>
              <table:table-cell office:value-type="float" office:value="0.5920735">
                <text:p>0.5920735</text:p>
              </table:table-cell>
              <table:table-cell office:value-type="float" office:value="0.5939163">
                <text:p>0.59391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.4">
                <text:p>13.4</text:p>
              </table:table-cell>
              <table:table-cell office:value-type="float" office:value="0.7403759">
                <text:p>0.7403759</text:p>
              </table:table-cell>
              <table:table-cell office:value-type="float" office:value="0.75788915">
                <text:p>0.757889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.6">
                <text:p>13.6</text:p>
              </table:table-cell>
              <table:table-cell office:value-type="float" office:value="0.8591618">
                <text:p>0.8591618</text:p>
              </table:table-cell>
              <table:table-cell office:value-type="float" office:value="0.8877562">
                <text:p>0.88775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.8">
                <text:p>13.8</text:p>
              </table:table-cell>
              <table:table-cell office:value-type="float" office:value="0.94369566">
                <text:p>0.94369566</text:p>
              </table:table-cell>
              <table:table-cell office:value-type="float" office:value="0.9025401">
                <text:p>0.90254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">
                <text:p>14</text:p>
              </table:table-cell>
              <table:table-cell office:value-type="float" office:value="0.9906074">
                <text:p>0.9906074</text:p>
              </table:table-cell>
              <table:table-cell office:value-type="float" office:value="0.917323">
                <text:p>0.9173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.2">
                <text:p>14.2</text:p>
              </table:table-cell>
              <table:table-cell office:value-type="float" office:value="0.99802667">
                <text:p>0.99802667</text:p>
              </table:table-cell>
              <table:table-cell office:value-type="float" office:value="0.9321083">
                <text:p>0.93210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.4">
                <text:p>14.4</text:p>
              </table:table-cell>
              <table:table-cell office:value-type="float" office:value="0.9656578">
                <text:p>0.9656578</text:p>
              </table:table-cell>
              <table:table-cell office:value-type="float" office:value="0.94689167">
                <text:p>0.946891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.6">
                <text:p>14.6</text:p>
              </table:table-cell>
              <table:table-cell office:value-type="float" office:value="0.8947912">
                <text:p>0.8947912</text:p>
              </table:table-cell>
              <table:table-cell office:value-type="float" office:value="0.9616746">
                <text:p>0.96167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.8">
                <text:p>14.8</text:p>
              </table:table-cell>
              <table:table-cell office:value-type="float" office:value="0.78825206">
                <text:p>0.78825206</text:p>
              </table:table-cell>
              <table:table-cell office:value-type="float" office:value="0.97645795">
                <text:p>0.976457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dash" draw:stroke-dash="Fine_20_Dotted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357cm" svg:height="21.575cm" xlink:href=".." xlink:type="simple" chart:class="chart:scatter" chart:style-name="ch1">
        <chart:legend chart:legend-position="end" svg:x="35.102cm" svg:y="10.239cm" style:legend-expansion="high" chart:style-name="ch2"/>
        <chart:plot-area chart:style-name="ch3" table:cell-range-address="poly.A3:poly.C103" chart:data-source-has-labels="row" svg:x="0.767cm" svg:y="0.431cm" svg:width="33.568cm" svg:height="20.713cm">
          <chartooo:coordinate-region svg:x="1.005cm" svg:y="0.63cm" svg:width="33.143cm" svg:height="19.8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oly.B4:poly.B103" chart:label-cell-address="poly.B3:poly.B3" chart:class="chart:scatter">
            <chart:domain table:cell-range-address="poly.A4:poly.A103"/>
            <chart:data-point chart:repeated="100"/>
          </chart:series>
          <chart:series chart:style-name="ch7" chart:values-cell-range-address="poly.C4:poly.C103" chart:label-cell-address="poly.C3:poly.C3" chart:class="chart:scatte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arget</text:p>
                <draw:g>
                  <svg:desc>poly.B3:poly.B3</svg:desc>
                </draw:g>
              </table:table-cell>
              <table:table-cell office:value-type="string">
                <text:p>learned</text:p>
                <draw:g>
                  <svg:desc>poly.C3:poly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poly.A4:poly.A103</svg:desc>
                </draw:g>
              </table:table-cell>
              <table:table-cell office:value-type="float" office:value="144">
                <text:p>144</text:p>
                <draw:g>
                  <svg:desc>poly.B4:poly.B103</svg:desc>
                </draw:g>
              </table:table-cell>
              <table:table-cell office:value-type="float" office:value="143.02255">
                <text:p>143.02255</text:p>
                <draw:g>
                  <svg:desc>poly.C4:poly.C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8">
                <text:p>-4.8</text:p>
              </table:table-cell>
              <table:table-cell office:value-type="float" office:value="133.6">
                <text:p>133.6</text:p>
              </table:table-cell>
              <table:table-cell office:value-type="float" office:value="133.45067">
                <text:p>133.450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6">
                <text:p>-4.6</text:p>
              </table:table-cell>
              <table:table-cell office:value-type="float" office:value="123.6">
                <text:p>123.6</text:p>
              </table:table-cell>
              <table:table-cell office:value-type="float" office:value="123.87879">
                <text:p>123.87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4">
                <text:p>-4.4</text:p>
              </table:table-cell>
              <table:table-cell office:value-type="float" office:value="114">
                <text:p>114</text:p>
              </table:table-cell>
              <table:table-cell office:value-type="float" office:value="114.30691">
                <text:p>114.306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2">
                <text:p>-4.2</text:p>
              </table:table-cell>
              <table:table-cell office:value-type="float" office:value="104.8">
                <text:p>104.8</text:p>
              </table:table-cell>
              <table:table-cell office:value-type="float" office:value="104.73499">
                <text:p>104.734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">
                <text:p>-4</text:p>
              </table:table-cell>
              <table:table-cell office:value-type="float" office:value="96">
                <text:p>96</text:p>
              </table:table-cell>
              <table:table-cell office:value-type="float" office:value="95.163124">
                <text:p>95.1631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8">
                <text:p>-3.8</text:p>
              </table:table-cell>
              <table:table-cell office:value-type="float" office:value="87.6">
                <text:p>87.6</text:p>
              </table:table-cell>
              <table:table-cell office:value-type="float" office:value="87.003174">
                <text:p>87.0031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.6">
                <text:p>-3.6</text:p>
              </table:table-cell>
              <table:table-cell office:value-type="float" office:value="79.6">
                <text:p>79.6</text:p>
              </table:table-cell>
              <table:table-cell office:value-type="float" office:value="79.8039">
                <text:p>79.80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.4">
                <text:p>-3.4</text:p>
              </table:table-cell>
              <table:table-cell office:value-type="float" office:value="72">
                <text:p>72</text:p>
              </table:table-cell>
              <table:table-cell office:value-type="float" office:value="72.60464">
                <text:p>72.604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.2">
                <text:p>-3.2</text:p>
              </table:table-cell>
              <table:table-cell office:value-type="float" office:value="64.8">
                <text:p>64.8</text:p>
              </table:table-cell>
              <table:table-cell office:value-type="float" office:value="65.405365">
                <text:p>65.4053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">
                <text:p>-3</text:p>
              </table:table-cell>
              <table:table-cell office:value-type="float" office:value="58">
                <text:p>58</text:p>
              </table:table-cell>
              <table:table-cell office:value-type="float" office:value="58.206104">
                <text:p>58.2061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8">
                <text:p>-2.8</text:p>
              </table:table-cell>
              <table:table-cell office:value-type="float" office:value="51.6">
                <text:p>51.6</text:p>
              </table:table-cell>
              <table:table-cell office:value-type="float" office:value="51.006824">
                <text:p>51.0068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6">
                <text:p>-2.6</text:p>
              </table:table-cell>
              <table:table-cell office:value-type="float" office:value="45.6">
                <text:p>45.6</text:p>
              </table:table-cell>
              <table:table-cell office:value-type="float" office:value="45.417618">
                <text:p>45.4176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4">
                <text:p>-2.4</text:p>
              </table:table-cell>
              <table:table-cell office:value-type="float" office:value="40">
                <text:p>40</text:p>
              </table:table-cell>
              <table:table-cell office:value-type="float" office:value="40.2187">
                <text:p>40.21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2">
                <text:p>-2.2</text:p>
              </table:table-cell>
              <table:table-cell office:value-type="float" office:value="34.8">
                <text:p>34.8</text:p>
              </table:table-cell>
              <table:table-cell office:value-type="float" office:value="35.019775">
                <text:p>35.0197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">
                <text:p>-2</text:p>
              </table:table-cell>
              <table:table-cell office:value-type="float" office:value="30">
                <text:p>30</text:p>
              </table:table-cell>
              <table:table-cell office:value-type="float" office:value="29.820848">
                <text:p>29.8208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8">
                <text:p>-1.8</text:p>
              </table:table-cell>
              <table:table-cell office:value-type="float" office:value="25.6">
                <text:p>25.6</text:p>
              </table:table-cell>
              <table:table-cell office:value-type="float" office:value="25.440208">
                <text:p>25.4402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6">
                <text:p>-1.6</text:p>
              </table:table-cell>
              <table:table-cell office:value-type="float" office:value="21.6">
                <text:p>21.6</text:p>
              </table:table-cell>
              <table:table-cell office:value-type="float" office:value="21.790335">
                <text:p>21.7903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4">
                <text:p>-1.4</text:p>
              </table:table-cell>
              <table:table-cell office:value-type="float" office:value="18">
                <text:p>18</text:p>
              </table:table-cell>
              <table:table-cell office:value-type="float" office:value="18.14046">
                <text:p>18.140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2">
                <text:p>-1.2</text:p>
              </table:table-cell>
              <table:table-cell office:value-type="float" office:value="14.8">
                <text:p>14.8</text:p>
              </table:table-cell>
              <table:table-cell office:value-type="float" office:value="14.490589">
                <text:p>14.4905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">
                <text:p>-1</text:p>
              </table:table-cell>
              <table:table-cell office:value-type="float" office:value="12">
                <text:p>12</text:p>
              </table:table-cell>
              <table:table-cell office:value-type="float" office:value="11.7983">
                <text:p>11.79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8">
                <text:p>-0.8</text:p>
              </table:table-cell>
              <table:table-cell office:value-type="float" office:value="9.6">
                <text:p>9.6</text:p>
              </table:table-cell>
              <table:table-cell office:value-type="float" office:value="9.739542">
                <text:p>9.7395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6">
                <text:p>-0.6</text:p>
              </table:table-cell>
              <table:table-cell office:value-type="float" office:value="7.6">
                <text:p>7.6</text:p>
              </table:table-cell>
              <table:table-cell office:value-type="float" office:value="7.9995856">
                <text:p>7.99958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4">
                <text:p>-0.4</text:p>
              </table:table-cell>
              <table:table-cell office:value-type="float" office:value="6">
                <text:p>6</text:p>
              </table:table-cell>
              <table:table-cell office:value-type="float" office:value="6.9168324">
                <text:p>6.91683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2">
                <text:p>-0.2</text:p>
              </table:table-cell>
              <table:table-cell office:value-type="float" office:value="4.8">
                <text:p>4.8</text:p>
              </table:table-cell>
              <table:table-cell office:value-type="float" office:value="5.8340783">
                <text:p>5.83407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.751325">
                <text:p>4.7513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">
                <text:p>0.2</text:p>
              </table:table-cell>
              <table:table-cell office:value-type="float" office:value="3.6">
                <text:p>3.6</text:p>
              </table:table-cell>
              <table:table-cell office:value-type="float" office:value="3.668571">
                <text:p>3.6685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">
                <text:p>0.4</text:p>
              </table:table-cell>
              <table:table-cell office:value-type="float" office:value="3.6">
                <text:p>3.6</text:p>
              </table:table-cell>
              <table:table-cell office:value-type="float" office:value="2.5858192">
                <text:p>2.58581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">
                <text:p>0.6</text:p>
              </table:table-cell>
              <table:table-cell office:value-type="float" office:value="4">
                <text:p>4</text:p>
              </table:table-cell>
              <table:table-cell office:value-type="float" office:value="1.5030656">
                <text:p>1.50306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">
                <text:p>0.8</text:p>
              </table:table-cell>
              <table:table-cell office:value-type="float" office:value="4.8">
                <text:p>4.8</text:p>
              </table:table-cell>
              <table:table-cell office:value-type="float" office:value="3.3446789">
                <text:p>3.34467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5.658319">
                <text:p>5.6583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">
                <text:p>1.2</text:p>
              </table:table-cell>
              <table:table-cell office:value-type="float" office:value="7.6">
                <text:p>7.6</text:p>
              </table:table-cell>
              <table:table-cell office:value-type="float" office:value="7.9719605">
                <text:p>7.97196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4">
                <text:p>1.4</text:p>
              </table:table-cell>
              <table:table-cell office:value-type="float" office:value="9.6">
                <text:p>9.6</text:p>
              </table:table-cell>
              <table:table-cell office:value-type="float" office:value="10.2856045">
                <text:p>10.28560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">
                <text:p>1.6</text:p>
              </table:table-cell>
              <table:table-cell office:value-type="float" office:value="12">
                <text:p>12</text:p>
              </table:table-cell>
              <table:table-cell office:value-type="float" office:value="12.599245">
                <text:p>12.5992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">
                <text:p>1.8</text:p>
              </table:table-cell>
              <table:table-cell office:value-type="float" office:value="14.8">
                <text:p>14.8</text:p>
              </table:table-cell>
              <table:table-cell office:value-type="float" office:value="15.431482">
                <text:p>15.4314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18.827879">
                <text:p>18.8278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2">
                <text:p>2.2</text:p>
              </table:table-cell>
              <table:table-cell office:value-type="float" office:value="21.6">
                <text:p>21.6</text:p>
              </table:table-cell>
              <table:table-cell office:value-type="float" office:value="22.224277">
                <text:p>22.2242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4">
                <text:p>2.4</text:p>
              </table:table-cell>
              <table:table-cell office:value-type="float" office:value="25.6">
                <text:p>25.6</text:p>
              </table:table-cell>
              <table:table-cell office:value-type="float" office:value="25.620672">
                <text:p>25.6206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6">
                <text:p>2.6</text:p>
              </table:table-cell>
              <table:table-cell office:value-type="float" office:value="30">
                <text:p>30</text:p>
              </table:table-cell>
              <table:table-cell office:value-type="float" office:value="29.017065">
                <text:p>29.0170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8">
                <text:p>2.8</text:p>
              </table:table-cell>
              <table:table-cell office:value-type="float" office:value="34.8">
                <text:p>34.8</text:p>
              </table:table-cell>
              <table:table-cell office:value-type="float" office:value="33.913563">
                <text:p>33.913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39.808865">
                <text:p>39.8088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2">
                <text:p>3.2</text:p>
              </table:table-cell>
              <table:table-cell office:value-type="float" office:value="45.6">
                <text:p>45.6</text:p>
              </table:table-cell>
              <table:table-cell office:value-type="float" office:value="45.704178">
                <text:p>45.7041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4">
                <text:p>3.4</text:p>
              </table:table-cell>
              <table:table-cell office:value-type="float" office:value="51.6">
                <text:p>51.6</text:p>
              </table:table-cell>
              <table:table-cell office:value-type="float" office:value="51.599487">
                <text:p>51.5994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6">
                <text:p>3.6</text:p>
              </table:table-cell>
              <table:table-cell office:value-type="float" office:value="58">
                <text:p>58</text:p>
              </table:table-cell>
              <table:table-cell office:value-type="float" office:value="57.956913">
                <text:p>57.9569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8">
                <text:p>3.8</text:p>
              </table:table-cell>
              <table:table-cell office:value-type="float" office:value="64.8">
                <text:p>64.8</text:p>
              </table:table-cell>
              <table:table-cell office:value-type="float" office:value="65.100945">
                <text:p>65.1009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72">
                <text:p>72</text:p>
              </table:table-cell>
              <table:table-cell office:value-type="float" office:value="72.10358">
                <text:p>72.103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2">
                <text:p>4.2</text:p>
              </table:table-cell>
              <table:table-cell office:value-type="float" office:value="79.6">
                <text:p>79.6</text:p>
              </table:table-cell>
              <table:table-cell office:value-type="float" office:value="79.58874">
                <text:p>79.588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4">
                <text:p>4.4</text:p>
              </table:table-cell>
              <table:table-cell office:value-type="float" office:value="87.6">
                <text:p>87.6</text:p>
              </table:table-cell>
              <table:table-cell office:value-type="float" office:value="87.40372">
                <text:p>87.403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6">
                <text:p>4.6</text:p>
              </table:table-cell>
              <table:table-cell office:value-type="float" office:value="96">
                <text:p>96</text:p>
              </table:table-cell>
              <table:table-cell office:value-type="float" office:value="95.59898">
                <text:p>95.598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8">
                <text:p>4.8</text:p>
              </table:table-cell>
              <table:table-cell office:value-type="float" office:value="104.8">
                <text:p>104.8</text:p>
              </table:table-cell>
              <table:table-cell office:value-type="float" office:value="105.083">
                <text:p>105.0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114">
                <text:p>114</text:p>
              </table:table-cell>
              <table:table-cell office:value-type="float" office:value="114.56701">
                <text:p>114.567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2">
                <text:p>5.2</text:p>
              </table:table-cell>
              <table:table-cell office:value-type="float" office:value="123.6">
                <text:p>123.6</text:p>
              </table:table-cell>
              <table:table-cell office:value-type="float" office:value="124.05099">
                <text:p>124.050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4">
                <text:p>5.4</text:p>
              </table:table-cell>
              <table:table-cell office:value-type="float" office:value="133.6">
                <text:p>133.6</text:p>
              </table:table-cell>
              <table:table-cell office:value-type="float" office:value="133.53502">
                <text:p>133.535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6">
                <text:p>5.6</text:p>
              </table:table-cell>
              <table:table-cell office:value-type="float" office:value="144">
                <text:p>144</text:p>
              </table:table-cell>
              <table:table-cell office:value-type="float" office:value="143.01903">
                <text:p>143.019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8">
                <text:p>5.8</text:p>
              </table:table-cell>
              <table:table-cell office:value-type="float" office:value="154.8">
                <text:p>154.8</text:p>
              </table:table-cell>
              <table:table-cell office:value-type="float" office:value="153.79996">
                <text:p>153.799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">
                <text:p>6</text:p>
              </table:table-cell>
              <table:table-cell office:value-type="float" office:value="166">
                <text:p>166</text:p>
              </table:table-cell>
              <table:table-cell office:value-type="float" office:value="165.99042">
                <text:p>165.990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2">
                <text:p>6.2</text:p>
              </table:table-cell>
              <table:table-cell office:value-type="float" office:value="177.6">
                <text:p>177.6</text:p>
              </table:table-cell>
              <table:table-cell office:value-type="float" office:value="178.18091">
                <text:p>178.180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4">
                <text:p>6.4</text:p>
              </table:table-cell>
              <table:table-cell office:value-type="float" office:value="189.6">
                <text:p>189.6</text:p>
              </table:table-cell>
              <table:table-cell office:value-type="float" office:value="190.3714">
                <text:p>190.37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6">
                <text:p>6.6</text:p>
              </table:table-cell>
              <table:table-cell office:value-type="float" office:value="202">
                <text:p>202</text:p>
              </table:table-cell>
              <table:table-cell office:value-type="float" office:value="202.56186">
                <text:p>202.561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8">
                <text:p>6.8</text:p>
              </table:table-cell>
              <table:table-cell office:value-type="float" office:value="214.8">
                <text:p>214.8</text:p>
              </table:table-cell>
              <table:table-cell office:value-type="float" office:value="214.75235">
                <text:p>214.752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">
                <text:p>7</text:p>
              </table:table-cell>
              <table:table-cell office:value-type="float" office:value="228">
                <text:p>228</text:p>
              </table:table-cell>
              <table:table-cell office:value-type="float" office:value="226.94286">
                <text:p>226.942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2">
                <text:p>7.2</text:p>
              </table:table-cell>
              <table:table-cell office:value-type="float" office:value="241.6">
                <text:p>241.6</text:p>
              </table:table-cell>
              <table:table-cell office:value-type="float" office:value="240.20009">
                <text:p>240.200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4">
                <text:p>7.4</text:p>
              </table:table-cell>
              <table:table-cell office:value-type="float" office:value="255.6">
                <text:p>255.6</text:p>
              </table:table-cell>
              <table:table-cell office:value-type="float" office:value="255.4111">
                <text:p>255.41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6">
                <text:p>7.6</text:p>
              </table:table-cell>
              <table:table-cell office:value-type="float" office:value="270">
                <text:p>270</text:p>
              </table:table-cell>
              <table:table-cell office:value-type="float" office:value="270.62204">
                <text:p>270.622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8">
                <text:p>7.8</text:p>
              </table:table-cell>
              <table:table-cell office:value-type="float" office:value="284.8">
                <text:p>284.8</text:p>
              </table:table-cell>
              <table:table-cell office:value-type="float" office:value="285.8331">
                <text:p>285.83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">
                <text:p>8</text:p>
              </table:table-cell>
              <table:table-cell office:value-type="float" office:value="300">
                <text:p>300</text:p>
              </table:table-cell>
              <table:table-cell office:value-type="float" office:value="301.04404">
                <text:p>301.044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2">
                <text:p>8.2</text:p>
              </table:table-cell>
              <table:table-cell office:value-type="float" office:value="315.6">
                <text:p>315.6</text:p>
              </table:table-cell>
              <table:table-cell office:value-type="float" office:value="316.255">
                <text:p>316.2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4">
                <text:p>8.4</text:p>
              </table:table-cell>
              <table:table-cell office:value-type="float" office:value="331.6">
                <text:p>331.6</text:p>
              </table:table-cell>
              <table:table-cell office:value-type="float" office:value="331.46597">
                <text:p>331.465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6">
                <text:p>8.6</text:p>
              </table:table-cell>
              <table:table-cell office:value-type="float" office:value="348">
                <text:p>348</text:p>
              </table:table-cell>
              <table:table-cell office:value-type="float" office:value="346.67703">
                <text:p>346.677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8">
                <text:p>8.8</text:p>
              </table:table-cell>
              <table:table-cell office:value-type="float" office:value="364.8">
                <text:p>364.8</text:p>
              </table:table-cell>
              <table:table-cell office:value-type="float" office:value="362.4363">
                <text:p>362.43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">
                <text:p>9</text:p>
              </table:table-cell>
              <table:table-cell office:value-type="float" office:value="382">
                <text:p>382</text:p>
              </table:table-cell>
              <table:table-cell office:value-type="float" office:value="381.24377">
                <text:p>381.243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.2">
                <text:p>9.2</text:p>
              </table:table-cell>
              <table:table-cell office:value-type="float" office:value="399.6">
                <text:p>399.6</text:p>
              </table:table-cell>
              <table:table-cell office:value-type="float" office:value="400.05124">
                <text:p>400.051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.4">
                <text:p>9.4</text:p>
              </table:table-cell>
              <table:table-cell office:value-type="float" office:value="417.6">
                <text:p>417.6</text:p>
              </table:table-cell>
              <table:table-cell office:value-type="float" office:value="418.85867">
                <text:p>418.858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.6">
                <text:p>9.6</text:p>
              </table:table-cell>
              <table:table-cell office:value-type="float" office:value="436">
                <text:p>436</text:p>
              </table:table-cell>
              <table:table-cell office:value-type="float" office:value="437.6662">
                <text:p>437.66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8">
                <text:p>9.8</text:p>
              </table:table-cell>
              <table:table-cell office:value-type="float" office:value="454.8">
                <text:p>454.8</text:p>
              </table:table-cell>
              <table:table-cell office:value-type="float" office:value="456.47366">
                <text:p>456.473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">
                <text:p>10</text:p>
              </table:table-cell>
              <table:table-cell office:value-type="float" office:value="474">
                <text:p>474</text:p>
              </table:table-cell>
              <table:table-cell office:value-type="float" office:value="475.28113">
                <text:p>475.281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2">
                <text:p>10.2</text:p>
              </table:table-cell>
              <table:table-cell office:value-type="float" office:value="493.6">
                <text:p>493.6</text:p>
              </table:table-cell>
              <table:table-cell office:value-type="float" office:value="494.08853">
                <text:p>494.088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.4">
                <text:p>10.4</text:p>
              </table:table-cell>
              <table:table-cell office:value-type="float" office:value="513.6">
                <text:p>513.6</text:p>
              </table:table-cell>
              <table:table-cell office:value-type="float" office:value="512.896">
                <text:p>512.8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.6">
                <text:p>10.6</text:p>
              </table:table-cell>
              <table:table-cell office:value-type="float" office:value="534">
                <text:p>534</text:p>
              </table:table-cell>
              <table:table-cell office:value-type="float" office:value="531.7036">
                <text:p>531.70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.8">
                <text:p>10.8</text:p>
              </table:table-cell>
              <table:table-cell office:value-type="float" office:value="554.8">
                <text:p>554.8</text:p>
              </table:table-cell>
              <table:table-cell office:value-type="float" office:value="552.6661">
                <text:p>552.66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">
                <text:p>11</text:p>
              </table:table-cell>
              <table:table-cell office:value-type="float" office:value="576">
                <text:p>576</text:p>
              </table:table-cell>
              <table:table-cell office:value-type="float" office:value="575.47437">
                <text:p>575.474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.2">
                <text:p>11.2</text:p>
              </table:table-cell>
              <table:table-cell office:value-type="float" office:value="597.6">
                <text:p>597.6</text:p>
              </table:table-cell>
              <table:table-cell office:value-type="float" office:value="598.28265">
                <text:p>598.282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.4">
                <text:p>11.4</text:p>
              </table:table-cell>
              <table:table-cell office:value-type="float" office:value="619.6">
                <text:p>619.6</text:p>
              </table:table-cell>
              <table:table-cell office:value-type="float" office:value="621.09094">
                <text:p>621.090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.6">
                <text:p>11.6</text:p>
              </table:table-cell>
              <table:table-cell office:value-type="float" office:value="642">
                <text:p>642</text:p>
              </table:table-cell>
              <table:table-cell office:value-type="float" office:value="643.89935">
                <text:p>643.899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.8">
                <text:p>11.8</text:p>
              </table:table-cell>
              <table:table-cell office:value-type="float" office:value="664.8">
                <text:p>664.8</text:p>
              </table:table-cell>
              <table:table-cell office:value-type="float" office:value="666.70764">
                <text:p>666.707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">
                <text:p>12</text:p>
              </table:table-cell>
              <table:table-cell office:value-type="float" office:value="688">
                <text:p>688</text:p>
              </table:table-cell>
              <table:table-cell office:value-type="float" office:value="689.51587">
                <text:p>689.515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.2">
                <text:p>12.2</text:p>
              </table:table-cell>
              <table:table-cell office:value-type="float" office:value="711.6">
                <text:p>711.6</text:p>
              </table:table-cell>
              <table:table-cell office:value-type="float" office:value="712.3242">
                <text:p>712.32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.4">
                <text:p>12.4</text:p>
              </table:table-cell>
              <table:table-cell office:value-type="float" office:value="735.6">
                <text:p>735.6</text:p>
              </table:table-cell>
              <table:table-cell office:value-type="float" office:value="735.1325">
                <text:p>735.13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.6">
                <text:p>12.6</text:p>
              </table:table-cell>
              <table:table-cell office:value-type="float" office:value="760">
                <text:p>760</text:p>
              </table:table-cell>
              <table:table-cell office:value-type="float" office:value="757.94086">
                <text:p>757.940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.8">
                <text:p>12.8</text:p>
              </table:table-cell>
              <table:table-cell office:value-type="float" office:value="784.8">
                <text:p>784.8</text:p>
              </table:table-cell>
              <table:table-cell office:value-type="float" office:value="782.4916">
                <text:p>782.49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">
                <text:p>13</text:p>
              </table:table-cell>
              <table:table-cell office:value-type="float" office:value="810">
                <text:p>810</text:p>
              </table:table-cell>
              <table:table-cell office:value-type="float" office:value="809.5034">
                <text:p>809.50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.2">
                <text:p>13.2</text:p>
              </table:table-cell>
              <table:table-cell office:value-type="float" office:value="835.6">
                <text:p>835.6</text:p>
              </table:table-cell>
              <table:table-cell office:value-type="float" office:value="836.5152">
                <text:p>836.51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.4">
                <text:p>13.4</text:p>
              </table:table-cell>
              <table:table-cell office:value-type="float" office:value="861.6">
                <text:p>861.6</text:p>
              </table:table-cell>
              <table:table-cell office:value-type="float" office:value="863.52704">
                <text:p>863.527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.6">
                <text:p>13.6</text:p>
              </table:table-cell>
              <table:table-cell office:value-type="float" office:value="888">
                <text:p>888</text:p>
              </table:table-cell>
              <table:table-cell office:value-type="float" office:value="890.53906">
                <text:p>890.539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.8">
                <text:p>13.8</text:p>
              </table:table-cell>
              <table:table-cell office:value-type="float" office:value="914.8">
                <text:p>914.8</text:p>
              </table:table-cell>
              <table:table-cell office:value-type="float" office:value="917.55084">
                <text:p>917.550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">
                <text:p>14</text:p>
              </table:table-cell>
              <table:table-cell office:value-type="float" office:value="942">
                <text:p>942</text:p>
              </table:table-cell>
              <table:table-cell office:value-type="float" office:value="944.56274">
                <text:p>944.562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.2">
                <text:p>14.2</text:p>
              </table:table-cell>
              <table:table-cell office:value-type="float" office:value="969.6">
                <text:p>969.6</text:p>
              </table:table-cell>
              <table:table-cell office:value-type="float" office:value="971.57465">
                <text:p>971.574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.4">
                <text:p>14.4</text:p>
              </table:table-cell>
              <table:table-cell office:value-type="float" office:value="997.6">
                <text:p>997.6</text:p>
              </table:table-cell>
              <table:table-cell office:value-type="float" office:value="998.5864">
                <text:p>998.58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.6">
                <text:p>14.6</text:p>
              </table:table-cell>
              <table:table-cell office:value-type="float" office:value="1026">
                <text:p>1026</text:p>
              </table:table-cell>
              <table:table-cell office:value-type="float" office:value="1025.5984">
                <text:p>1025.59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.8">
                <text:p>14.8</text:p>
              </table:table-cell>
              <table:table-cell office:value-type="float" office:value="1054.8">
                <text:p>1054.8</text:p>
              </table:table-cell>
              <table:table-cell office:value-type="float" office:value="1052.6102">
                <text:p>1052.61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dash" draw:stroke-dash="Fine_20_Dotted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357cm" svg:height="21.575cm" xlink:href=".." xlink:type="simple" chart:class="chart:scatter" chart:style-name="ch1">
        <chart:legend chart:legend-position="end" svg:x="35.102cm" svg:y="10.239cm" style:legend-expansion="high" chart:style-name="ch2"/>
        <chart:plot-area chart:style-name="ch3" table:cell-range-address="fib.A3:fib.C102 fib.B2:fib.C2" chart:data-source-has-labels="row" svg:x="0.767cm" svg:y="0.431cm" svg:width="33.568cm" svg:height="20.713cm">
          <chartooo:coordinate-region svg:x="2.314cm" svg:y="0.63cm" svg:width="31.555cm" svg:height="20.3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b.B3:fib.B102" chart:label-cell-address="fib.B2:fib.B2" chart:class="chart:scatter">
            <chart:domain table:cell-range-address="fib.A3:fib.A102"/>
            <chart:data-point chart:repeated="100"/>
          </chart:series>
          <chart:series chart:style-name="ch7" chart:values-cell-range-address="fib.C3:fib.C102" chart:label-cell-address="fib.C2:fib.C2" chart:class="chart:scatte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arget</text:p>
                <draw:g>
                  <svg:desc>fib.B2:fib.B2</svg:desc>
                </draw:g>
              </table:table-cell>
              <table:table-cell office:value-type="string">
                <text:p>learned</text:p>
                <draw:g>
                  <svg:desc>fib.C2:fib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ib.A3:fib.A102</svg:desc>
                </draw:g>
              </table:table-cell>
              <table:table-cell office:value-type="float" office:value="0">
                <text:p>0</text:p>
                <draw:g>
                  <svg:desc>fib.B3:fib.B102</svg:desc>
                </draw:g>
              </table:table-cell>
              <table:table-cell office:value-type="float" office:value="-1.46646778106689E+017">
                <text:p>-1.46646778106689E+017</text:p>
                <draw:g>
                  <svg:desc>fib.C3:fib.C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5">
                <text:p>55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89">
                <text:p>89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44">
                <text:p>144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33">
                <text:p>233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77">
                <text:p>377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610">
                <text:p>610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987">
                <text:p>987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597">
                <text:p>1597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584">
                <text:p>2584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181">
                <text:p>4181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6765">
                <text:p>6765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0946">
                <text:p>10946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7711">
                <text:p>17711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8657">
                <text:p>28657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46368">
                <text:p>46368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75025">
                <text:p>75025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21393">
                <text:p>121393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96418">
                <text:p>196418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17811">
                <text:p>317811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14229">
                <text:p>514229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832040">
                <text:p>832040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346269">
                <text:p>1346269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178309">
                <text:p>2178309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524578">
                <text:p>3524578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5702887">
                <text:p>5702887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9227465">
                <text:p>9227465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4930352">
                <text:p>14930352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4157817">
                <text:p>24157817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9088167">
                <text:p>39088167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63245984">
                <text:p>63245984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02334152">
                <text:p>102334152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65580147">
                <text:p>165580147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67914309">
                <text:p>267914309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33494435">
                <text:p>433494435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701408680">
                <text:p>701408680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134903158">
                <text:p>1134903158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836311924">
                <text:p>1836311924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971215167">
                <text:p>2971215167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807526921">
                <text:p>4807526921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7778742429">
                <text:p>7778742429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2586267985">
                <text:p>12586267985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0365011096">
                <text:p>20365011096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2951280446">
                <text:p>32951280446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3316292906">
                <text:p>53316292906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86267567895">
                <text:p>86267567895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39583866257">
                <text:p>139583866257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25851428695">
                <text:p>225851428695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365435284039">
                <text:p>365435284039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91286690906">
                <text:p>591286690906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956722040428">
                <text:p>956722040428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548008818645">
                <text:p>1548008818645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504730771761">
                <text:p>2504730771761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4052739241160">
                <text:p>4052739241160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557470187545">
                <text:p>6557470187545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0610210476443">
                <text:p>10610210476443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7167679965496">
                <text:p>17167679965496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7777889743447">
                <text:p>27777889743447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44945569708943">
                <text:p>44945569708943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72723459452391">
                <text:p>72723459452391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17669034749269">
                <text:p>117669034749269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90392494201660">
                <text:p>190392494201660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308061517775059">
                <text:p>308061517775059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498453989624977">
                <text:p>498453989624977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806515485048294">
                <text:p>806515485048294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304969519376755">
                <text:p>1304969519376755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111485004425049">
                <text:p>2111485004425049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3416454434394836">
                <text:p>3416454434394836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5527939438819885">
                <text:p>5527939438819885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8944394588470459">
                <text:p>8944394588470459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.44723329544067E+016">
                <text:p>1.44723329544067E+016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.34167289733887E+016">
                <text:p>2.34167289733887E+016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3.78890619277954E+016">
                <text:p>3.78890619277954E+016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6.1305793762207E+016">
                <text:p>6.1305793762207E+016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9.91948585510254E+016">
                <text:p>9.91948585510254E+016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.60500640869141E+017">
                <text:p>1.60500640869141E+017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.59695487976074E+017">
                <text:p>2.59695487976074E+017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4.20196105957031E+017">
                <text:p>4.20196105957031E+017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6.79891616821289E+017">
                <text:p>6.79891616821289E+017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.10008776855469E+018">
                <text:p>1.10008776855469E+018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.77997943115234E+018">
                <text:p>1.77997943115234E+018</text:p>
              </table:table-cell>
              <table:table-cell office:value-type="float" office:value="-1.46646778106689E+017">
                <text:p>-1.46646778106689E+0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2.88006701660156E+018">
                <text:p>2.88006701660156E+018</text:p>
              </table:table-cell>
              <table:table-cell office:value-type="float" office:value="1.02039788818359E+018">
                <text:p>1.02039788818359E+0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4.66004626464844E+018">
                <text:p>4.66004626464844E+018</text:p>
              </table:table-cell>
              <table:table-cell office:value-type="float" office:value="4.89772082519531E+018">
                <text:p>4.89772082519531E+0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7.54011401367188E+018">
                <text:p>7.54011401367188E+018</text:p>
              </table:table-cell>
              <table:table-cell office:value-type="float" office:value="8.77504248046875E+018">
                <text:p>8.77504248046875E+0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.22001599121094E+019">
                <text:p>1.22001599121094E+019</text:p>
              </table:table-cell>
              <table:table-cell office:value-type="float" office:value="1.26523637695313E+019">
                <text:p>1.26523637695313E+0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.97402724609375E+019">
                <text:p>1.97402724609375E+019</text:p>
              </table:table-cell>
              <table:table-cell office:value-type="float" office:value="1.97088530273438E+019">
                <text:p>1.97088530273438E+0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3.19404345703125E+019">
                <text:p>3.19404345703125E+019</text:p>
              </table:table-cell>
              <table:table-cell office:value-type="float" office:value="3.2042431640625E+019">
                <text:p>3.2042431640625E+0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5.168070703125E+019">
                <text:p>5.168070703125E+019</text:p>
              </table:table-cell>
              <table:table-cell office:value-type="float" office:value="6.77147109375E+019">
                <text:p>6.77147109375E+0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8.3621138671875E+019">
                <text:p>8.3621138671875E+019</text:p>
              </table:table-cell>
              <table:table-cell office:value-type="float" office:value="1.033870546875E+020">
                <text:p>1.033870546875E+02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.353018515625E+020">
                <text:p>1.353018515625E+020</text:p>
              </table:table-cell>
              <table:table-cell office:value-type="float" office:value="1.39059421875E+020">
                <text:p>1.39059421875E+0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2.189230078125E+020">
                <text:p>2.189230078125E+020</text:p>
              </table:table-cell>
              <table:table-cell office:value-type="float" office:value="1.747316484375E+020">
                <text:p>1.747316484375E+0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629cm" svg:height="20.082cm" xlink:href=".." xlink:type="simple" chart:class="chart:line" chart:style-name="ch1">
        <chart:legend chart:legend-position="end" svg:x="29.883cm" svg:y="9.244cm" style:legend-expansion="high" chart:style-name="ch2"/>
        <chart:plot-area chart:style-name="ch3" table:cell-range-address="wetter1.A3:wetter1.C171" chart:data-source-has-labels="row" svg:x="0.652cm" svg:y="0.401cm" svg:width="28.579cm" svg:height="19.28cm">
          <chartooo:coordinate-region svg:x="1.273cm" svg:y="0.522cm" svg:width="27.958cm" svg:height="18.1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etter1.A4:wetter1.A171" chart:label-cell-address="wetter1.A3:wetter1.A3" chart:class="chart:line">
            <chart:data-point chart:repeated="168"/>
          </chart:series>
          <chart:series chart:style-name="ch7" chart:values-cell-range-address="wetter1.B4:wetter1.B171" chart:label-cell-address="wetter1.B3:wetter1.B3" chart:class="chart:line">
            <chart:data-point chart:repeated="168"/>
          </chart:series>
          <chart:series chart:style-name="ch8" chart:values-cell-range-address="wetter1.C4:wetter1.C171" chart:label-cell-address="wetter1.C3:wetter1.C3" chart:class="chart:line">
            <chart:data-point chart:repeated="16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25_06</text:p>
                <draw:g>
                  <svg:desc>wetter1.A3:wetter1.A3</svg:desc>
                </draw:g>
              </table:table-cell>
              <table:table-cell office:value-type="string">
                <text:p>pm25_12</text:p>
                <draw:g>
                  <svg:desc>wetter1.B3:wetter1.B3</svg:desc>
                </draw:g>
              </table:table-cell>
              <table:table-cell office:value-type="string">
                <text:p>learned</text:p>
                <draw:g>
                  <svg:desc>wetter1.C3:wetter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wetter1.A4:wetter1.A171</svg:desc>
                </draw:g>
              </table:table-cell>
              <table:table-cell office:value-type="float" office:value="3">
                <text:p>3</text:p>
                <draw:g>
                  <svg:desc>wetter1.B4:wetter1.B171</svg:desc>
                </draw:g>
              </table:table-cell>
              <table:table-cell office:value-type="float" office:value="3.7164404">
                <text:p>3.7164404</text:p>
                <draw:g>
                  <svg:desc>wetter1.C4:wetter1.C1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.5">
                <text:p>19.5</text:p>
              </table:table-cell>
              <table:table-cell office:value-type="float" office:value="17.419373">
                <text:p>17.4193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3.259326">
                <text:p>3.2593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.394331">
                <text:p>4.3943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.1752067">
                <text:p>6.17520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9.010032">
                <text:p>9.0100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.018673">
                <text:p>4.0186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5.6511593">
                <text:p>5.6511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2562428">
                <text:p>3.25624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3.7049603">
                <text:p>3.70496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3.106057">
                <text:p>3.1060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7.604629">
                <text:p>7.6046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7.2774243">
                <text:p>7.27742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5">
                <text:p>2.5</text:p>
              </table:table-cell>
              <table:table-cell office:value-type="float" office:value="5.5">
                <text:p>5.5</text:p>
              </table:table-cell>
              <table:table-cell office:value-type="float" office:value="3.9339507">
                <text:p>3.93395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4.203807">
                <text:p>4.2038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7.2971635">
                <text:p>7.29716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9734457">
                <text:p>3.97344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547411">
                <text:p>4.5474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3.753902">
                <text:p>3.7539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.907643">
                <text:p>3.9076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3.2988474">
                <text:p>3.29884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3.714674">
                <text:p>3.7146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3.5798628">
                <text:p>3.57986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11.5">
                <text:p>11.5</text:p>
              </table:table-cell>
              <table:table-cell office:value-type="float" office:value="8.475415">
                <text:p>8.4754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4.171817">
                <text:p>4.1718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.868237">
                <text:p>5.8682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5">
                <text:p>12.5</text:p>
              </table:table-cell>
              <table:table-cell office:value-type="float" office:value="14.5">
                <text:p>14.5</text:p>
              </table:table-cell>
              <table:table-cell office:value-type="float" office:value="10.686044">
                <text:p>10.6860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6.47308">
                <text:p>6.473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9.040133">
                <text:p>9.0401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5">
                <text:p>4.5</text:p>
              </table:table-cell>
              <table:table-cell office:value-type="float" office:value="1">
                <text:p>1</text:p>
              </table:table-cell>
              <table:table-cell office:value-type="float" office:value="4.662465">
                <text:p>4.6624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5">
                <text:p>4.5</text:p>
              </table:table-cell>
              <table:table-cell office:value-type="float" office:value="2">
                <text:p>2</text:p>
              </table:table-cell>
              <table:table-cell office:value-type="float" office:value="6.414841">
                <text:p>6.4148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5">
                <text:p>6.5</text:p>
              </table:table-cell>
              <table:table-cell office:value-type="float" office:value="3.5">
                <text:p>3.5</text:p>
              </table:table-cell>
              <table:table-cell office:value-type="float" office:value="6.0487757">
                <text:p>6.04877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.784142">
                <text:p>3.7841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.946085">
                <text:p>3.9460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.598366">
                <text:p>5.5983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5">
                <text:p>5.5</text:p>
              </table:table-cell>
              <table:table-cell office:value-type="float" office:value="4.5">
                <text:p>4.5</text:p>
              </table:table-cell>
              <table:table-cell office:value-type="float" office:value="5.6588955">
                <text:p>5.65889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6.7949777">
                <text:p>6.79497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4.534676">
                <text:p>4.5346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12.5">
                <text:p>12.5</text:p>
              </table:table-cell>
              <table:table-cell office:value-type="float" office:value="3.7119927">
                <text:p>3.71199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  <table:table-cell office:value-type="float" office:value="5.4118767">
                <text:p>5.41187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.449404">
                <text:p>9.4494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.4076667">
                <text:p>6.407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5">
                <text:p>13.5</text:p>
              </table:table-cell>
              <table:table-cell office:value-type="float" office:value="13">
                <text:p>13</text:p>
              </table:table-cell>
              <table:table-cell office:value-type="float" office:value="13.8959055">
                <text:p>13.89590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5">
                <text:p>5.5</text:p>
              </table:table-cell>
              <table:table-cell office:value-type="float" office:value="19.5">
                <text:p>19.5</text:p>
              </table:table-cell>
              <table:table-cell office:value-type="float" office:value="6.1455812">
                <text:p>6.14558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5.6800485">
                <text:p>5.68004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.9976187">
                <text:p>4.99761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.0757675">
                <text:p>4.07576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4.6942883">
                <text:p>4.69428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.6100445">
                <text:p>4.61004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">
                <text:p>33</text:p>
              </table:table-cell>
              <table:table-cell office:value-type="float" office:value="19">
                <text:p>19</text:p>
              </table:table-cell>
              <table:table-cell office:value-type="float" office:value="27.892126">
                <text:p>27.8921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477454">
                <text:p>4.4774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4.292409">
                <text:p>4.2924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5">
                <text:p>3.5</text:p>
              </table:table-cell>
              <table:table-cell office:value-type="float" office:value="1.5">
                <text:p>1.5</text:p>
              </table:table-cell>
              <table:table-cell office:value-type="float" office:value="4.124427">
                <text:p>4.1244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3.463362">
                <text:p>3.4633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8608527">
                <text:p>3.86085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">
                <text:p>6</text:p>
              </table:table-cell>
              <table:table-cell office:value-type="float" office:value="3.5">
                <text:p>3.5</text:p>
              </table:table-cell>
              <table:table-cell office:value-type="float" office:value="5.8805523">
                <text:p>5.88055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3.7659562">
                <text:p>3.7659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3.4006877">
                <text:p>3.40068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4.20252">
                <text:p>4.202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  <table:table-cell office:value-type="float" office:value="6.4329867">
                <text:p>6.43298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7.5604186">
                <text:p>7.56041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3.4708204">
                <text:p>3.47082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3.3142898">
                <text:p>3.31428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2518148">
                <text:p>3.25181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6498988">
                <text:p>3.64989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3.8745627">
                <text:p>3.87456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">
                <text:p>17</text:p>
              </table:table-cell>
              <table:table-cell office:value-type="float" office:value="8.5">
                <text:p>8.5</text:p>
              </table:table-cell>
              <table:table-cell office:value-type="float" office:value="16.0484">
                <text:p>16.04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4.139403">
                <text:p>4.1394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">
                <text:p>10</text:p>
              </table:table-cell>
              <table:table-cell office:value-type="float" office:value="16.5">
                <text:p>16.5</text:p>
              </table:table-cell>
              <table:table-cell office:value-type="float" office:value="10.2205925">
                <text:p>10.22059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3.6986928">
                <text:p>3.69869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">
                <text:p>24</text:p>
              </table:table-cell>
              <table:table-cell office:value-type="float" office:value="26.5">
                <text:p>26.5</text:p>
              </table:table-cell>
              <table:table-cell office:value-type="float" office:value="28.671322">
                <text:p>28.6713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5">
                <text:p>4.5</text:p>
              </table:table-cell>
              <table:table-cell office:value-type="float" office:value="8.5">
                <text:p>8.5</text:p>
              </table:table-cell>
              <table:table-cell office:value-type="float" office:value="6.0065436">
                <text:p>6.00654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9.365947">
                <text:p>9.3659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4.6777573">
                <text:p>4.67775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3.9905846">
                <text:p>3.99058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.5">
                <text:p>16.5</text:p>
              </table:table-cell>
              <table:table-cell office:value-type="float" office:value="6">
                <text:p>6</text:p>
              </table:table-cell>
              <table:table-cell office:value-type="float" office:value="16.238268">
                <text:p>16.2382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2">
                <text:p>32</text:p>
              </table:table-cell>
              <table:table-cell office:value-type="float" office:value="51">
                <text:p>51</text:p>
              </table:table-cell>
              <table:table-cell office:value-type="float" office:value="28.260191">
                <text:p>28.2601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4.149308">
                <text:p>4.1493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3.5632308">
                <text:p>3.56323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.5726876">
                <text:p>4.57268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.5393276">
                <text:p>3.53932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4.2661386">
                <text:p>4.26613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3.342169">
                <text:p>3.3421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3.423637">
                <text:p>3.4236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3.8945942">
                <text:p>3.89459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">
                <text:p>7</text:p>
              </table:table-cell>
              <table:table-cell office:value-type="float" office:value="4.5">
                <text:p>4.5</text:p>
              </table:table-cell>
              <table:table-cell office:value-type="float" office:value="6.4574094">
                <text:p>6.45740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7.882427">
                <text:p>27.8824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.4603415">
                <text:p>4.46034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16.26717">
                <text:p>16.267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4.5">
                <text:p>4.5</text:p>
              </table:table-cell>
              <table:table-cell office:value-type="float" office:value="7.1078296">
                <text:p>7.10782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3.1746209">
                <text:p>3.17462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">
                <text:p>17</text:p>
              </table:table-cell>
              <table:table-cell office:value-type="float" office:value="14.5">
                <text:p>14.5</text:p>
              </table:table-cell>
              <table:table-cell office:value-type="float" office:value="14.570547">
                <text:p>14.5705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4.397522">
                <text:p>4.3975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6.5459323">
                <text:p>6.54593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5">
                <text:p>6.5</text:p>
              </table:table-cell>
              <table:table-cell office:value-type="float" office:value="3.5">
                <text:p>3.5</text:p>
              </table:table-cell>
              <table:table-cell office:value-type="float" office:value="5.9788613">
                <text:p>5.97886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2.221154">
                <text:p>12.2211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1.493502">
                <text:p>11.4935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5">
                <text:p>3.5</text:p>
              </table:table-cell>
              <table:table-cell office:value-type="float" office:value="5.5">
                <text:p>5.5</text:p>
              </table:table-cell>
              <table:table-cell office:value-type="float" office:value="5.0726485">
                <text:p>5.07264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3.026914">
                <text:p>13.0269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16.5">
                <text:p>16.5</text:p>
              </table:table-cell>
              <table:table-cell office:value-type="float" office:value="9.054234">
                <text:p>9.0542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2.221848">
                <text:p>12.2218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.5">
                <text:p>14.5</text:p>
              </table:table-cell>
              <table:table-cell office:value-type="float" office:value="11.5">
                <text:p>11.5</text:p>
              </table:table-cell>
              <table:table-cell office:value-type="float" office:value="12.657198">
                <text:p>12.6571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.5">
                <text:p>14.5</text:p>
              </table:table-cell>
              <table:table-cell office:value-type="float" office:value="7">
                <text:p>7</text:p>
              </table:table-cell>
              <table:table-cell office:value-type="float" office:value="12.915412">
                <text:p>12.9154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.5">
                <text:p>14.5</text:p>
              </table:table-cell>
              <table:table-cell office:value-type="float" office:value="9.5">
                <text:p>9.5</text:p>
              </table:table-cell>
              <table:table-cell office:value-type="float" office:value="12.224663">
                <text:p>12.2246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3.2977812">
                <text:p>3.29778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5.9785037">
                <text:p>5.97850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.5">
                <text:p>15.5</text:p>
              </table:table-cell>
              <table:table-cell office:value-type="float" office:value="13">
                <text:p>13</text:p>
              </table:table-cell>
              <table:table-cell office:value-type="float" office:value="13.574079">
                <text:p>13.5740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">
                <text:p>6</text:p>
              </table:table-cell>
              <table:table-cell office:value-type="float" office:value="3.5">
                <text:p>3.5</text:p>
              </table:table-cell>
              <table:table-cell office:value-type="float" office:value="6.551482">
                <text:p>6.5514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3.5331137">
                <text:p>3.53311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5">
                <text:p>6.5</text:p>
              </table:table-cell>
              <table:table-cell office:value-type="float" office:value="36">
                <text:p>36</text:p>
              </table:table-cell>
              <table:table-cell office:value-type="float" office:value="6.0649576">
                <text:p>6.06495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6.556128">
                <text:p>6.5561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.5170598">
                <text:p>3.51705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4466243">
                <text:p>3.44662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">
                <text:p>11</text:p>
              </table:table-cell>
              <table:table-cell office:value-type="float" office:value="16.5">
                <text:p>16.5</text:p>
              </table:table-cell>
              <table:table-cell office:value-type="float" office:value="10.039458">
                <text:p>10.0394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960385">
                <text:p>8.9603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5.1640964">
                <text:p>5.16409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.3325977">
                <text:p>3.33259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6.580285">
                <text:p>6.5802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7.5">
                <text:p>27.5</text:p>
              </table:table-cell>
              <table:table-cell office:value-type="float" office:value="9.5">
                <text:p>9.5</text:p>
              </table:table-cell>
              <table:table-cell office:value-type="float" office:value="23.329552">
                <text:p>23.3295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5">
                <text:p>11.5</text:p>
              </table:table-cell>
              <table:table-cell office:value-type="float" office:value="21">
                <text:p>21</text:p>
              </table:table-cell>
              <table:table-cell office:value-type="float" office:value="10.547811">
                <text:p>10.5478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6.0228996">
                <text:p>6.02289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.5">
                <text:p>16.5</text:p>
              </table:table-cell>
              <table:table-cell office:value-type="float" office:value="22">
                <text:p>22</text:p>
              </table:table-cell>
              <table:table-cell office:value-type="float" office:value="13.604983">
                <text:p>13.6049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">
                <text:p>2</text:p>
              </table:table-cell>
              <table:table-cell office:value-type="float" office:value="9.5">
                <text:p>9.5</text:p>
              </table:table-cell>
              <table:table-cell office:value-type="float" office:value="3.5744524">
                <text:p>3.57445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5">
                <text:p>2.5</text:p>
              </table:table-cell>
              <table:table-cell office:value-type="float" office:value="8">
                <text:p>8</text:p>
              </table:table-cell>
              <table:table-cell office:value-type="float" office:value="4.1484876">
                <text:p>4.14848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5">
                <text:p>1.5</text:p>
              </table:table-cell>
              <table:table-cell office:value-type="float" office:value="4">
                <text:p>4</text:p>
              </table:table-cell>
              <table:table-cell office:value-type="float" office:value="3.0558696">
                <text:p>3.05586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3.645133">
                <text:p>13.6451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4.4280396">
                <text:p>4.42803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">
                <text:p>14</text:p>
              </table:table-cell>
              <table:table-cell office:value-type="float" office:value="9.5">
                <text:p>9.5</text:p>
              </table:table-cell>
              <table:table-cell office:value-type="float" office:value="10.929966">
                <text:p>10.9299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">
                <text:p>23</text:p>
              </table:table-cell>
              <table:table-cell office:value-type="float" office:value="5.5">
                <text:p>5.5</text:p>
              </table:table-cell>
              <table:table-cell office:value-type="float" office:value="17.18162">
                <text:p>17.181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6.506139">
                <text:p>6.5061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.5">
                <text:p>14.5</text:p>
              </table:table-cell>
              <table:table-cell office:value-type="float" office:value="14">
                <text:p>14</text:p>
              </table:table-cell>
              <table:table-cell office:value-type="float" office:value="12.654287">
                <text:p>12.6542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7.27544">
                <text:p>17.275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.5">
                <text:p>18.5</text:p>
              </table:table-cell>
              <table:table-cell office:value-type="float" office:value="22">
                <text:p>22</text:p>
              </table:table-cell>
              <table:table-cell office:value-type="float" office:value="16.269466">
                <text:p>16.2694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.612618">
                <text:p>9.6126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3.077804">
                <text:p>13.0778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.5">
                <text:p>20.5</text:p>
              </table:table-cell>
              <table:table-cell office:value-type="float" office:value="24.5">
                <text:p>24.5</text:p>
              </table:table-cell>
              <table:table-cell office:value-type="float" office:value="18.271366">
                <text:p>18.2713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3.6036038">
                <text:p>3.60360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.5">
                <text:p>20.5</text:p>
              </table:table-cell>
              <table:table-cell office:value-type="float" office:value="28.5">
                <text:p>28.5</text:p>
              </table:table-cell>
              <table:table-cell office:value-type="float" office:value="16.9477">
                <text:p>16.947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9.628478">
                <text:p>9.6284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2.636718">
                <text:p>12.6367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5.3644934">
                <text:p>5.36449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5">
                <text:p>14.5</text:p>
              </table:table-cell>
              <table:table-cell office:value-type="float" office:value="11.5">
                <text:p>11.5</text:p>
              </table:table-cell>
              <table:table-cell office:value-type="float" office:value="13.941049">
                <text:p>13.9410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5.374411">
                <text:p>5.3744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.8786864">
                <text:p>2.87868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.5">
                <text:p>19.5</text:p>
              </table:table-cell>
              <table:table-cell office:value-type="float" office:value="7">
                <text:p>7</text:p>
              </table:table-cell>
              <table:table-cell office:value-type="float" office:value="14.329674">
                <text:p>14.3296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.5">
                <text:p>13.5</text:p>
              </table:table-cell>
              <table:table-cell office:value-type="float" office:value="7.5">
                <text:p>7.5</text:p>
              </table:table-cell>
              <table:table-cell office:value-type="float" office:value="10.468801">
                <text:p>10.4688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.5">
                <text:p>15.5</text:p>
              </table:table-cell>
              <table:table-cell office:value-type="float" office:value="15.5">
                <text:p>15.5</text:p>
              </table:table-cell>
              <table:table-cell office:value-type="float" office:value="13.634358">
                <text:p>13.6343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9.558469">
                <text:p>9.5584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.5">
                <text:p>15.5</text:p>
              </table:table-cell>
              <table:table-cell office:value-type="float" office:value="22">
                <text:p>22</text:p>
              </table:table-cell>
              <table:table-cell office:value-type="float" office:value="13.789157">
                <text:p>13.7891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5.2326145">
                <text:p>5.23261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5">
                <text:p>5.5</text:p>
              </table:table-cell>
              <table:table-cell office:value-type="float" office:value="22.5">
                <text:p>22.5</text:p>
              </table:table-cell>
              <table:table-cell office:value-type="float" office:value="6.4682107">
                <text:p>6.46821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.5">
                <text:p>12.5</text:p>
              </table:table-cell>
              <table:table-cell office:value-type="float" office:value="5.5">
                <text:p>5.5</text:p>
              </table:table-cell>
              <table:table-cell office:value-type="float" office:value="11.948802">
                <text:p>11.9488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4.033199">
                <text:p>4.0331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">
                <text:p>20</text:p>
              </table:table-cell>
              <table:table-cell office:value-type="float" office:value="31.5">
                <text:p>31.5</text:p>
              </table:table-cell>
              <table:table-cell office:value-type="float" office:value="18.16665">
                <text:p>18.166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.5">
                <text:p>40.5</text:p>
              </table:table-cell>
              <table:table-cell office:value-type="float" office:value="35.5">
                <text:p>35.5</text:p>
              </table:table-cell>
              <table:table-cell office:value-type="float" office:value="38.907974">
                <text:p>38.9079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6.1617856">
                <text:p>6.16178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4.449267">
                <text:p>4.4492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17.92176">
                <text:p>17.921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.5">
                <text:p>11.5</text:p>
              </table:table-cell>
              <table:table-cell office:value-type="float" office:value="12.5">
                <text:p>12.5</text:p>
              </table:table-cell>
              <table:table-cell office:value-type="float" office:value="11.623951">
                <text:p>11.6239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8">
                <text:p>38</text:p>
              </table:table-cell>
              <table:table-cell office:value-type="float" office:value="25.5">
                <text:p>25.5</text:p>
              </table:table-cell>
              <table:table-cell office:value-type="float" office:value="29.570377">
                <text:p>29.5703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.5">
                <text:p>14.5</text:p>
              </table:table-cell>
              <table:table-cell office:value-type="float" office:value="17.5">
                <text:p>17.5</text:p>
              </table:table-cell>
              <table:table-cell office:value-type="float" office:value="13.574145">
                <text:p>13.5741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6.5">
                <text:p>36.5</text:p>
              </table:table-cell>
              <table:table-cell office:value-type="float" office:value="53">
                <text:p>53</text:p>
              </table:table-cell>
              <table:table-cell office:value-type="float" office:value="38.24118">
                <text:p>38.241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.5">
                <text:p>17.5</text:p>
              </table:table-cell>
              <table:table-cell office:value-type="float" office:value="21.5">
                <text:p>21.5</text:p>
              </table:table-cell>
              <table:table-cell office:value-type="float" office:value="15.381112">
                <text:p>15.3811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">
                <text:p>27</text:p>
              </table:table-cell>
              <table:table-cell office:value-type="float" office:value="31.5">
                <text:p>31.5</text:p>
              </table:table-cell>
              <table:table-cell office:value-type="float" office:value="21.731306">
                <text:p>21.7313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2.5">
                <text:p>42.5</text:p>
              </table:table-cell>
              <table:table-cell office:value-type="float" office:value="24">
                <text:p>24</text:p>
              </table:table-cell>
              <table:table-cell office:value-type="float" office:value="33.249443">
                <text:p>33.2494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.5">
                <text:p>15.5</text:p>
              </table:table-cell>
              <table:table-cell office:value-type="float" office:value="13.5">
                <text:p>13.5</text:p>
              </table:table-cell>
              <table:table-cell office:value-type="float" office:value="14.289693">
                <text:p>14.28969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.5">
                <text:p>25.5</text:p>
              </table:table-cell>
              <table:table-cell office:value-type="float" office:value="18.5">
                <text:p>18.5</text:p>
              </table:table-cell>
              <table:table-cell office:value-type="float" office:value="22.859642">
                <text:p>22.8596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3.5">
                <text:p>53.5</text:p>
              </table:table-cell>
              <table:table-cell office:value-type="float" office:value="44.5">
                <text:p>44.5</text:p>
              </table:table-cell>
              <table:table-cell office:value-type="float" office:value="48.325966">
                <text:p>48.3259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cm" svg:height="16.363cm" xlink:href=".." xlink:type="simple" chart:class="chart:line" chart:style-name="ch1">
        <chart:legend chart:legend-position="end" svg:x="29.366cm" svg:y="7.633cm" style:legend-expansion="high" chart:style-name="ch2"/>
        <chart:plot-area chart:style-name="ch3" table:cell-range-address="wetter1.D3:wetter1.E171" chart:data-source-has-labels="row" svg:x="0.672cm" svg:y="0.327cm" svg:width="28.022cm" svg:height="15.709cm">
          <chartooo:coordinate-region svg:x="1.399cm" svg:y="0.525cm" svg:width="27.295cm" svg:height="15.3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etter1.D4:wetter1.D171" chart:label-cell-address="wetter1.D3:wetter1.D3" chart:class="chart:line">
            <chart:data-point chart:repeated="168"/>
          </chart:series>
          <chart:series chart:style-name="ch7" chart:values-cell-range-address="wetter1.E4:wetter1.E171" chart:label-cell-address="wetter1.E3:wetter1.E3" chart:class="chart:line">
            <chart:data-point chart:repeated="16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25_12-pm25_06</text:p>
                <draw:g>
                  <svg:desc>wetter1.D3:wetter1.D3</svg:desc>
                </draw:g>
              </table:table-cell>
              <table:table-cell office:value-type="string">
                <text:p>learned-pm25_06</text:p>
                <draw:g>
                  <svg:desc>wetter1.E3:wetter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wetter1.D4:wetter1.D171</svg:desc>
                </draw:g>
              </table:table-cell>
              <table:table-cell office:value-type="float" office:value="1.71644043922424">
                <text:p>1.71644043922424</text:p>
                <draw:g>
                  <svg:desc>wetter1.E4:wetter1.E1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4.41937255859375">
                <text:p>4.41937255859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2.75932598114014">
                <text:p>2.759325981140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.39433097839355">
                <text:p>1.39433097839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175206661224365">
                <text:p>0.1752066612243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">
                <text:p>-2</text:p>
              </table:table-cell>
              <table:table-cell office:value-type="float" office:value="2.01003170013428">
                <text:p>2.010031700134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.01867294311523">
                <text:p>2.018672943115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151159286499023">
                <text:p>0.1511592864990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.2562427520752">
                <text:p>2.25624275207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5">
                <text:p>-0.5</text:p>
              </table:table-cell>
              <table:table-cell office:value-type="float" office:value="1.20496034622192">
                <text:p>1.204960346221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2.10605692863464">
                <text:p>2.106056928634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5">
                <text:p>-3.5</text:p>
              </table:table-cell>
              <table:table-cell office:value-type="float" office:value="-0.895370960235596">
                <text:p>-0.8953709602355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">
                <text:p>0.5</text:p>
              </table:table-cell>
              <table:table-cell office:value-type="float" office:value="1.27742433547974">
                <text:p>1.277424335479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.43395066261292">
                <text:p>1.433950662612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5">
                <text:p>-1.5</text:p>
              </table:table-cell>
              <table:table-cell office:value-type="float" office:value="1.20380687713623">
                <text:p>1.203806877136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">
                <text:p>-6</text:p>
              </table:table-cell>
              <table:table-cell office:value-type="float" office:value="-0.702836513519287">
                <text:p>-0.7028365135192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973445653915405">
                <text:p>0.9734456539154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54741096496582">
                <text:p>0.547410964965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5">
                <text:p>-0.5</text:p>
              </table:table-cell>
              <table:table-cell office:value-type="float" office:value="0.753901958465576">
                <text:p>0.7539019584655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5">
                <text:p>-1.5</text:p>
              </table:table-cell>
              <table:table-cell office:value-type="float" office:value="0.40764307975769">
                <text:p>0.407643079757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.79884743690491">
                <text:p>1.798847436904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.21467399597168">
                <text:p>1.214673995971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5">
                <text:p>-0.5</text:p>
              </table:table-cell>
              <table:table-cell office:value-type="float" office:value="2.07986283302307">
                <text:p>2.079862833023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">
                <text:p>2.5</text:p>
              </table:table-cell>
              <table:table-cell office:value-type="float" office:value="-0.524584770202637">
                <text:p>-0.5245847702026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5">
                <text:p>-2.5</text:p>
              </table:table-cell>
              <table:table-cell office:value-type="float" office:value="1.1718168258667">
                <text:p>1.1718168258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">
                <text:p>-1</text:p>
              </table:table-cell>
              <table:table-cell office:value-type="float" office:value="0.868237018585205">
                <text:p>0.8682370185852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-1.81395626068115">
                <text:p>-1.813956260681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1.47308015823364">
                <text:p>1.473080158233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5">
                <text:p>-1.5</text:p>
              </table:table-cell>
              <table:table-cell office:value-type="float" office:value="0.540133476257324">
                <text:p>0.5401334762573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.5">
                <text:p>-3.5</text:p>
              </table:table-cell>
              <table:table-cell office:value-type="float" office:value="0.16246509552002">
                <text:p>0.162465095520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5">
                <text:p>-2.5</text:p>
              </table:table-cell>
              <table:table-cell office:value-type="float" office:value="1.91484117507935">
                <text:p>1.914841175079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">
                <text:p>-3</text:p>
              </table:table-cell>
              <table:table-cell office:value-type="float" office:value="-0.451224327087402">
                <text:p>-0.4512243270874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">
                <text:p>0.5</text:p>
              </table:table-cell>
              <table:table-cell office:value-type="float" office:value="1.7841420173645">
                <text:p>1.78414201736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">
                <text:p>-2</text:p>
              </table:table-cell>
              <table:table-cell office:value-type="float" office:value="0.946084976196289">
                <text:p>0.9460849761962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">
                <text:p>-1</text:p>
              </table:table-cell>
              <table:table-cell office:value-type="float" office:value="0.598365783691406">
                <text:p>0.5983657836914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">
                <text:p>-1</text:p>
              </table:table-cell>
              <table:table-cell office:value-type="float" office:value="0.158895492553711">
                <text:p>0.1588954925537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.5">
                <text:p>-6.5</text:p>
              </table:table-cell>
              <table:table-cell office:value-type="float" office:value="-1.20502233505249">
                <text:p>-1.205022335052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">
                <text:p>0.5</text:p>
              </table:table-cell>
              <table:table-cell office:value-type="float" office:value="1.53467607498169">
                <text:p>1.53467607498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.5">
                <text:p>10.5</text:p>
              </table:table-cell>
              <table:table-cell office:value-type="float" office:value="1.7119927406311">
                <text:p>1.71199274063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5">
                <text:p>-0.5</text:p>
              </table:table-cell>
              <table:table-cell office:value-type="float" office:value="0.911876678466797">
                <text:p>0.9118766784667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4.44940376281738">
                <text:p>4.449403762817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">
                <text:p>-1</text:p>
              </table:table-cell>
              <table:table-cell office:value-type="float" office:value="1.40766668319702">
                <text:p>1.407666683197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">
                <text:p>-0.5</text:p>
              </table:table-cell>
              <table:table-cell office:value-type="float" office:value="0.395905494689941">
                <text:p>0.3959054946899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">
                <text:p>14</text:p>
              </table:table-cell>
              <table:table-cell office:value-type="float" office:value="0.645581245422363">
                <text:p>0.6455812454223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.18004846572876">
                <text:p>1.180048465728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0.997618675231934">
                <text:p>0.9976186752319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">
                <text:p>-1</text:p>
              </table:table-cell>
              <table:table-cell office:value-type="float" office:value="1.07576751708984">
                <text:p>1.075767517089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">
                <text:p>-0.5</text:p>
              </table:table-cell>
              <table:table-cell office:value-type="float" office:value="1.69428825378418">
                <text:p>1.694288253784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">
                <text:p>-2</text:p>
              </table:table-cell>
              <table:table-cell office:value-type="float" office:value="0.610044479370117">
                <text:p>0.6100444793701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4">
                <text:p>-14</text:p>
              </table:table-cell>
              <table:table-cell office:value-type="float" office:value="-5.10787391662598">
                <text:p>-5.107873916625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.47745418548584">
                <text:p>0.477454185485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">
                <text:p>-1</text:p>
              </table:table-cell>
              <table:table-cell office:value-type="float" office:value="1.79240894317627">
                <text:p>1.792408943176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">
                <text:p>-2</text:p>
              </table:table-cell>
              <table:table-cell office:value-type="float" office:value="0.62442684173584">
                <text:p>0.624426841735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5">
                <text:p>-0.5</text:p>
              </table:table-cell>
              <table:table-cell office:value-type="float" office:value="1.46336197853088">
                <text:p>1.463361978530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1.86085271835327">
                <text:p>1.860852718353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.5">
                <text:p>-2.5</text:p>
              </table:table-cell>
              <table:table-cell office:value-type="float" office:value="-0.119447708129883">
                <text:p>-0.1194477081298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5">
                <text:p>-0.5</text:p>
              </table:table-cell>
              <table:table-cell office:value-type="float" office:value="1.26595616340637">
                <text:p>1.265956163406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5">
                <text:p>3.5</text:p>
              </table:table-cell>
              <table:table-cell office:value-type="float" office:value="1.40068769454956">
                <text:p>1.400687694549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.5">
                <text:p>-2.5</text:p>
              </table:table-cell>
              <table:table-cell office:value-type="float" office:value="0.70251989364624">
                <text:p>0.702519893646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5">
                <text:p>-0.5</text:p>
              </table:table-cell>
              <table:table-cell office:value-type="float" office:value="1.93298673629761">
                <text:p>1.932986736297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">
                <text:p>-4</text:p>
              </table:table-cell>
              <table:table-cell office:value-type="float" office:value="-1.43958139419556">
                <text:p>-1.439581394195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5">
                <text:p>-0.5</text:p>
              </table:table-cell>
              <table:table-cell office:value-type="float" office:value="1.97082042694092">
                <text:p>1.970820426940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5">
                <text:p>6.5</text:p>
              </table:table-cell>
              <table:table-cell office:value-type="float" office:value="1.81428980827332">
                <text:p>1.814289808273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2.25181484222412">
                <text:p>2.251814842224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1.64989876747131">
                <text:p>1.649898767471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1.37456274032593">
                <text:p>1.374562740325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8.5">
                <text:p>-8.5</text:p>
              </table:table-cell>
              <table:table-cell office:value-type="float" office:value="-0.95159912109375">
                <text:p>-0.951599121093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">
                <text:p>0.5</text:p>
              </table:table-cell>
              <table:table-cell office:value-type="float" office:value="1.13940286636353">
                <text:p>1.139402866363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5">
                <text:p>6.5</text:p>
              </table:table-cell>
              <table:table-cell office:value-type="float" office:value="0.220592498779297">
                <text:p>0.2205924987792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1.6986927986145">
                <text:p>1.69869279861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5">
                <text:p>2.5</text:p>
              </table:table-cell>
              <table:table-cell office:value-type="float" office:value="4.67132186889648">
                <text:p>4.671321868896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1.50654363632202">
                <text:p>1.506543636322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">
                <text:p>1.5</text:p>
              </table:table-cell>
              <table:table-cell office:value-type="float" office:value="0.865946769714356">
                <text:p>0.8659467697143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.5">
                <text:p>-2.5</text:p>
              </table:table-cell>
              <table:table-cell office:value-type="float" office:value="0.677757263183594">
                <text:p>0.6777572631835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1.4905846118927">
                <text:p>1.49058461189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0.5">
                <text:p>-10.5</text:p>
              </table:table-cell>
              <table:table-cell office:value-type="float" office:value="-0.26173210144043">
                <text:p>-0.261732101440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">
                <text:p>19</text:p>
              </table:table-cell>
              <table:table-cell office:value-type="float" office:value="-3.73980903625488">
                <text:p>-3.739809036254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.5">
                <text:p>-1.5</text:p>
              </table:table-cell>
              <table:table-cell office:value-type="float" office:value="0.649308204650879">
                <text:p>0.6493082046508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5">
                <text:p>-0.5</text:p>
              </table:table-cell>
              <table:table-cell office:value-type="float" office:value="1.06323075294495">
                <text:p>1.063230752944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">
                <text:p>3</text:p>
              </table:table-cell>
              <table:table-cell office:value-type="float" office:value="1.57268762588501">
                <text:p>1.572687625885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">
                <text:p>0.5</text:p>
              </table:table-cell>
              <table:table-cell office:value-type="float" office:value="1.53932762145996">
                <text:p>1.539327621459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">
                <text:p>0.5</text:p>
              </table:table-cell>
              <table:table-cell office:value-type="float" office:value="0.766138553619385">
                <text:p>0.7661385536193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1.84216904640198">
                <text:p>1.842169046401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">
                <text:p>-1</text:p>
              </table:table-cell>
              <table:table-cell office:value-type="float" office:value="0.92363691329956">
                <text:p>0.923636913299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1.39459419250488">
                <text:p>1.394594192504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.5">
                <text:p>-2.5</text:p>
              </table:table-cell>
              <table:table-cell office:value-type="float" office:value="-0.542590618133545">
                <text:p>-0.5425906181335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1.88242721557617">
                <text:p>1.882427215576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1.46034145355225">
                <text:p>1.460341453552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3">
                <text:p>-13</text:p>
              </table:table-cell>
              <table:table-cell office:value-type="float" office:value="-1.73283004760742">
                <text:p>-1.732830047607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.5">
                <text:p>-2.5</text:p>
              </table:table-cell>
              <table:table-cell office:value-type="float" office:value="0.107829570770264">
                <text:p>0.1078295707702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5">
                <text:p>2.5</text:p>
              </table:table-cell>
              <table:table-cell office:value-type="float" office:value="1.17462086677551">
                <text:p>1.174620866775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.5">
                <text:p>-2.5</text:p>
              </table:table-cell>
              <table:table-cell office:value-type="float" office:value="-2.42945289611816">
                <text:p>-2.429452896118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.5">
                <text:p>-2.5</text:p>
              </table:table-cell>
              <table:table-cell office:value-type="float" office:value="0.39752197265625">
                <text:p>0.397521972656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5">
                <text:p>-0.5</text:p>
              </table:table-cell>
              <table:table-cell office:value-type="float" office:value="0.545932292938232">
                <text:p>0.5459322929382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">
                <text:p>-3</text:p>
              </table:table-cell>
              <table:table-cell office:value-type="float" office:value="-0.521138668060303">
                <text:p>-0.5211386680603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5">
                <text:p>-0.5</text:p>
              </table:table-cell>
              <table:table-cell office:value-type="float" office:value="1.22115421295166">
                <text:p>1.221154212951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8">
                <text:p>-8</text:p>
              </table:table-cell>
              <table:table-cell office:value-type="float" office:value="0.493501663208008">
                <text:p>0.4935016632080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">
                <text:p>2</text:p>
              </table:table-cell>
              <table:table-cell office:value-type="float" office:value="1.57264852523804">
                <text:p>1.572648525238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1">
                <text:p>-11</text:p>
              </table:table-cell>
              <table:table-cell office:value-type="float" office:value="-1.9730863571167">
                <text:p>-1.97308635711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5">
                <text:p>8.5</text:p>
              </table:table-cell>
              <table:table-cell office:value-type="float" office:value="1.05423355102539">
                <text:p>1.054233551025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0">
                <text:p>-10</text:p>
              </table:table-cell>
              <table:table-cell office:value-type="float" office:value="-0.778152465820313">
                <text:p>-0.7781524658203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3">
                <text:p>-3</text:p>
              </table:table-cell>
              <table:table-cell office:value-type="float" office:value="-1.84280204772949">
                <text:p>-1.842802047729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7.5">
                <text:p>-7.5</text:p>
              </table:table-cell>
              <table:table-cell office:value-type="float" office:value="-1.58458805084229">
                <text:p>-1.584588050842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5">
                <text:p>-5</text:p>
              </table:table-cell>
              <table:table-cell office:value-type="float" office:value="-2.27533721923828">
                <text:p>-2.275337219238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1.79778122901917">
                <text:p>1.797781229019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-0.521496295928955">
                <text:p>-0.5214962959289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.5">
                <text:p>-2.5</text:p>
              </table:table-cell>
              <table:table-cell office:value-type="float" office:value="-1.92592144012451">
                <text:p>-1.925921440124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.5">
                <text:p>-2.5</text:p>
              </table:table-cell>
              <table:table-cell office:value-type="float" office:value="0.551482200622559">
                <text:p>0.5514822006225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">
                <text:p>0.5</text:p>
              </table:table-cell>
              <table:table-cell office:value-type="float" office:value="2.03311371803284">
                <text:p>2.033113718032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.5">
                <text:p>29.5</text:p>
              </table:table-cell>
              <table:table-cell office:value-type="float" office:value="-0.435042381286621">
                <text:p>-0.4350423812866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4">
                <text:p>-4</text:p>
              </table:table-cell>
              <table:table-cell office:value-type="float" office:value="1.05612802505493">
                <text:p>1.056128025054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">
                <text:p>0.5</text:p>
              </table:table-cell>
              <table:table-cell office:value-type="float" office:value="1.51705980300903">
                <text:p>1.517059803009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2.44662427902222">
                <text:p>2.446624279022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5">
                <text:p>5.5</text:p>
              </table:table-cell>
              <table:table-cell office:value-type="float" office:value="-0.960541725158691">
                <text:p>-0.9605417251586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">
                <text:p>2</text:p>
              </table:table-cell>
              <table:table-cell office:value-type="float" office:value="0.960385322570801">
                <text:p>0.9603853225708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5">
                <text:p>1.5</text:p>
              </table:table-cell>
              <table:table-cell office:value-type="float" office:value="1.16409635543823">
                <text:p>1.164096355438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">
                <text:p>6</text:p>
              </table:table-cell>
              <table:table-cell office:value-type="float" office:value="1.83259773254395">
                <text:p>1.832597732543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4.5">
                <text:p>-4.5</text:p>
              </table:table-cell>
              <table:table-cell office:value-type="float" office:value="-0.91971492767334">
                <text:p>-0.919714927673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8">
                <text:p>-18</text:p>
              </table:table-cell>
              <table:table-cell office:value-type="float" office:value="-4.17044830322266">
                <text:p>-4.170448303222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.5">
                <text:p>9.5</text:p>
              </table:table-cell>
              <table:table-cell office:value-type="float" office:value="-0.952189445495606">
                <text:p>-0.9521894454956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2">
                <text:p>-2</text:p>
              </table:table-cell>
              <table:table-cell office:value-type="float" office:value="1.52289962768555">
                <text:p>1.522899627685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5">
                <text:p>5.5</text:p>
              </table:table-cell>
              <table:table-cell office:value-type="float" office:value="-2.89501667022705">
                <text:p>-2.895016670227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5">
                <text:p>7.5</text:p>
              </table:table-cell>
              <table:table-cell office:value-type="float" office:value="1.57445240020752">
                <text:p>1.574452400207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5">
                <text:p>5.5</text:p>
              </table:table-cell>
              <table:table-cell office:value-type="float" office:value="1.64848756790161">
                <text:p>1.648487567901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5">
                <text:p>2.5</text:p>
              </table:table-cell>
              <table:table-cell office:value-type="float" office:value="1.55586957931519">
                <text:p>1.555869579315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8">
                <text:p>-8</text:p>
              </table:table-cell>
              <table:table-cell office:value-type="float" office:value="-2.35486698150635">
                <text:p>-2.354866981506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2.5">
                <text:p>-2.5</text:p>
              </table:table-cell>
              <table:table-cell office:value-type="float" office:value="0.92803955078125">
                <text:p>0.928039550781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4.5">
                <text:p>-4.5</text:p>
              </table:table-cell>
              <table:table-cell office:value-type="float" office:value="-3.07003402709961">
                <text:p>-3.070034027099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7.5">
                <text:p>-17.5</text:p>
              </table:table-cell>
              <table:table-cell office:value-type="float" office:value="-5.81838035583496">
                <text:p>-5.818380355834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">
                <text:p>0.5</text:p>
              </table:table-cell>
              <table:table-cell office:value-type="float" office:value="1.00613880157471">
                <text:p>1.006138801574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5">
                <text:p>-0.5</text:p>
              </table:table-cell>
              <table:table-cell office:value-type="float" office:value="-1.84571266174316">
                <text:p>-1.845712661743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">
                <text:p>5</text:p>
              </table:table-cell>
              <table:table-cell office:value-type="float" office:value="1.27544021606445">
                <text:p>1.275440216064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5">
                <text:p>3.5</text:p>
              </table:table-cell>
              <table:table-cell office:value-type="float" office:value="-2.23053359985352">
                <text:p>-2.230533599853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2">
                <text:p>-2</text:p>
              </table:table-cell>
              <table:table-cell office:value-type="float" office:value="0.612618446350098">
                <text:p>0.6126184463500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9">
                <text:p>-9</text:p>
              </table:table-cell>
              <table:table-cell office:value-type="float" office:value="0.0778036117553711">
                <text:p>0.07780361175537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">
                <text:p>4</text:p>
              </table:table-cell>
              <table:table-cell office:value-type="float" office:value="-2.22863388061523">
                <text:p>-2.2286338806152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2.10360383987427">
                <text:p>2.103603839874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">
                <text:p>8</text:p>
              </table:table-cell>
              <table:table-cell office:value-type="float" office:value="-3.55229949951172">
                <text:p>-3.552299499511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5">
                <text:p>-5</text:p>
              </table:table-cell>
              <table:table-cell office:value-type="float" office:value="-1.37152194976807">
                <text:p>-1.371521949768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">
                <text:p>5</text:p>
              </table:table-cell>
              <table:table-cell office:value-type="float" office:value="-0.363282203674316">
                <text:p>-0.3632822036743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">
                <text:p>0.5</text:p>
              </table:table-cell>
              <table:table-cell office:value-type="float" office:value="1.36449337005615">
                <text:p>1.364493370056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">
                <text:p>-3</text:p>
              </table:table-cell>
              <table:table-cell office:value-type="float" office:value="-0.558951377868652">
                <text:p>-0.5589513778686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5">
                <text:p>4.5</text:p>
              </table:table-cell>
              <table:table-cell office:value-type="float" office:value="2.37441110610962">
                <text:p>2.374411106109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">
                <text:p>6</text:p>
              </table:table-cell>
              <table:table-cell office:value-type="float" office:value="2.87868642807007">
                <text:p>2.878686428070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2.5">
                <text:p>-12.5</text:p>
              </table:table-cell>
              <table:table-cell office:value-type="float" office:value="-5.17032623291016">
                <text:p>-5.170326232910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6">
                <text:p>-6</text:p>
              </table:table-cell>
              <table:table-cell office:value-type="float" office:value="-3.03119945526123">
                <text:p>-3.031199455261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-1.86564159393311">
                <text:p>-1.865641593933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1.05846881866455">
                <text:p>1.058468818664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5">
                <text:p>6.5</text:p>
              </table:table-cell>
              <table:table-cell office:value-type="float" office:value="-1.71084308624268">
                <text:p>-1.710843086242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">
                <text:p>9</text:p>
              </table:table-cell>
              <table:table-cell office:value-type="float" office:value="0.232614517211914">
                <text:p>0.2326145172119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">
                <text:p>17</text:p>
              </table:table-cell>
              <table:table-cell office:value-type="float" office:value="0.968210697174072">
                <text:p>0.9682106971740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7">
                <text:p>-7</text:p>
              </table:table-cell>
              <table:table-cell office:value-type="float" office:value="-0.55119800567627">
                <text:p>-0.551198005676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.5">
                <text:p>-2.5</text:p>
              </table:table-cell>
              <table:table-cell office:value-type="float" office:value="0.533198833465576">
                <text:p>0.5331988334655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.5">
                <text:p>11.5</text:p>
              </table:table-cell>
              <table:table-cell office:value-type="float" office:value="-1.83334922790527">
                <text:p>-1.833349227905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5">
                <text:p>-5</text:p>
              </table:table-cell>
              <table:table-cell office:value-type="float" office:value="-1.59202575683594">
                <text:p>-1.592025756835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">
                <text:p>2</text:p>
              </table:table-cell>
              <table:table-cell office:value-type="float" office:value="-0.33821439743042">
                <text:p>-0.338214397430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">
                <text:p>5</text:p>
              </table:table-cell>
              <table:table-cell office:value-type="float" office:value="0.949266910552978">
                <text:p>0.9492669105529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9">
                <text:p>-9</text:p>
              </table:table-cell>
              <table:table-cell office:value-type="float" office:value="-1.07823944091797">
                <text:p>-1.078239440917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0.123950958251953">
                <text:p>0.12395095825195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2.5">
                <text:p>-12.5</text:p>
              </table:table-cell>
              <table:table-cell office:value-type="float" office:value="-8.42962265014648">
                <text:p>-8.429622650146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">
                <text:p>3</text:p>
              </table:table-cell>
              <table:table-cell office:value-type="float" office:value="-0.925854682922363">
                <text:p>-0.9258546829223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5">
                <text:p>16.5</text:p>
              </table:table-cell>
              <table:table-cell office:value-type="float" office:value="1.74118041992188">
                <text:p>1.741180419921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">
                <text:p>4</text:p>
              </table:table-cell>
              <table:table-cell office:value-type="float" office:value="-2.11888790130615">
                <text:p>-2.118887901306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5">
                <text:p>4.5</text:p>
              </table:table-cell>
              <table:table-cell office:value-type="float" office:value="-5.2686939239502">
                <text:p>-5.26869392395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8.5">
                <text:p>-18.5</text:p>
              </table:table-cell>
              <table:table-cell office:value-type="float" office:value="-9.25055694580078">
                <text:p>-9.2505569458007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2">
                <text:p>-2</text:p>
              </table:table-cell>
              <table:table-cell office:value-type="float" office:value="-1.21030712127686">
                <text:p>-1.210307121276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7">
                <text:p>-7</text:p>
              </table:table-cell>
              <table:table-cell office:value-type="float" office:value="-2.64035797119141">
                <text:p>-2.640357971191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9">
                <text:p>-9</text:p>
              </table:table-cell>
              <table:table-cell office:value-type="float" office:value="-5.17403411865234">
                <text:p>-5.174034118652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